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Courier New', monospace, 'Droid Sans Fallback'"/>
    <style:font-face style:name="FreeSans1" svg:font-family="FreeSans" style:font-family-generic="swiss"/>
    <style:font-face style:name="DengXian" svg:font-family="DengXian"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1" svg:font-family="'Noto Sans CJK SC Regular'"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375in"/>
    </style:style>
    <style:style style:name="Table1.B" style:family="table-column">
      <style:table-column-properties style:column-width="5.322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44" style:family="table-row">
      <style:table-row-properties style:min-row-height="0.3486in"/>
    </style:style>
    <style:style style:name="Table1.143" style:family="table-row">
      <style:table-row-properties style:min-row-height="2.4333in"/>
    </style:style>
    <style:style style:name="Table1.144" style:family="table-row">
      <style:table-row-properties style:min-row-height="0.3125in"/>
    </style:style>
    <style:style style:name="Table2" style:family="table">
      <style:table-properties style:width="5.2465in" table:align="margins"/>
    </style:style>
    <style:style style:name="Table2.A" style:family="table-column">
      <style:table-column-properties style:column-width="1.0486in" style:rel-column-width="13098*"/>
    </style:style>
    <style:style style:name="Table2.B" style:family="table-column">
      <style:table-column-properties style:column-width="1.05in" style:rel-column-width="13115*"/>
    </style:style>
    <style:style style:name="Table2.C" style:family="table-column">
      <style:table-column-properties style:column-width="1.1493in" style:rel-column-width="14356*"/>
    </style:style>
    <style:style style:name="Table2.D" style:family="table-column">
      <style:table-column-properties style:column-width="0.9486in" style:rel-column-width="11849*"/>
    </style:style>
    <style:style style:name="Table2.E" style:family="table-column">
      <style:table-column-properties style:column-width="1.05in" style:rel-column-width="1311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5.2465in" table:align="margins"/>
    </style:style>
    <style:style style:name="Table3.A" style:family="table-column">
      <style:table-column-properties style:column-width="1.0493in" style:rel-column-width="13107*"/>
    </style:style>
    <style:style style:name="Table3.C" style:family="table-column">
      <style:table-column-properties style:column-width="1.1493in" style:rel-column-width="14356*"/>
    </style:style>
    <style:style style:name="Table3.D" style:family="table-column">
      <style:table-column-properties style:column-width="0.9493in" style:rel-column-width="11857*"/>
    </style:style>
    <style:style style:name="Table3.E" style:family="table-column">
      <style:table-column-properties style:column-width="1.0493in" style:rel-column-width="13108*"/>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5.2465in" table:align="margins"/>
    </style:style>
    <style:style style:name="Table4.A" style:family="table-column">
      <style:table-column-properties style:column-width="1.0493in" style:rel-column-width="13107*"/>
    </style:style>
    <style:style style:name="Table4.C" style:family="table-column">
      <style:table-column-properties style:column-width="1.2729in" style:rel-column-width="15900*"/>
    </style:style>
    <style:style style:name="Table4.D" style:family="table-column">
      <style:table-column-properties style:column-width="0.8257in" style:rel-column-width="10313*"/>
    </style:style>
    <style:style style:name="Table4.E" style:family="table-column">
      <style:table-column-properties style:column-width="1.0493in" style:rel-column-width="13108*"/>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0c82e" officeooo:paragraph-rsid="0010c82e"/>
    </style:style>
    <style:style style:name="P2" style:family="paragraph" style:parent-style-name="Table_20_Contents">
      <style:text-properties officeooo:rsid="0012b95d" officeooo:paragraph-rsid="0012b95d"/>
    </style:style>
    <style:style style:name="P3" style:family="paragraph" style:parent-style-name="Table_20_Contents">
      <style:text-properties officeooo:rsid="00133bc9" officeooo:paragraph-rsid="00133bc9"/>
    </style:style>
    <style:style style:name="P4" style:family="paragraph" style:parent-style-name="Table_20_Contents">
      <style:text-properties officeooo:rsid="00154b86" officeooo:paragraph-rsid="00154b86"/>
    </style:style>
    <style:style style:name="P5" style:family="paragraph" style:parent-style-name="Table_20_Contents">
      <style:text-properties officeooo:rsid="00158c8b" officeooo:paragraph-rsid="00158c8b"/>
    </style:style>
    <style:style style:name="P6" style:family="paragraph" style:parent-style-name="Table_20_Contents">
      <style:text-properties officeooo:rsid="00164c5a" officeooo:paragraph-rsid="00164c5a"/>
    </style:style>
    <style:style style:name="P7" style:family="paragraph" style:parent-style-name="Table_20_Contents">
      <style:text-properties officeooo:rsid="00176322" officeooo:paragraph-rsid="00176322"/>
    </style:style>
    <style:style style:name="P8" style:family="paragraph" style:parent-style-name="Table_20_Contents">
      <style:text-properties officeooo:rsid="001816cc" officeooo:paragraph-rsid="001816cc"/>
    </style:style>
    <style:style style:name="P9" style:family="paragraph" style:parent-style-name="Table_20_Contents">
      <style:text-properties officeooo:rsid="0018b1a4" officeooo:paragraph-rsid="0018b1a4"/>
    </style:style>
    <style:style style:name="P10" style:family="paragraph" style:parent-style-name="Table_20_Contents">
      <style:text-properties officeooo:rsid="001a3993" officeooo:paragraph-rsid="001a3993"/>
    </style:style>
    <style:style style:name="P11" style:family="paragraph" style:parent-style-name="Table_20_Contents">
      <style:text-properties officeooo:rsid="001f9170" officeooo:paragraph-rsid="001f9170"/>
    </style:style>
    <style:style style:name="P12" style:family="paragraph" style:parent-style-name="Table_20_Contents">
      <style:text-properties officeooo:rsid="001fe65d" officeooo:paragraph-rsid="001fe65d"/>
    </style:style>
    <style:style style:name="P13" style:family="paragraph" style:parent-style-name="Table_20_Contents">
      <style:text-properties officeooo:rsid="00222610" officeooo:paragraph-rsid="00222610"/>
    </style:style>
    <style:style style:name="P14" style:family="paragraph" style:parent-style-name="Table_20_Contents">
      <style:text-properties officeooo:rsid="00240c4e" officeooo:paragraph-rsid="00240c4e"/>
    </style:style>
    <style:style style:name="P15" style:family="paragraph" style:parent-style-name="Table_20_Contents">
      <style:text-properties officeooo:rsid="00250090" officeooo:paragraph-rsid="00250090"/>
    </style:style>
    <style:style style:name="P16" style:family="paragraph" style:parent-style-name="Table_20_Contents">
      <style:text-properties officeooo:rsid="00267253" officeooo:paragraph-rsid="00267253"/>
    </style:style>
    <style:style style:name="P17" style:family="paragraph" style:parent-style-name="Table_20_Contents">
      <style:text-properties officeooo:rsid="0027252e" officeooo:paragraph-rsid="0027252e"/>
    </style:style>
    <style:style style:name="P18" style:family="paragraph" style:parent-style-name="Table_20_Contents">
      <style:text-properties officeooo:rsid="00291253" officeooo:paragraph-rsid="00291253"/>
    </style:style>
    <style:style style:name="P19" style:family="paragraph" style:parent-style-name="Table_20_Contents">
      <style:text-properties officeooo:rsid="00291253" officeooo:paragraph-rsid="0029f3e3"/>
    </style:style>
    <style:style style:name="P20" style:family="paragraph" style:parent-style-name="Table_20_Contents">
      <style:text-properties officeooo:rsid="0029f3e3" officeooo:paragraph-rsid="0029f3e3"/>
    </style:style>
    <style:style style:name="P21" style:family="paragraph" style:parent-style-name="Table_20_Contents">
      <style:text-properties officeooo:rsid="002b05b4" officeooo:paragraph-rsid="002b05b4"/>
    </style:style>
    <style:style style:name="P22" style:family="paragraph" style:parent-style-name="Table_20_Contents">
      <style:text-properties officeooo:rsid="002bc312" officeooo:paragraph-rsid="002bc312"/>
    </style:style>
    <style:style style:name="P23" style:family="paragraph" style:parent-style-name="Table_20_Contents">
      <style:text-properties officeooo:rsid="002ef935" officeooo:paragraph-rsid="002ef935"/>
    </style:style>
    <style:style style:name="P24" style:family="paragraph" style:parent-style-name="Table_20_Contents">
      <style:text-properties officeooo:rsid="002fbcce" officeooo:paragraph-rsid="002fbcce"/>
    </style:style>
    <style:style style:name="P25" style:family="paragraph" style:parent-style-name="Table_20_Contents">
      <style:text-properties officeooo:rsid="0034cfda" officeooo:paragraph-rsid="0034cfda"/>
    </style:style>
    <style:style style:name="P26" style:family="paragraph" style:parent-style-name="Table_20_Contents">
      <style:text-properties officeooo:rsid="00391f80" officeooo:paragraph-rsid="00391f80"/>
    </style:style>
    <style:style style:name="P27" style:family="paragraph" style:parent-style-name="Table_20_Contents">
      <style:text-properties officeooo:rsid="003b0b2d" officeooo:paragraph-rsid="003b0b2d"/>
    </style:style>
    <style:style style:name="P28" style:family="paragraph" style:parent-style-name="Table_20_Contents">
      <style:text-properties officeooo:rsid="003b1e26" officeooo:paragraph-rsid="003b1e26"/>
    </style:style>
    <style:style style:name="P29" style:family="paragraph" style:parent-style-name="Table_20_Contents">
      <style:text-properties officeooo:rsid="003b6dfc" officeooo:paragraph-rsid="003b6dfc"/>
    </style:style>
    <style:style style:name="P30" style:family="paragraph" style:parent-style-name="Table_20_Contents">
      <style:text-properties officeooo:rsid="003ba4bd" officeooo:paragraph-rsid="003ba4bd"/>
    </style:style>
    <style:style style:name="P31" style:family="paragraph" style:parent-style-name="Table_20_Contents">
      <style:text-properties officeooo:rsid="0042f856" officeooo:paragraph-rsid="0042f856"/>
    </style:style>
    <style:style style:name="P32" style:family="paragraph" style:parent-style-name="Table_20_Contents">
      <style:text-properties officeooo:rsid="0043b391" officeooo:paragraph-rsid="0043b391"/>
    </style:style>
    <style:style style:name="P33" style:family="paragraph" style:parent-style-name="Table_20_Contents">
      <style:text-properties officeooo:rsid="0044a13f" officeooo:paragraph-rsid="0044a13f"/>
    </style:style>
    <style:style style:name="P34" style:family="paragraph" style:parent-style-name="Table_20_Contents">
      <style:text-properties officeooo:rsid="0046c4c1" officeooo:paragraph-rsid="0046c4c1"/>
    </style:style>
    <style:style style:name="P35" style:family="paragraph" style:parent-style-name="Table_20_Contents">
      <style:text-properties officeooo:rsid="00482e16" officeooo:paragraph-rsid="00482e16"/>
    </style:style>
    <style:style style:name="P36" style:family="paragraph" style:parent-style-name="Table_20_Contents">
      <style:text-properties officeooo:rsid="004ce729" officeooo:paragraph-rsid="004ce729"/>
    </style:style>
    <style:style style:name="P37" style:family="paragraph" style:parent-style-name="Table_20_Contents">
      <style:text-properties officeooo:rsid="004e7383" officeooo:paragraph-rsid="004e7383"/>
    </style:style>
    <style:style style:name="P38" style:family="paragraph" style:parent-style-name="Table_20_Contents">
      <style:text-properties officeooo:rsid="0052015a" officeooo:paragraph-rsid="0052015a"/>
    </style:style>
    <style:style style:name="P39" style:family="paragraph" style:parent-style-name="Table_20_Contents">
      <style:text-properties officeooo:rsid="0053ab5c" officeooo:paragraph-rsid="0053ab5c"/>
    </style:style>
    <style:style style:name="P40" style:family="paragraph" style:parent-style-name="Table_20_Contents">
      <style:text-properties officeooo:rsid="0054822c" officeooo:paragraph-rsid="0054822c"/>
    </style:style>
    <style:style style:name="P41" style:family="paragraph" style:parent-style-name="Table_20_Contents">
      <style:text-properties officeooo:rsid="00551d24" officeooo:paragraph-rsid="00551d24"/>
    </style:style>
    <style:style style:name="P42" style:family="paragraph" style:parent-style-name="Table_20_Contents">
      <style:text-properties officeooo:rsid="00568779" officeooo:paragraph-rsid="00568779"/>
    </style:style>
    <style:style style:name="P43" style:family="paragraph" style:parent-style-name="Table_20_Contents">
      <style:text-properties officeooo:rsid="0058220e" officeooo:paragraph-rsid="0058220e"/>
    </style:style>
    <style:style style:name="P44" style:family="paragraph" style:parent-style-name="Table_20_Contents">
      <style:text-properties officeooo:rsid="00587754" officeooo:paragraph-rsid="00587754"/>
    </style:style>
    <style:style style:name="P45" style:family="paragraph" style:parent-style-name="Table_20_Contents">
      <style:text-properties officeooo:rsid="005b53dd" officeooo:paragraph-rsid="005b53dd"/>
    </style:style>
    <style:style style:name="P46" style:family="paragraph" style:parent-style-name="Table_20_Contents">
      <style:text-properties officeooo:rsid="005de180" officeooo:paragraph-rsid="005de180"/>
    </style:style>
    <style:style style:name="P47" style:family="paragraph" style:parent-style-name="Table_20_Contents">
      <style:text-properties officeooo:rsid="005f043d" officeooo:paragraph-rsid="005f043d"/>
    </style:style>
    <style:style style:name="P48" style:family="paragraph" style:parent-style-name="Table_20_Contents">
      <style:text-properties officeooo:rsid="005f333d" officeooo:paragraph-rsid="005f333d"/>
    </style:style>
    <style:style style:name="P49" style:family="paragraph" style:parent-style-name="Table_20_Contents">
      <style:text-properties officeooo:rsid="006567de" officeooo:paragraph-rsid="006567de"/>
    </style:style>
    <style:style style:name="P50" style:family="paragraph" style:parent-style-name="Table_20_Contents">
      <style:text-properties officeooo:rsid="0066f707" officeooo:paragraph-rsid="0066f707"/>
    </style:style>
    <style:style style:name="P51" style:family="paragraph" style:parent-style-name="Table_20_Contents">
      <style:text-properties officeooo:rsid="00688825" officeooo:paragraph-rsid="00688825"/>
    </style:style>
    <style:style style:name="P52" style:family="paragraph" style:parent-style-name="Table_20_Contents">
      <style:text-properties officeooo:rsid="006a0fd5" officeooo:paragraph-rsid="006a0fd5"/>
    </style:style>
    <style:style style:name="P53" style:family="paragraph" style:parent-style-name="Table_20_Contents">
      <style:text-properties officeooo:rsid="0078ba94" officeooo:paragraph-rsid="0078ba94"/>
    </style:style>
    <style:style style:name="P54" style:family="paragraph" style:parent-style-name="Table_20_Contents">
      <style:text-properties officeooo:rsid="007a94f5" officeooo:paragraph-rsid="007a94f5"/>
    </style:style>
    <style:style style:name="P55" style:family="paragraph" style:parent-style-name="Table_20_Contents">
      <style:text-properties officeooo:rsid="007ab712" officeooo:paragraph-rsid="007ab712"/>
    </style:style>
    <style:style style:name="P56" style:family="paragraph" style:parent-style-name="Table_20_Contents">
      <style:text-properties officeooo:rsid="007b1533" officeooo:paragraph-rsid="007b1533"/>
    </style:style>
    <style:style style:name="P57" style:family="paragraph" style:parent-style-name="Table_20_Contents">
      <style:text-properties officeooo:rsid="00892638" officeooo:paragraph-rsid="00892638"/>
    </style:style>
    <style:style style:name="P58" style:family="paragraph" style:parent-style-name="Table_20_Contents">
      <style:text-properties officeooo:rsid="008b6348" officeooo:paragraph-rsid="008b6348"/>
    </style:style>
    <style:style style:name="P59" style:family="paragraph" style:parent-style-name="Table_20_Contents">
      <style:text-properties officeooo:rsid="008cd53c" officeooo:paragraph-rsid="008cd53c"/>
    </style:style>
    <style:style style:name="P60" style:family="paragraph" style:parent-style-name="Table_20_Contents">
      <style:text-properties officeooo:rsid="008cf882" officeooo:paragraph-rsid="008cf882"/>
    </style:style>
    <style:style style:name="P61" style:family="paragraph" style:parent-style-name="Table_20_Contents">
      <style:text-properties officeooo:rsid="008db3bf" officeooo:paragraph-rsid="008db3bf"/>
    </style:style>
    <style:style style:name="P62" style:family="paragraph" style:parent-style-name="Table_20_Contents">
      <style:text-properties officeooo:rsid="008e2b5d" officeooo:paragraph-rsid="008e2b5d"/>
    </style:style>
    <style:style style:name="P63" style:family="paragraph" style:parent-style-name="Table_20_Contents">
      <style:text-properties officeooo:rsid="008f97e1" officeooo:paragraph-rsid="008f97e1"/>
    </style:style>
    <style:style style:name="P64" style:family="paragraph" style:parent-style-name="Table_20_Contents">
      <style:text-properties officeooo:rsid="0090e4c7" officeooo:paragraph-rsid="0090e4c7"/>
    </style:style>
    <style:style style:name="P65" style:family="paragraph" style:parent-style-name="Table_20_Contents">
      <style:text-properties officeooo:rsid="0092325d" officeooo:paragraph-rsid="0092325d"/>
    </style:style>
    <style:style style:name="P66" style:family="paragraph" style:parent-style-name="Table_20_Contents">
      <style:text-properties officeooo:rsid="00931d41" officeooo:paragraph-rsid="00931d41"/>
    </style:style>
    <style:style style:name="P67" style:family="paragraph" style:parent-style-name="Table_20_Contents">
      <style:text-properties officeooo:rsid="00a202bd" officeooo:paragraph-rsid="00a202bd"/>
    </style:style>
    <style:style style:name="P68" style:family="paragraph" style:parent-style-name="Table_20_Contents">
      <style:text-properties officeooo:rsid="00a2ff98" officeooo:paragraph-rsid="00a2ff98"/>
    </style:style>
    <style:style style:name="P69" style:family="paragraph" style:parent-style-name="Table_20_Contents">
      <style:text-properties officeooo:rsid="00a4feff" officeooo:paragraph-rsid="00a4feff"/>
    </style:style>
    <style:style style:name="P70" style:family="paragraph" style:parent-style-name="Table_20_Contents">
      <style:text-properties officeooo:rsid="00a7ee7e" officeooo:paragraph-rsid="00a7ee7e"/>
    </style:style>
    <style:style style:name="P71" style:family="paragraph" style:parent-style-name="Table_20_Contents">
      <style:text-properties officeooo:rsid="00a964db" officeooo:paragraph-rsid="00a964db"/>
    </style:style>
    <style:style style:name="P72" style:family="paragraph" style:parent-style-name="Table_20_Contents">
      <style:text-properties officeooo:rsid="00a9da01" officeooo:paragraph-rsid="00a9da01"/>
    </style:style>
    <style:style style:name="P73" style:family="paragraph" style:parent-style-name="Table_20_Contents">
      <style:text-properties officeooo:rsid="00af9396" officeooo:paragraph-rsid="00af9396"/>
    </style:style>
    <style:style style:name="P74" style:family="paragraph" style:parent-style-name="Table_20_Contents">
      <style:text-properties officeooo:rsid="00b1a5ca" officeooo:paragraph-rsid="00b1a5ca"/>
    </style:style>
    <style:style style:name="P75" style:family="paragraph" style:parent-style-name="Table_20_Contents">
      <style:text-properties officeooo:rsid="00b1ecf0" officeooo:paragraph-rsid="00b1ecf0"/>
    </style:style>
    <style:style style:name="P76" style:family="paragraph" style:parent-style-name="Table_20_Contents">
      <style:text-properties officeooo:rsid="00b39db4" officeooo:paragraph-rsid="00b39db4"/>
    </style:style>
    <style:style style:name="P77" style:family="paragraph" style:parent-style-name="Table_20_Contents">
      <style:text-properties officeooo:rsid="00b87190" officeooo:paragraph-rsid="00b87190"/>
    </style:style>
    <style:style style:name="P78" style:family="paragraph" style:parent-style-name="Table_20_Contents">
      <style:text-properties officeooo:rsid="00bcd377" officeooo:paragraph-rsid="00bcd377"/>
    </style:style>
    <style:style style:name="P79" style:family="paragraph" style:parent-style-name="Table_20_Contents">
      <style:text-properties officeooo:rsid="00bf193f" officeooo:paragraph-rsid="00bf193f"/>
    </style:style>
    <style:style style:name="P80" style:family="paragraph" style:parent-style-name="Table_20_Contents">
      <style:text-properties officeooo:rsid="00bf811b" officeooo:paragraph-rsid="00bf811b"/>
    </style:style>
    <style:style style:name="P81" style:family="paragraph" style:parent-style-name="Table_20_Contents">
      <style:text-properties officeooo:rsid="00c20ad4" officeooo:paragraph-rsid="00c20ad4"/>
    </style:style>
    <style:style style:name="P82" style:family="paragraph" style:parent-style-name="Table_20_Contents">
      <style:text-properties officeooo:rsid="00c4e007" officeooo:paragraph-rsid="00c4e007"/>
    </style:style>
    <style:style style:name="P83" style:family="paragraph" style:parent-style-name="Table_20_Contents">
      <style:text-properties officeooo:rsid="00d00c3a" officeooo:paragraph-rsid="00d00c3a"/>
    </style:style>
    <style:style style:name="P84" style:family="paragraph" style:parent-style-name="Table_20_Contents">
      <style:text-properties officeooo:rsid="00d078ce" officeooo:paragraph-rsid="00d078ce"/>
    </style:style>
    <style:style style:name="P85" style:family="paragraph" style:parent-style-name="Table_20_Contents">
      <style:text-properties officeooo:rsid="00d20256" officeooo:paragraph-rsid="00d20256"/>
    </style:style>
    <style:style style:name="P86" style:family="paragraph" style:parent-style-name="Table_20_Contents">
      <style:text-properties officeooo:rsid="00d518fc" officeooo:paragraph-rsid="00d518fc"/>
    </style:style>
    <style:style style:name="P87" style:family="paragraph" style:parent-style-name="Table_20_Contents">
      <style:text-properties officeooo:rsid="00d70db9" officeooo:paragraph-rsid="00d70db9"/>
    </style:style>
    <style:style style:name="P88" style:family="paragraph" style:parent-style-name="Table_20_Contents">
      <style:text-properties officeooo:rsid="00d8abb7" officeooo:paragraph-rsid="00d8abb7"/>
    </style:style>
    <style:style style:name="P89" style:family="paragraph" style:parent-style-name="Table_20_Contents">
      <style:text-properties officeooo:rsid="00dbcadc" officeooo:paragraph-rsid="00dbcadc"/>
    </style:style>
    <style:style style:name="P90" style:family="paragraph" style:parent-style-name="Table_20_Contents">
      <style:text-properties officeooo:rsid="00dead16" officeooo:paragraph-rsid="00dead16"/>
    </style:style>
    <style:style style:name="P91" style:family="paragraph" style:parent-style-name="Table_20_Contents">
      <style:text-properties officeooo:rsid="00ec52a9" officeooo:paragraph-rsid="00ec52a9"/>
    </style:style>
    <style:style style:name="P92" style:family="paragraph" style:parent-style-name="Table_20_Contents">
      <style:text-properties officeooo:rsid="00ed1728" officeooo:paragraph-rsid="00ed1728"/>
    </style:style>
    <style:style style:name="P93" style:family="paragraph" style:parent-style-name="Table_20_Contents">
      <style:text-properties officeooo:rsid="00efad69" officeooo:paragraph-rsid="00efad69"/>
    </style:style>
    <style:style style:name="P94" style:family="paragraph" style:parent-style-name="Table_20_Contents">
      <style:text-properties officeooo:rsid="00f29b54" officeooo:paragraph-rsid="00f29b54"/>
    </style:style>
    <style:style style:name="P95" style:family="paragraph" style:parent-style-name="Table_20_Contents">
      <style:text-properties officeooo:rsid="00f44fdf" officeooo:paragraph-rsid="00f44fdf"/>
    </style:style>
    <style:style style:name="P96" style:family="paragraph" style:parent-style-name="Table_20_Contents">
      <style:text-properties officeooo:rsid="00f77b76" officeooo:paragraph-rsid="00f77b76"/>
    </style:style>
    <style:style style:name="P97" style:family="paragraph" style:parent-style-name="Table_20_Contents">
      <style:text-properties officeooo:rsid="00fb723f" officeooo:paragraph-rsid="00fb723f"/>
    </style:style>
    <style:style style:name="P98" style:family="paragraph" style:parent-style-name="Table_20_Contents">
      <style:text-properties officeooo:rsid="0103ad80" officeooo:paragraph-rsid="0103ad80"/>
    </style:style>
    <style:style style:name="P99" style:family="paragraph" style:parent-style-name="Table_20_Contents">
      <style:text-properties officeooo:rsid="0105adc2" officeooo:paragraph-rsid="0105adc2"/>
    </style:style>
    <style:style style:name="P100" style:family="paragraph" style:parent-style-name="Table_20_Contents">
      <style:text-properties officeooo:rsid="01091782" officeooo:paragraph-rsid="01091782"/>
    </style:style>
    <style:style style:name="P101" style:family="paragraph" style:parent-style-name="Table_20_Contents">
      <style:text-properties officeooo:rsid="010abade" officeooo:paragraph-rsid="010abade"/>
    </style:style>
    <style:style style:name="P102" style:family="paragraph" style:parent-style-name="Table_20_Contents">
      <style:text-properties officeooo:rsid="010c9475" officeooo:paragraph-rsid="010c9475"/>
    </style:style>
    <style:style style:name="P103" style:family="paragraph" style:parent-style-name="Table_20_Contents">
      <style:text-properties officeooo:rsid="0110476d" officeooo:paragraph-rsid="0110476d"/>
    </style:style>
    <style:style style:name="P104" style:family="paragraph" style:parent-style-name="Table_20_Contents">
      <style:text-properties officeooo:rsid="01160824" officeooo:paragraph-rsid="01160824"/>
    </style:style>
    <style:style style:name="P105" style:family="paragraph" style:parent-style-name="Table_20_Contents">
      <style:text-properties officeooo:rsid="01193167" officeooo:paragraph-rsid="01193167"/>
    </style:style>
    <style:style style:name="P106" style:family="paragraph" style:parent-style-name="Table_20_Contents">
      <style:text-properties officeooo:rsid="011a6e11" officeooo:paragraph-rsid="011a6e11"/>
    </style:style>
    <style:style style:name="P107" style:family="paragraph" style:parent-style-name="Table_20_Contents">
      <style:text-properties officeooo:rsid="011d1b9e" officeooo:paragraph-rsid="011d1b9e"/>
    </style:style>
    <style:style style:name="P108" style:family="paragraph" style:parent-style-name="Table_20_Contents">
      <style:text-properties officeooo:rsid="011ea555" officeooo:paragraph-rsid="011ea555"/>
    </style:style>
    <style:style style:name="P109" style:family="paragraph" style:parent-style-name="Table_20_Contents">
      <style:text-properties officeooo:rsid="0121672d" officeooo:paragraph-rsid="0121672d"/>
    </style:style>
    <style:style style:name="P110" style:family="paragraph" style:parent-style-name="Table_20_Contents">
      <style:text-properties officeooo:rsid="0121a8fe" officeooo:paragraph-rsid="0121a8fe"/>
    </style:style>
    <style:style style:name="P111" style:family="paragraph" style:parent-style-name="Table_20_Contents">
      <style:text-properties officeooo:rsid="0122db76" officeooo:paragraph-rsid="0122db76"/>
    </style:style>
    <style:style style:name="P112" style:family="paragraph" style:parent-style-name="Table_20_Contents">
      <style:text-properties officeooo:rsid="01242d1e" officeooo:paragraph-rsid="01242d1e"/>
    </style:style>
    <style:style style:name="P113" style:family="paragraph" style:parent-style-name="Table_20_Contents">
      <style:text-properties officeooo:rsid="0125cdeb" officeooo:paragraph-rsid="0125cdeb"/>
    </style:style>
    <style:style style:name="P114" style:family="paragraph" style:parent-style-name="Table_20_Contents">
      <style:text-properties officeooo:rsid="0125e7cf" officeooo:paragraph-rsid="0125e7cf"/>
    </style:style>
    <style:style style:name="P115" style:family="paragraph" style:parent-style-name="Table_20_Contents">
      <style:text-properties officeooo:rsid="012609f7" officeooo:paragraph-rsid="012609f7"/>
    </style:style>
    <style:style style:name="P116" style:family="paragraph" style:parent-style-name="Table_20_Contents">
      <style:text-properties officeooo:rsid="012a3711" officeooo:paragraph-rsid="012a3711"/>
    </style:style>
    <style:style style:name="P117" style:family="paragraph" style:parent-style-name="Table_20_Contents">
      <style:text-properties officeooo:rsid="012a7a92" officeooo:paragraph-rsid="012a7a92"/>
    </style:style>
    <style:style style:name="P118" style:family="paragraph" style:parent-style-name="Table_20_Contents">
      <style:text-properties officeooo:rsid="012e5d8f" officeooo:paragraph-rsid="012e5d8f"/>
    </style:style>
    <style:style style:name="P119" style:family="paragraph" style:parent-style-name="Table_20_Contents">
      <style:text-properties officeooo:rsid="012f2045" officeooo:paragraph-rsid="012f2045"/>
    </style:style>
    <style:style style:name="P120" style:family="paragraph" style:parent-style-name="Table_20_Contents">
      <style:text-properties officeooo:rsid="01311bc4" officeooo:paragraph-rsid="01311bc4"/>
    </style:style>
    <style:style style:name="P121" style:family="paragraph" style:parent-style-name="Table_20_Contents">
      <style:text-properties officeooo:rsid="0133adf3" officeooo:paragraph-rsid="0133adf3"/>
    </style:style>
    <style:style style:name="P122" style:family="paragraph" style:parent-style-name="Table_20_Contents">
      <style:text-properties officeooo:rsid="01352603" officeooo:paragraph-rsid="01352603"/>
    </style:style>
    <style:style style:name="P123" style:family="paragraph" style:parent-style-name="Table_20_Contents">
      <style:text-properties officeooo:rsid="0139af47" officeooo:paragraph-rsid="0139af47"/>
    </style:style>
    <style:style style:name="P124" style:family="paragraph" style:parent-style-name="Table_20_Contents">
      <style:text-properties officeooo:rsid="013cccdd" officeooo:paragraph-rsid="013cccdd"/>
    </style:style>
    <style:style style:name="P125" style:family="paragraph" style:parent-style-name="Table_20_Contents">
      <style:text-properties officeooo:rsid="0142cc3c" officeooo:paragraph-rsid="0142cc3c"/>
    </style:style>
    <style:style style:name="P126" style:family="paragraph" style:parent-style-name="Table_20_Contents">
      <style:text-properties officeooo:rsid="0142f63c" officeooo:paragraph-rsid="0142f63c"/>
    </style:style>
    <style:style style:name="P127" style:family="paragraph" style:parent-style-name="Table_20_Contents">
      <style:text-properties officeooo:rsid="0147eb28" officeooo:paragraph-rsid="0147eb28"/>
    </style:style>
    <style:style style:name="P128" style:family="paragraph" style:parent-style-name="Table_20_Contents">
      <style:text-properties officeooo:rsid="014affe9" officeooo:paragraph-rsid="014affe9"/>
    </style:style>
    <style:style style:name="P129" style:family="paragraph" style:parent-style-name="Table_20_Contents">
      <style:text-properties officeooo:rsid="014ccced" officeooo:paragraph-rsid="014ccced"/>
    </style:style>
    <style:style style:name="P130" style:family="paragraph" style:parent-style-name="Table_20_Contents">
      <style:text-properties officeooo:rsid="014f6438" officeooo:paragraph-rsid="014f6438"/>
    </style:style>
    <style:style style:name="P131" style:family="paragraph" style:parent-style-name="Table_20_Contents">
      <style:text-properties officeooo:rsid="0150d0b3" officeooo:paragraph-rsid="0150d0b3"/>
    </style:style>
    <style:style style:name="P132" style:family="paragraph" style:parent-style-name="Table_20_Contents">
      <style:text-properties officeooo:rsid="015624b7" officeooo:paragraph-rsid="015624b7"/>
    </style:style>
    <style:style style:name="P133" style:family="paragraph" style:parent-style-name="Table_20_Contents">
      <style:text-properties officeooo:rsid="015a3292" officeooo:paragraph-rsid="015a3292"/>
    </style:style>
    <style:style style:name="P134" style:family="paragraph" style:parent-style-name="Table_20_Contents">
      <style:text-properties officeooo:rsid="015e3107" officeooo:paragraph-rsid="015e3107"/>
    </style:style>
    <style:style style:name="P135" style:family="paragraph" style:parent-style-name="Table_20_Contents">
      <style:text-properties officeooo:rsid="015ee41d" officeooo:paragraph-rsid="015ee41d"/>
    </style:style>
    <style:style style:name="P136" style:family="paragraph" style:parent-style-name="Table_20_Contents">
      <style:text-properties officeooo:rsid="0160d591" officeooo:paragraph-rsid="0160d591"/>
    </style:style>
    <style:style style:name="P137" style:family="paragraph" style:parent-style-name="Table_20_Contents">
      <style:text-properties officeooo:rsid="016417cc" officeooo:paragraph-rsid="016417cc"/>
    </style:style>
    <style:style style:name="P138" style:family="paragraph" style:parent-style-name="Table_20_Contents">
      <style:text-properties officeooo:rsid="0166bdb6" officeooo:paragraph-rsid="0166bdb6"/>
    </style:style>
    <style:style style:name="P139" style:family="paragraph" style:parent-style-name="Table_20_Contents">
      <style:text-properties officeooo:rsid="016dfee3" officeooo:paragraph-rsid="016dfee3"/>
    </style:style>
    <style:style style:name="P140" style:family="paragraph" style:parent-style-name="Table_20_Contents">
      <style:text-properties officeooo:rsid="0174733c" officeooo:paragraph-rsid="0174733c"/>
    </style:style>
    <style:style style:name="P141" style:family="paragraph" style:parent-style-name="Table_20_Contents">
      <style:text-properties officeooo:rsid="017626ae" officeooo:paragraph-rsid="017626ae"/>
    </style:style>
    <style:style style:name="P142" style:family="paragraph" style:parent-style-name="Table_20_Contents">
      <style:text-properties officeooo:rsid="01782624" officeooo:paragraph-rsid="01782624"/>
    </style:style>
    <style:style style:name="P143" style:family="paragraph" style:parent-style-name="Table_20_Contents">
      <style:text-properties officeooo:rsid="017a29fc" officeooo:paragraph-rsid="017a29fc"/>
    </style:style>
    <style:style style:name="P144" style:family="paragraph" style:parent-style-name="Table_20_Contents">
      <style:text-properties officeooo:rsid="017b93d4" officeooo:paragraph-rsid="017b93d4"/>
    </style:style>
    <style:style style:name="P145" style:family="paragraph" style:parent-style-name="Table_20_Contents">
      <style:text-properties officeooo:rsid="017d42e0" officeooo:paragraph-rsid="017d42e0"/>
    </style:style>
    <style:style style:name="P146" style:family="paragraph" style:parent-style-name="Table_20_Contents">
      <style:text-properties officeooo:rsid="01846632" officeooo:paragraph-rsid="01846632"/>
    </style:style>
    <style:style style:name="P147" style:family="paragraph" style:parent-style-name="Table_20_Contents">
      <style:text-properties officeooo:rsid="01863abd" officeooo:paragraph-rsid="01863abd"/>
    </style:style>
    <style:style style:name="P148" style:family="paragraph" style:parent-style-name="Table_20_Contents">
      <style:text-properties officeooo:rsid="0186f499" officeooo:paragraph-rsid="0186f499"/>
    </style:style>
    <style:style style:name="P149" style:family="paragraph" style:parent-style-name="Table_20_Contents">
      <style:text-properties officeooo:rsid="018922c0" officeooo:paragraph-rsid="018922c0"/>
    </style:style>
    <style:style style:name="P150" style:family="paragraph" style:parent-style-name="Table_20_Contents">
      <style:text-properties officeooo:rsid="018a3b0f" officeooo:paragraph-rsid="018a3b0f"/>
    </style:style>
    <style:style style:name="P151" style:family="paragraph" style:parent-style-name="Table_20_Contents">
      <style:text-properties officeooo:rsid="018c3213" officeooo:paragraph-rsid="018c3213"/>
    </style:style>
    <style:style style:name="P152" style:family="paragraph" style:parent-style-name="Table_20_Contents">
      <style:text-properties officeooo:rsid="018e3b67" officeooo:paragraph-rsid="018e3b67"/>
    </style:style>
    <style:style style:name="P153" style:family="paragraph" style:parent-style-name="Table_20_Contents">
      <style:text-properties officeooo:rsid="018f20bd" officeooo:paragraph-rsid="018f20bd"/>
    </style:style>
    <style:style style:name="P154" style:family="paragraph" style:parent-style-name="Table_20_Contents">
      <style:text-properties officeooo:rsid="0191100f" officeooo:paragraph-rsid="0191100f"/>
    </style:style>
    <style:style style:name="P155" style:family="paragraph" style:parent-style-name="Standard">
      <style:text-properties officeooo:rsid="00243853" officeooo:paragraph-rsid="003ba4bd"/>
    </style:style>
    <style:style style:name="P156" style:family="paragraph" style:parent-style-name="Standard">
      <style:text-properties officeooo:rsid="0025dfbe" officeooo:paragraph-rsid="003ba4bd"/>
    </style:style>
    <style:style style:name="P157" style:family="paragraph" style:parent-style-name="Standard">
      <style:text-properties officeooo:rsid="00282eaf" officeooo:paragraph-rsid="003ce818"/>
    </style:style>
    <style:style style:name="P158" style:family="paragraph" style:parent-style-name="Standard">
      <style:text-properties officeooo:rsid="002664de" officeooo:paragraph-rsid="003ce818"/>
    </style:style>
    <style:style style:name="P159" style:family="paragraph" style:parent-style-name="Standard">
      <style:text-properties officeooo:rsid="00289963" officeooo:paragraph-rsid="00403e7f"/>
    </style:style>
    <style:style style:name="P160" style:family="paragraph" style:parent-style-name="Standard">
      <style:text-properties officeooo:rsid="002902f1" officeooo:paragraph-rsid="004229d3"/>
    </style:style>
    <style:style style:name="P161" style:family="paragraph" style:parent-style-name="Standard">
      <style:text-properties officeooo:rsid="004229d3" officeooo:paragraph-rsid="004229d3"/>
    </style:style>
    <style:style style:name="P162" style:family="paragraph" style:parent-style-name="Standard">
      <style:text-properties officeooo:rsid="0042f856" officeooo:paragraph-rsid="0042f856"/>
    </style:style>
    <style:style style:name="P163" style:family="paragraph" style:parent-style-name="Standard">
      <style:text-properties officeooo:rsid="0043b391" officeooo:paragraph-rsid="0043b391"/>
    </style:style>
    <style:style style:name="P164" style:family="paragraph" style:parent-style-name="Standard">
      <style:text-properties officeooo:rsid="0046c4c1" officeooo:paragraph-rsid="0046c4c1"/>
    </style:style>
    <style:style style:name="P165" style:family="paragraph" style:parent-style-name="Standard">
      <style:text-properties officeooo:rsid="00482e16" officeooo:paragraph-rsid="00482e16"/>
    </style:style>
    <style:style style:name="P166" style:family="paragraph" style:parent-style-name="Standard">
      <style:text-properties officeooo:rsid="004b2fc3" officeooo:paragraph-rsid="004b2fc3"/>
    </style:style>
    <style:style style:name="P167" style:family="paragraph" style:parent-style-name="Standard">
      <style:text-properties officeooo:rsid="00334931" officeooo:paragraph-rsid="004b2fc3"/>
    </style:style>
    <style:style style:name="P168" style:family="paragraph" style:parent-style-name="Standard">
      <style:text-properties officeooo:rsid="0031b0e9" officeooo:paragraph-rsid="004b2fc3"/>
    </style:style>
    <style:style style:name="P169" style:family="paragraph" style:parent-style-name="Standard">
      <style:text-properties officeooo:rsid="002afbef" officeooo:paragraph-rsid="004b2fc3"/>
    </style:style>
    <style:style style:name="P170" style:family="paragraph" style:parent-style-name="Standard">
      <style:text-properties officeooo:rsid="0030c494" officeooo:paragraph-rsid="004b2fc3"/>
    </style:style>
    <style:style style:name="P171" style:family="paragraph" style:parent-style-name="Standard">
      <style:text-properties officeooo:rsid="002c0bef" officeooo:paragraph-rsid="004b2fc3"/>
    </style:style>
    <style:style style:name="P172" style:family="paragraph" style:parent-style-name="Standard">
      <style:text-properties officeooo:rsid="002dfd1b" officeooo:paragraph-rsid="004b2fc3"/>
    </style:style>
    <style:style style:name="P173" style:family="paragraph" style:parent-style-name="Standard">
      <style:text-properties officeooo:rsid="002e494d" officeooo:paragraph-rsid="004b2fc3"/>
    </style:style>
    <style:style style:name="P174" style:family="paragraph" style:parent-style-name="Standard">
      <style:text-properties officeooo:rsid="004ce729" officeooo:paragraph-rsid="004ce729"/>
    </style:style>
    <style:style style:name="P175" style:family="paragraph" style:parent-style-name="Standard">
      <style:text-properties officeooo:rsid="004f87a5" officeooo:paragraph-rsid="004f87a5"/>
    </style:style>
    <style:style style:name="P176" style:family="paragraph" style:parent-style-name="Standard">
      <style:text-properties officeooo:rsid="0050dc75" officeooo:paragraph-rsid="0050dc75"/>
    </style:style>
    <style:style style:name="P177" style:family="paragraph" style:parent-style-name="Standard">
      <style:text-properties officeooo:rsid="0052015a" officeooo:paragraph-rsid="0052015a"/>
    </style:style>
    <style:style style:name="P178" style:family="paragraph" style:parent-style-name="Standard">
      <style:text-properties officeooo:rsid="00549299" officeooo:paragraph-rsid="00549299"/>
    </style:style>
    <style:style style:name="P179" style:family="paragraph" style:parent-style-name="Standard">
      <style:text-properties officeooo:rsid="00551d24" officeooo:paragraph-rsid="00551d24"/>
    </style:style>
    <style:style style:name="P180" style:family="paragraph" style:parent-style-name="Standard">
      <style:text-properties officeooo:rsid="00568779" officeooo:paragraph-rsid="00568779"/>
    </style:style>
    <style:style style:name="P181" style:family="paragraph" style:parent-style-name="Standard">
      <style:text-properties officeooo:rsid="00573a97" officeooo:paragraph-rsid="00573a97"/>
    </style:style>
    <style:style style:name="P182" style:family="paragraph" style:parent-style-name="Standard">
      <style:text-properties officeooo:rsid="005b53dd" officeooo:paragraph-rsid="005b53dd"/>
    </style:style>
    <style:style style:name="P183" style:family="paragraph" style:parent-style-name="Standard">
      <style:text-properties officeooo:rsid="005de180" officeooo:paragraph-rsid="005de180"/>
    </style:style>
    <style:style style:name="P184" style:family="paragraph" style:parent-style-name="Standard">
      <style:text-properties officeooo:rsid="005e0f3d" officeooo:paragraph-rsid="005e0f3d"/>
    </style:style>
    <style:style style:name="P185" style:family="paragraph" style:parent-style-name="Standard">
      <style:text-properties officeooo:rsid="005f333d" officeooo:paragraph-rsid="005f333d"/>
    </style:style>
    <style:style style:name="P186" style:family="paragraph" style:parent-style-name="Standard">
      <style:text-properties officeooo:rsid="005f333d" officeooo:paragraph-rsid="00611be9"/>
    </style:style>
    <style:style style:name="P187" style:family="paragraph" style:parent-style-name="Standard">
      <style:text-properties officeooo:paragraph-rsid="00617028"/>
    </style:style>
    <style:style style:name="P188" style:family="paragraph" style:parent-style-name="Standard">
      <style:text-properties officeooo:rsid="006567de" officeooo:paragraph-rsid="006567de"/>
    </style:style>
    <style:style style:name="P189" style:family="paragraph" style:parent-style-name="Standard">
      <style:text-properties officeooo:rsid="0066f707" officeooo:paragraph-rsid="0066f707"/>
    </style:style>
    <style:style style:name="P190" style:family="paragraph" style:parent-style-name="Standard">
      <style:text-properties officeooo:rsid="00688825" officeooo:paragraph-rsid="00688825"/>
    </style:style>
    <style:style style:name="P191" style:family="paragraph" style:parent-style-name="Standard">
      <style:text-properties officeooo:rsid="006a0fd5" officeooo:paragraph-rsid="006b3da5"/>
    </style:style>
    <style:style style:name="P192" style:family="paragraph" style:parent-style-name="Standard">
      <style:text-properties officeooo:rsid="006e273d" officeooo:paragraph-rsid="006e273d"/>
    </style:style>
    <style:style style:name="P193" style:family="paragraph" style:parent-style-name="Standard">
      <style:text-properties officeooo:rsid="006fed66" officeooo:paragraph-rsid="006e273d"/>
    </style:style>
    <style:style style:name="P194" style:family="paragraph" style:parent-style-name="Standard">
      <style:text-properties officeooo:rsid="006fed66" officeooo:paragraph-rsid="0070517d"/>
    </style:style>
    <style:style style:name="P195" style:family="paragraph" style:parent-style-name="Standard">
      <style:text-properties officeooo:rsid="006fed66" officeooo:paragraph-rsid="0073fa0a"/>
    </style:style>
    <style:style style:name="P196" style:family="paragraph" style:parent-style-name="Standard">
      <style:text-properties officeooo:rsid="0078ba94" officeooo:paragraph-rsid="0078ba94"/>
    </style:style>
    <style:style style:name="P197" style:family="paragraph" style:parent-style-name="Standard">
      <style:text-properties officeooo:rsid="0078ba94" officeooo:paragraph-rsid="007a94f5"/>
    </style:style>
    <style:style style:name="P198" style:family="paragraph" style:parent-style-name="Standard">
      <style:text-properties officeooo:rsid="007a2880" officeooo:paragraph-rsid="007a2880"/>
    </style:style>
    <style:style style:name="P199" style:family="paragraph" style:parent-style-name="Standard">
      <style:text-properties officeooo:rsid="007b2925" officeooo:paragraph-rsid="007b2925"/>
    </style:style>
    <style:style style:name="P200" style:family="paragraph" style:parent-style-name="Standard">
      <style:text-properties officeooo:rsid="007b2925" officeooo:paragraph-rsid="007b7fe4"/>
    </style:style>
    <style:style style:name="P201" style:family="paragraph" style:parent-style-name="Standard">
      <style:text-properties officeooo:rsid="007d5cb2" officeooo:paragraph-rsid="007d5cb2"/>
    </style:style>
    <style:style style:name="P202" style:family="paragraph" style:parent-style-name="Standard">
      <style:text-properties officeooo:rsid="007f0f55" officeooo:paragraph-rsid="007f0f55"/>
    </style:style>
    <style:style style:name="P203" style:family="paragraph" style:parent-style-name="Standard">
      <style:text-properties officeooo:rsid="00845326" officeooo:paragraph-rsid="00845326"/>
    </style:style>
    <style:style style:name="P204" style:family="paragraph" style:parent-style-name="Standard">
      <style:text-properties officeooo:rsid="007eb407" officeooo:paragraph-rsid="007eb407"/>
    </style:style>
    <style:style style:name="P205" style:family="paragraph" style:parent-style-name="Standard">
      <style:text-properties officeooo:rsid="00892638" officeooo:paragraph-rsid="00892638"/>
    </style:style>
    <style:style style:name="P206" style:family="paragraph" style:parent-style-name="Standard">
      <style:text-properties officeooo:paragraph-rsid="00892638"/>
    </style:style>
    <style:style style:name="P207" style:family="paragraph" style:parent-style-name="Standard">
      <style:text-properties officeooo:rsid="008b6348" officeooo:paragraph-rsid="008b6348"/>
    </style:style>
    <style:style style:name="P208" style:family="paragraph" style:parent-style-name="Standard">
      <style:text-properties officeooo:rsid="008c1bca" officeooo:paragraph-rsid="008c1bca"/>
    </style:style>
    <style:style style:name="P209" style:family="paragraph" style:parent-style-name="Standard">
      <style:text-properties officeooo:rsid="008cd53c" officeooo:paragraph-rsid="008cd53c"/>
    </style:style>
    <style:style style:name="P210" style:family="paragraph" style:parent-style-name="Standard">
      <style:text-properties officeooo:rsid="008cf882" officeooo:paragraph-rsid="008cf882"/>
    </style:style>
    <style:style style:name="P211" style:family="paragraph" style:parent-style-name="Standard">
      <style:text-properties officeooo:rsid="008db3bf" officeooo:paragraph-rsid="008db3bf"/>
    </style:style>
    <style:style style:name="P212" style:family="paragraph" style:parent-style-name="Standard">
      <style:text-properties officeooo:rsid="008e2b5d" officeooo:paragraph-rsid="008e2b5d"/>
    </style:style>
    <style:style style:name="P213" style:family="paragraph" style:parent-style-name="Standard">
      <style:text-properties officeooo:rsid="008f97e1" officeooo:paragraph-rsid="008f97e1"/>
    </style:style>
    <style:style style:name="P214" style:family="paragraph" style:parent-style-name="Standard">
      <style:text-properties officeooo:rsid="0090e4c7" officeooo:paragraph-rsid="0090e4c7"/>
    </style:style>
    <style:style style:name="P215" style:family="paragraph" style:parent-style-name="Standard">
      <style:text-properties officeooo:rsid="0092325d" officeooo:paragraph-rsid="0092325d"/>
    </style:style>
    <style:style style:name="P216" style:family="paragraph" style:parent-style-name="Standard">
      <style:text-properties officeooo:rsid="0092325d" officeooo:paragraph-rsid="00960e0c"/>
    </style:style>
    <style:style style:name="P217" style:family="paragraph" style:parent-style-name="Standard">
      <style:text-properties officeooo:rsid="0092325d" officeooo:paragraph-rsid="0097d722"/>
    </style:style>
    <style:style style:name="P218" style:family="paragraph" style:parent-style-name="Standard">
      <style:text-properties officeooo:rsid="0097d722" officeooo:paragraph-rsid="0097d722"/>
    </style:style>
    <style:style style:name="P219" style:family="paragraph" style:parent-style-name="Standard">
      <style:text-properties fo:font-weight="normal" officeooo:rsid="0092325d" officeooo:paragraph-rsid="0092325d" style:font-weight-asian="normal" style:font-weight-complex="normal"/>
    </style:style>
    <style:style style:name="P220" style:family="paragraph" style:parent-style-name="Standard">
      <style:text-properties officeooo:rsid="009b7ea3" officeooo:paragraph-rsid="009b7ea3"/>
    </style:style>
    <style:style style:name="P221" style:family="paragraph" style:parent-style-name="Standard">
      <style:text-properties officeooo:rsid="009dcd3d" officeooo:paragraph-rsid="009dcd3d"/>
    </style:style>
    <style:style style:name="P222" style:family="paragraph" style:parent-style-name="Standard">
      <style:text-properties officeooo:rsid="00a0d030" officeooo:paragraph-rsid="00a0d030"/>
    </style:style>
    <style:style style:name="P223" style:family="paragraph" style:parent-style-name="Standard">
      <style:text-properties officeooo:rsid="00a202bd" officeooo:paragraph-rsid="00a202bd"/>
    </style:style>
    <style:style style:name="P224" style:family="paragraph" style:parent-style-name="Standard">
      <style:text-properties fo:font-size="10.5pt" officeooo:paragraph-rsid="00a202bd" style:font-size-asian="10.5pt" style:font-size-complex="10.5pt"/>
    </style:style>
    <style:style style:name="P225" style:family="paragraph" style:parent-style-name="Standard">
      <style:text-properties fo:font-size="10.5pt" officeooo:rsid="00a4feff" officeooo:paragraph-rsid="00a4feff" style:font-size-asian="10.5pt" style:font-size-complex="10.5pt"/>
    </style:style>
    <style:style style:name="P226" style:family="paragraph" style:parent-style-name="Standard">
      <style:text-properties fo:font-size="10.5pt" officeooo:rsid="00a7ee7e" officeooo:paragraph-rsid="00a7ee7e" style:font-size-asian="10.5pt" style:font-size-complex="10.5pt"/>
    </style:style>
    <style:style style:name="P227" style:family="paragraph" style:parent-style-name="Standard">
      <style:text-properties fo:font-size="10.5pt" officeooo:rsid="00a964db" officeooo:paragraph-rsid="00a964db" style:font-size-asian="10.5pt" style:font-size-complex="10.5pt"/>
    </style:style>
    <style:style style:name="P228" style:family="paragraph" style:parent-style-name="Standard">
      <style:text-properties fo:font-size="10.5pt" officeooo:rsid="00a9da01" officeooo:paragraph-rsid="00a9da01" style:font-size-asian="10.5pt" style:font-size-complex="10.5pt"/>
    </style:style>
    <style:style style:name="P229" style:family="paragraph" style:parent-style-name="Standard">
      <style:text-properties fo:font-size="10.5pt" officeooo:rsid="00a9da01" officeooo:paragraph-rsid="00ac803a" style:font-size-asian="10.5pt" style:font-size-complex="10.5pt"/>
    </style:style>
    <style:style style:name="P230" style:family="paragraph" style:parent-style-name="Standard">
      <style:text-properties fo:font-size="10.5pt" officeooo:rsid="00ac803a" officeooo:paragraph-rsid="00ac803a" style:font-size-asian="10.5pt" style:font-size-complex="10.5pt"/>
    </style:style>
    <style:style style:name="P231" style:family="paragraph" style:parent-style-name="Standard">
      <style:text-properties fo:font-size="10.5pt" officeooo:rsid="00ad3a42" officeooo:paragraph-rsid="00ad3a42" style:font-size-asian="10.5pt" style:font-size-complex="10.5pt"/>
    </style:style>
    <style:style style:name="P232" style:family="paragraph" style:parent-style-name="Standard">
      <style:text-properties fo:font-size="10.5pt" officeooo:rsid="00b0b268" officeooo:paragraph-rsid="00b0b268" style:font-size-asian="10.5pt" style:font-size-complex="10.5pt"/>
    </style:style>
    <style:style style:name="P233" style:family="paragraph" style:parent-style-name="Standard">
      <style:text-properties fo:font-size="10.5pt" officeooo:rsid="00b1a5ca" officeooo:paragraph-rsid="00b1a5ca" style:font-size-asian="10.5pt" style:font-size-complex="10.5pt"/>
    </style:style>
    <style:style style:name="P234" style:family="paragraph" style:parent-style-name="Standard">
      <style:text-properties fo:font-size="10.5pt" officeooo:rsid="00b323ba" officeooo:paragraph-rsid="00b323ba" style:font-size-asian="10.5pt" style:font-size-complex="10.5pt"/>
    </style:style>
    <style:style style:name="P235" style:family="paragraph" style:parent-style-name="Standard">
      <style:text-properties fo:font-size="10.5pt" officeooo:rsid="00b39db4" officeooo:paragraph-rsid="00b39db4" style:font-size-asian="10.5pt" style:font-size-complex="10.5pt"/>
    </style:style>
    <style:style style:name="P236" style:family="paragraph" style:parent-style-name="Standard">
      <style:text-properties fo:font-size="10.5pt" officeooo:rsid="00b54a15" officeooo:paragraph-rsid="00b54a15" style:font-size-asian="10.5pt" style:font-size-complex="10.5pt"/>
    </style:style>
    <style:style style:name="P237" style:family="paragraph" style:parent-style-name="Standard">
      <style:text-properties fo:font-size="10.5pt" officeooo:rsid="00b87190" officeooo:paragraph-rsid="00b87190" style:font-size-asian="10.5pt" style:font-size-complex="10.5pt"/>
    </style:style>
    <style:style style:name="P238" style:family="paragraph" style:parent-style-name="Standard">
      <style:text-properties fo:font-size="10.5pt" officeooo:rsid="00ba5715" officeooo:paragraph-rsid="00ba5715" style:font-size-asian="10.5pt" style:font-size-complex="10.5pt"/>
    </style:style>
    <style:style style:name="P239" style:family="paragraph" style:parent-style-name="Standard">
      <style:text-properties fo:font-size="10.5pt" officeooo:rsid="00bcd377" officeooo:paragraph-rsid="00bcd377" style:font-size-asian="10.5pt" style:font-size-complex="10.5pt"/>
    </style:style>
    <style:style style:name="P240" style:family="paragraph" style:parent-style-name="Standard">
      <style:text-properties fo:font-size="10.5pt" officeooo:rsid="00bf193f" officeooo:paragraph-rsid="00bf193f" style:font-size-asian="10.5pt" style:font-size-complex="10.5pt"/>
    </style:style>
    <style:style style:name="P241" style:family="paragraph" style:parent-style-name="Standard">
      <style:text-properties fo:font-size="10.5pt" officeooo:rsid="00bf811b" officeooo:paragraph-rsid="00bf193f" style:font-size-asian="10.5pt" style:font-size-complex="10.5pt"/>
    </style:style>
    <style:style style:name="P242" style:family="paragraph" style:parent-style-name="Standard">
      <style:text-properties fo:font-size="10.5pt" officeooo:rsid="00c0f554" officeooo:paragraph-rsid="00c0f554" style:font-size-asian="10.5pt" style:font-size-complex="10.5pt"/>
    </style:style>
    <style:style style:name="P243" style:family="paragraph" style:parent-style-name="Standard">
      <style:text-properties fo:font-size="10.5pt" officeooo:rsid="00c20ad4" officeooo:paragraph-rsid="00c20ad4" style:font-size-asian="10.5pt" style:font-size-complex="10.5pt"/>
    </style:style>
    <style:style style:name="P244" style:family="paragraph" style:parent-style-name="Standard">
      <style:text-properties fo:font-size="10.5pt" officeooo:rsid="00c4e007" officeooo:paragraph-rsid="00c4e007" style:font-size-asian="10.5pt" style:font-size-complex="10.5pt"/>
    </style:style>
    <style:style style:name="P245" style:family="paragraph" style:parent-style-name="Standard">
      <style:text-properties fo:font-size="10.5pt" officeooo:rsid="00c687af" officeooo:paragraph-rsid="00c687af" style:font-size-asian="10.5pt" style:font-size-complex="10.5pt"/>
    </style:style>
    <style:style style:name="P246" style:family="paragraph" style:parent-style-name="Standard">
      <style:text-properties fo:font-size="10.5pt" officeooo:rsid="00c80d2b" officeooo:paragraph-rsid="00c80d2b" style:font-size-asian="10.5pt" style:font-size-complex="10.5pt"/>
    </style:style>
    <style:style style:name="P247" style:family="paragraph" style:parent-style-name="Standard">
      <style:text-properties fo:font-size="10.5pt" officeooo:rsid="00c8b25f" officeooo:paragraph-rsid="00c8b25f" style:font-size-asian="10.5pt" style:font-size-complex="10.5pt"/>
    </style:style>
    <style:style style:name="P248" style:family="paragraph" style:parent-style-name="Standard">
      <style:text-properties fo:font-size="10.5pt" officeooo:rsid="00ca6a94" officeooo:paragraph-rsid="00ca6a94" style:font-size-asian="10.5pt" style:font-size-complex="10.5pt"/>
    </style:style>
    <style:style style:name="P249" style:family="paragraph" style:parent-style-name="Standard">
      <style:text-properties fo:font-size="10.5pt" officeooo:rsid="00ca6d97" officeooo:paragraph-rsid="00ca6d97" style:font-size-asian="10.5pt" style:font-size-complex="10.5pt"/>
    </style:style>
    <style:style style:name="P250" style:family="paragraph" style:parent-style-name="Standard">
      <style:text-properties fo:font-size="10.5pt" officeooo:rsid="00cf8b50" officeooo:paragraph-rsid="00cf8b50" style:font-size-asian="10.5pt" style:font-size-complex="10.5pt"/>
    </style:style>
    <style:style style:name="P251" style:family="paragraph" style:parent-style-name="Standard">
      <style:text-properties fo:font-size="10.5pt" officeooo:rsid="00d078ce" officeooo:paragraph-rsid="00d078ce" style:font-size-asian="10.5pt" style:font-size-complex="10.5pt"/>
    </style:style>
    <style:style style:name="P252" style:family="paragraph" style:parent-style-name="Standard">
      <style:text-properties fo:font-size="10.5pt" officeooo:rsid="00d20256" officeooo:paragraph-rsid="00d20256" style:font-size-asian="10.5pt" style:font-size-complex="10.5pt"/>
    </style:style>
    <style:style style:name="P253" style:family="paragraph" style:parent-style-name="Standard">
      <style:text-properties fo:font-size="10.5pt" officeooo:rsid="00d518fc" officeooo:paragraph-rsid="00d518fc" style:font-size-asian="10.5pt" style:font-size-complex="10.5pt"/>
    </style:style>
    <style:style style:name="P254" style:family="paragraph" style:parent-style-name="Standard">
      <style:text-properties fo:font-size="10.5pt" officeooo:rsid="00d70db9" officeooo:paragraph-rsid="00d70db9" style:font-size-asian="10.5pt" style:font-size-complex="10.5pt"/>
    </style:style>
    <style:style style:name="P255" style:family="paragraph" style:parent-style-name="Standard">
      <style:text-properties fo:font-size="10.5pt" officeooo:rsid="00d8abb7" officeooo:paragraph-rsid="00d8abb7" style:font-size-asian="10.5pt" style:font-size-complex="10.5pt"/>
    </style:style>
    <style:style style:name="P256" style:family="paragraph" style:parent-style-name="Standard">
      <style:text-properties fo:font-size="10.5pt" officeooo:rsid="00d8abb7" officeooo:paragraph-rsid="00da279e" style:font-size-asian="10.5pt" style:font-size-complex="10.5pt"/>
    </style:style>
    <style:style style:name="P257" style:family="paragraph" style:parent-style-name="Standard">
      <style:text-properties fo:font-size="10.5pt" officeooo:rsid="00d92d93" officeooo:paragraph-rsid="00d92d93" style:font-size-asian="10.5pt" style:font-size-complex="10.5pt"/>
    </style:style>
    <style:style style:name="P258" style:family="paragraph" style:parent-style-name="Standard">
      <style:text-properties fo:font-size="10.5pt" officeooo:rsid="00daca5b" officeooo:paragraph-rsid="00daca5b" style:font-size-asian="10.5pt" style:font-size-complex="10.5pt"/>
    </style:style>
    <style:style style:name="P259" style:family="paragraph" style:parent-style-name="Standard">
      <style:text-properties fo:font-size="10.5pt" officeooo:rsid="00dbcadc" officeooo:paragraph-rsid="00dbcadc" style:font-size-asian="10.5pt" style:font-size-complex="10.5pt"/>
    </style:style>
    <style:style style:name="P260" style:family="paragraph" style:parent-style-name="Standard">
      <style:text-properties fo:font-size="10.5pt" officeooo:rsid="00e025aa" officeooo:paragraph-rsid="00e025aa" style:font-size-asian="10.5pt" style:font-size-complex="10.5pt"/>
    </style:style>
    <style:style style:name="P261" style:family="paragraph" style:parent-style-name="Standard">
      <style:text-properties fo:font-size="10.5pt" officeooo:rsid="00e1e524" officeooo:paragraph-rsid="00e1e524" style:font-size-asian="10.5pt" style:font-size-complex="10.5pt"/>
    </style:style>
    <style:style style:name="P262" style:family="paragraph" style:parent-style-name="Standard">
      <style:text-properties fo:font-size="10.5pt" officeooo:rsid="00e335ee" officeooo:paragraph-rsid="00e335ee" style:font-size-asian="10.5pt" style:font-size-complex="10.5pt"/>
    </style:style>
    <style:style style:name="P263" style:family="paragraph" style:parent-style-name="Standard">
      <style:text-properties fo:font-size="10.5pt" officeooo:rsid="00e93ce0" officeooo:paragraph-rsid="00e93ce0" style:font-size-asian="10.5pt" style:font-size-complex="10.5pt"/>
    </style:style>
    <style:style style:name="P264" style:family="paragraph" style:parent-style-name="Standard">
      <style:text-properties fo:font-size="10.5pt" officeooo:rsid="00d518fc" officeooo:paragraph-rsid="00dead16" fo:background-color="#ffff00" style:font-size-asian="10.5pt" style:font-size-complex="10.5pt"/>
    </style:style>
    <style:style style:name="P265" style:family="paragraph" style:parent-style-name="Standard">
      <style:text-properties officeooo:paragraph-rsid="00bf193f"/>
    </style:style>
    <style:style style:name="P266" style:family="paragraph" style:parent-style-name="Standard">
      <style:text-properties officeooo:rsid="00bf193f" officeooo:paragraph-rsid="00bf193f"/>
    </style:style>
    <style:style style:name="P267" style:family="paragraph" style:parent-style-name="Standard">
      <style:text-properties officeooo:paragraph-rsid="00cb3779"/>
    </style:style>
    <style:style style:name="P268" style:family="paragraph" style:parent-style-name="Standard">
      <style:text-properties officeooo:paragraph-rsid="00dbcadc"/>
    </style:style>
    <style:style style:name="P269" style:family="paragraph" style:parent-style-name="Standard">
      <style:text-properties officeooo:paragraph-rsid="00e18fbf"/>
    </style:style>
    <style:style style:name="P270" style:family="paragraph" style:parent-style-name="Standard">
      <style:text-properties officeooo:paragraph-rsid="00e93ce0"/>
    </style:style>
    <style:style style:name="P271" style:family="paragraph" style:parent-style-name="Standard">
      <style:text-properties officeooo:rsid="00dead16" officeooo:paragraph-rsid="00dead16" fo:background-color="#ffff00"/>
    </style:style>
    <style:style style:name="P272" style:family="paragraph" style:parent-style-name="Standard">
      <style:text-properties officeooo:rsid="00ec3ea5" officeooo:paragraph-rsid="00ec3ea5" fo:background-color="transparent"/>
    </style:style>
    <style:style style:name="P273" style:family="paragraph" style:parent-style-name="Standard">
      <style:text-properties officeooo:rsid="00ec52a9" officeooo:paragraph-rsid="00ec52a9" fo:background-color="transparent"/>
    </style:style>
    <style:style style:name="P274" style:family="paragraph" style:parent-style-name="Standard">
      <style:text-properties officeooo:rsid="00ed1728" officeooo:paragraph-rsid="00ed1728" fo:background-color="transparent"/>
    </style:style>
    <style:style style:name="P275" style:family="paragraph" style:parent-style-name="Standard">
      <style:text-properties officeooo:rsid="00ed1728" officeooo:paragraph-rsid="00f29b54" fo:background-color="transparent"/>
    </style:style>
    <style:style style:name="P276" style:family="paragraph" style:parent-style-name="Standard">
      <style:text-properties officeooo:rsid="00ee0aa0" officeooo:paragraph-rsid="00ee0aa0" fo:background-color="transparent"/>
    </style:style>
    <style:style style:name="P277" style:family="paragraph" style:parent-style-name="Standard">
      <style:text-properties officeooo:rsid="00ee0aa0" officeooo:paragraph-rsid="00f1a31b" fo:background-color="transparent"/>
    </style:style>
    <style:style style:name="P278" style:family="paragraph" style:parent-style-name="Standard">
      <style:text-properties officeooo:rsid="00f29b54" officeooo:paragraph-rsid="00f29b54" fo:background-color="transparent"/>
    </style:style>
    <style:style style:name="P279" style:family="paragraph" style:parent-style-name="Standard">
      <style:text-properties officeooo:rsid="00f77b76" officeooo:paragraph-rsid="00f77b76" fo:background-color="transparent"/>
    </style:style>
    <style:style style:name="P280" style:family="paragraph" style:parent-style-name="Standard">
      <style:text-properties officeooo:rsid="00f98ba3" officeooo:paragraph-rsid="00f98ba3" fo:background-color="transparent"/>
    </style:style>
    <style:style style:name="P281" style:family="paragraph" style:parent-style-name="Standard">
      <style:text-properties officeooo:rsid="00fd38c1" officeooo:paragraph-rsid="00fd38c1" fo:background-color="transparent"/>
    </style:style>
    <style:style style:name="P282" style:family="paragraph" style:parent-style-name="Standard">
      <style:text-properties officeooo:rsid="00fe2791" officeooo:paragraph-rsid="00fe2791" fo:background-color="transparent"/>
    </style:style>
    <style:style style:name="P283" style:family="paragraph" style:parent-style-name="Standard">
      <style:text-properties officeooo:rsid="00ffc03b" officeooo:paragraph-rsid="00ffc03b" fo:background-color="transparent"/>
    </style:style>
    <style:style style:name="P284" style:family="paragraph" style:parent-style-name="Standard">
      <style:text-properties officeooo:rsid="0101c801" officeooo:paragraph-rsid="0101c801" fo:background-color="transparent"/>
    </style:style>
    <style:style style:name="P285" style:family="paragraph" style:parent-style-name="Standard">
      <style:text-properties officeooo:rsid="0103ad80" officeooo:paragraph-rsid="0103ad80" fo:background-color="transparent"/>
    </style:style>
    <style:style style:name="P286" style:family="paragraph" style:parent-style-name="Standard">
      <style:text-properties officeooo:rsid="0103ad80" officeooo:paragraph-rsid="0105adc2" fo:background-color="transparent"/>
    </style:style>
    <style:style style:name="P287" style:family="paragraph" style:parent-style-name="Standard">
      <style:text-properties officeooo:rsid="0105adc2" officeooo:paragraph-rsid="0105adc2" fo:background-color="transparent"/>
    </style:style>
    <style:style style:name="P288" style:family="paragraph" style:parent-style-name="Standard">
      <style:text-properties officeooo:rsid="01091782" officeooo:paragraph-rsid="01091782" fo:background-color="transparent"/>
    </style:style>
    <style:style style:name="P289" style:family="paragraph" style:parent-style-name="Standard">
      <style:text-properties officeooo:rsid="010abade" officeooo:paragraph-rsid="010abade" fo:background-color="transparent"/>
    </style:style>
    <style:style style:name="P290" style:family="paragraph" style:parent-style-name="Standard">
      <style:text-properties officeooo:rsid="010abade" officeooo:paragraph-rsid="010d623f" fo:background-color="transparent"/>
    </style:style>
    <style:style style:name="P291" style:family="paragraph" style:parent-style-name="Standard">
      <style:text-properties officeooo:rsid="010abade" officeooo:paragraph-rsid="010f4ef8" fo:background-color="transparent"/>
    </style:style>
    <style:style style:name="P292" style:family="paragraph" style:parent-style-name="Standard">
      <style:text-properties officeooo:rsid="010dda66" officeooo:paragraph-rsid="010dda66" fo:background-color="transparent"/>
    </style:style>
    <style:style style:name="P293" style:family="paragraph" style:parent-style-name="Standard">
      <style:text-properties officeooo:rsid="01083c1a" officeooo:paragraph-rsid="01083c1a" fo:background-color="transparent"/>
    </style:style>
    <style:style style:name="P294" style:family="paragraph" style:parent-style-name="Standard">
      <style:text-properties officeooo:rsid="01193167" officeooo:paragraph-rsid="01193167" fo:background-color="transparent"/>
    </style:style>
    <style:style style:name="P295" style:family="paragraph" style:parent-style-name="Standard">
      <style:text-properties officeooo:rsid="011a6e11" officeooo:paragraph-rsid="01193167" fo:background-color="transparent"/>
    </style:style>
    <style:style style:name="P296" style:family="paragraph" style:parent-style-name="Standard">
      <style:text-properties officeooo:rsid="011ba2e1" officeooo:paragraph-rsid="011ba2e1" fo:background-color="transparent"/>
    </style:style>
    <style:style style:name="P297" style:family="paragraph" style:parent-style-name="Standard">
      <style:text-properties officeooo:rsid="011d1b9e" officeooo:paragraph-rsid="011d1b9e" fo:background-color="transparent"/>
    </style:style>
    <style:style style:name="P298" style:family="paragraph" style:parent-style-name="Standard">
      <style:text-properties officeooo:rsid="011efd2c" officeooo:paragraph-rsid="011efd2c" fo:background-color="transparent"/>
    </style:style>
    <style:style style:name="P299" style:family="paragraph" style:parent-style-name="Standard">
      <style:text-properties officeooo:rsid="011fa6e6" officeooo:paragraph-rsid="011fdd2b" fo:background-color="transparent"/>
    </style:style>
    <style:style style:name="P300" style:family="paragraph" style:parent-style-name="Standard">
      <style:text-properties officeooo:rsid="011fdd2b" officeooo:paragraph-rsid="011fdd2b" fo:background-color="transparent"/>
    </style:style>
    <style:style style:name="P301" style:family="paragraph" style:parent-style-name="Standard">
      <style:text-properties officeooo:rsid="0121a8fe" officeooo:paragraph-rsid="0121a8fe" fo:background-color="transparent"/>
    </style:style>
    <style:style style:name="P302" style:family="paragraph" style:parent-style-name="Standard">
      <style:text-properties officeooo:rsid="0122db76" officeooo:paragraph-rsid="0122db76" fo:background-color="transparent"/>
    </style:style>
    <style:style style:name="P303" style:family="paragraph" style:parent-style-name="Standard">
      <style:text-properties officeooo:rsid="0125cdeb" officeooo:paragraph-rsid="0125cdeb" fo:background-color="transparent"/>
    </style:style>
    <style:style style:name="P304" style:family="paragraph" style:parent-style-name="Standard">
      <style:text-properties officeooo:rsid="0125e7cf" officeooo:paragraph-rsid="0125e7cf" fo:background-color="transparent"/>
    </style:style>
    <style:style style:name="P305" style:family="paragraph" style:parent-style-name="Standard">
      <style:text-properties officeooo:rsid="012a3711" officeooo:paragraph-rsid="012a3711" fo:background-color="transparent"/>
    </style:style>
    <style:style style:name="P306" style:family="paragraph" style:parent-style-name="Standard">
      <style:text-properties officeooo:rsid="012d51d6" officeooo:paragraph-rsid="012d51d6" fo:background-color="transparent"/>
    </style:style>
    <style:style style:name="P307" style:family="paragraph" style:parent-style-name="Standard">
      <style:text-properties officeooo:rsid="012e5d8f" officeooo:paragraph-rsid="012e5d8f" fo:background-color="transparent"/>
    </style:style>
    <style:style style:name="P308" style:family="paragraph" style:parent-style-name="Standard">
      <style:text-properties officeooo:rsid="012f2045" officeooo:paragraph-rsid="012f2045" fo:background-color="transparent"/>
    </style:style>
    <style:style style:name="P309" style:family="paragraph" style:parent-style-name="Standard">
      <style:text-properties officeooo:rsid="012f2045" officeooo:paragraph-rsid="0139af47" fo:background-color="transparent"/>
    </style:style>
    <style:style style:name="P310" style:family="paragraph" style:parent-style-name="Standard">
      <style:text-properties officeooo:rsid="0133adf3" officeooo:paragraph-rsid="01352603" fo:background-color="transparent"/>
    </style:style>
    <style:style style:name="P311" style:family="paragraph" style:parent-style-name="Standard">
      <style:text-properties officeooo:rsid="0134f6a7" officeooo:paragraph-rsid="0134f6a7" fo:background-color="transparent"/>
    </style:style>
    <style:style style:name="P312" style:family="paragraph" style:parent-style-name="Standard">
      <style:text-properties officeooo:rsid="0134f6a7" officeooo:paragraph-rsid="01364d80" fo:background-color="transparent"/>
    </style:style>
    <style:style style:name="P313" style:family="paragraph" style:parent-style-name="Standard">
      <style:text-properties officeooo:rsid="0136301f" officeooo:paragraph-rsid="0136301f" fo:background-color="transparent"/>
    </style:style>
    <style:style style:name="P314" style:family="paragraph" style:parent-style-name="Standard">
      <style:text-properties officeooo:rsid="0133bbc2" officeooo:paragraph-rsid="0133bbc2" fo:background-color="transparent"/>
    </style:style>
    <style:style style:name="P315" style:family="paragraph" style:parent-style-name="Standard">
      <style:text-properties officeooo:rsid="0133bbc2" officeooo:paragraph-rsid="0139af47" fo:background-color="transparent"/>
    </style:style>
    <style:style style:name="P316" style:family="paragraph" style:parent-style-name="Standard">
      <style:text-properties officeooo:rsid="013b1397" officeooo:paragraph-rsid="013b1397" fo:background-color="transparent"/>
    </style:style>
    <style:style style:name="P317" style:family="paragraph" style:parent-style-name="Standard">
      <style:text-properties officeooo:rsid="013cccdd" officeooo:paragraph-rsid="013cccdd" fo:background-color="transparent"/>
    </style:style>
    <style:style style:name="P318" style:family="paragraph" style:parent-style-name="Standard">
      <style:text-properties officeooo:rsid="013cccdd" officeooo:paragraph-rsid="013e05d5" fo:background-color="transparent"/>
    </style:style>
    <style:style style:name="P319" style:family="paragraph" style:parent-style-name="Standard">
      <style:text-properties officeooo:rsid="0142cc3c" officeooo:paragraph-rsid="0142cc3c" fo:background-color="transparent"/>
    </style:style>
    <style:style style:name="P320" style:family="paragraph" style:parent-style-name="Standard">
      <style:text-properties officeooo:rsid="0142f63c" officeooo:paragraph-rsid="0142f63c" fo:background-color="transparent"/>
    </style:style>
    <style:style style:name="P321" style:family="paragraph" style:parent-style-name="Standard">
      <style:text-properties officeooo:rsid="0146e79e" officeooo:paragraph-rsid="0146e79e" fo:background-color="transparent"/>
    </style:style>
    <style:style style:name="P322" style:family="paragraph" style:parent-style-name="Standard">
      <style:text-properties officeooo:rsid="01491cda" officeooo:paragraph-rsid="01491cda" fo:background-color="transparent"/>
    </style:style>
    <style:style style:name="P323" style:family="paragraph" style:parent-style-name="Standard">
      <style:text-properties officeooo:rsid="014affe9" officeooo:paragraph-rsid="014affe9" fo:background-color="transparent"/>
    </style:style>
    <style:style style:name="P324" style:family="paragraph" style:parent-style-name="Standard">
      <style:text-properties officeooo:rsid="014b7c67" officeooo:paragraph-rsid="014b7c67" fo:background-color="transparent"/>
    </style:style>
    <style:style style:name="P325" style:family="paragraph" style:parent-style-name="Standard">
      <style:text-properties officeooo:rsid="014b7c67" officeooo:paragraph-rsid="014e1bdb" fo:background-color="transparent"/>
    </style:style>
    <style:style style:name="P326" style:family="paragraph" style:parent-style-name="Standard">
      <style:text-properties officeooo:rsid="014e1bdb" officeooo:paragraph-rsid="014e1bdb" fo:background-color="transparent"/>
    </style:style>
    <style:style style:name="P327" style:family="paragraph" style:parent-style-name="Standard">
      <style:text-properties officeooo:rsid="014e1bdb" officeooo:paragraph-rsid="014e5135" fo:background-color="transparent"/>
    </style:style>
    <style:style style:name="P328" style:family="paragraph" style:parent-style-name="Standard">
      <style:text-properties officeooo:rsid="014e5135" officeooo:paragraph-rsid="014e5135" fo:background-color="transparent"/>
    </style:style>
    <style:style style:name="P329" style:family="paragraph" style:parent-style-name="Standard">
      <style:text-properties officeooo:rsid="014f6438" officeooo:paragraph-rsid="014f6438" fo:background-color="transparent"/>
    </style:style>
    <style:style style:name="P330" style:family="paragraph" style:parent-style-name="Standard">
      <style:text-properties officeooo:rsid="0151240c" officeooo:paragraph-rsid="0151240c" fo:background-color="transparent"/>
    </style:style>
    <style:style style:name="P331" style:family="paragraph" style:parent-style-name="Standard">
      <style:text-properties officeooo:rsid="0151240c" officeooo:paragraph-rsid="0169490f" fo:background-color="transparent"/>
    </style:style>
    <style:style style:name="P332" style:family="paragraph" style:parent-style-name="Standard">
      <style:text-properties officeooo:rsid="0155a84e" officeooo:paragraph-rsid="0155a84e" fo:background-color="transparent"/>
    </style:style>
    <style:style style:name="P333" style:family="paragraph" style:parent-style-name="Standard">
      <style:text-properties officeooo:rsid="0155a84e" officeooo:paragraph-rsid="0169490f" fo:background-color="transparent"/>
    </style:style>
    <style:style style:name="P334" style:family="paragraph" style:parent-style-name="Standard">
      <style:text-properties officeooo:rsid="015624b7" officeooo:paragraph-rsid="015624b7" fo:background-color="transparent"/>
    </style:style>
    <style:style style:name="P335" style:family="paragraph" style:parent-style-name="Standard">
      <style:text-properties officeooo:rsid="015a3292" officeooo:paragraph-rsid="015a3292" fo:background-color="transparent"/>
    </style:style>
    <style:style style:name="P336" style:family="paragraph" style:parent-style-name="Standard">
      <style:text-properties officeooo:rsid="015bb445" officeooo:paragraph-rsid="015bb445" fo:background-color="transparent"/>
    </style:style>
    <style:style style:name="P337" style:family="paragraph" style:parent-style-name="Standard">
      <style:text-properties officeooo:rsid="015d1d47" officeooo:paragraph-rsid="015d1d47" fo:background-color="transparent"/>
    </style:style>
    <style:style style:name="P338" style:family="paragraph" style:parent-style-name="Standard">
      <style:text-properties officeooo:rsid="015e3107" officeooo:paragraph-rsid="015e3107" fo:background-color="transparent"/>
    </style:style>
    <style:style style:name="P339" style:family="paragraph" style:parent-style-name="Standard">
      <style:text-properties officeooo:rsid="015e3107" officeooo:paragraph-rsid="015ee41d" fo:background-color="transparent"/>
    </style:style>
    <style:style style:name="P340" style:family="paragraph" style:parent-style-name="Standard">
      <style:text-properties officeooo:rsid="015ee41d" officeooo:paragraph-rsid="015ee41d" fo:background-color="transparent"/>
    </style:style>
    <style:style style:name="P341" style:family="paragraph" style:parent-style-name="Standard">
      <style:text-properties officeooo:rsid="0160d591" officeooo:paragraph-rsid="0160d591" fo:background-color="transparent"/>
    </style:style>
    <style:style style:name="P342" style:family="paragraph" style:parent-style-name="Standard">
      <style:text-properties officeooo:rsid="0162d12b" officeooo:paragraph-rsid="0162d12b" fo:background-color="transparent"/>
    </style:style>
    <style:style style:name="P343" style:family="paragraph" style:parent-style-name="Standard">
      <style:text-properties officeooo:rsid="016417cc" officeooo:paragraph-rsid="016417cc" fo:background-color="transparent"/>
    </style:style>
    <style:style style:name="P344" style:family="paragraph" style:parent-style-name="Standard">
      <style:text-properties officeooo:rsid="0166bdb6" officeooo:paragraph-rsid="0166bdb6" fo:background-color="transparent"/>
    </style:style>
    <style:style style:name="P345" style:family="paragraph" style:parent-style-name="Standard">
      <style:text-properties officeooo:rsid="0166bdb6" officeooo:paragraph-rsid="016776d0" fo:background-color="transparent"/>
    </style:style>
    <style:style style:name="P346" style:family="paragraph" style:parent-style-name="Standard">
      <style:text-properties officeooo:rsid="016acc32" officeooo:paragraph-rsid="016acc32" fo:background-color="transparent"/>
    </style:style>
    <style:style style:name="P347" style:family="paragraph" style:parent-style-name="Standard">
      <style:text-properties officeooo:rsid="016c867c" officeooo:paragraph-rsid="016c867c" fo:background-color="transparent"/>
    </style:style>
    <style:style style:name="P348" style:family="paragraph" style:parent-style-name="Standard">
      <style:text-properties officeooo:rsid="016dfee3" officeooo:paragraph-rsid="016dfee3" fo:background-color="transparent"/>
    </style:style>
    <style:style style:name="P349" style:family="paragraph" style:parent-style-name="Standard">
      <style:text-properties officeooo:rsid="0172f027" officeooo:paragraph-rsid="0172f027" fo:background-color="transparent"/>
    </style:style>
    <style:style style:name="P350" style:family="paragraph" style:parent-style-name="Standard">
      <style:text-properties officeooo:rsid="01737825" officeooo:paragraph-rsid="01737825" fo:background-color="transparent"/>
    </style:style>
    <style:style style:name="P351" style:family="paragraph" style:parent-style-name="Standard">
      <style:text-properties officeooo:rsid="0174733c" officeooo:paragraph-rsid="0174733c" fo:background-color="transparent"/>
    </style:style>
    <style:style style:name="P352" style:family="paragraph" style:parent-style-name="Standard">
      <style:text-properties officeooo:rsid="0174d9c6" officeooo:paragraph-rsid="0174d9c6" fo:background-color="transparent"/>
    </style:style>
    <style:style style:name="P353" style:family="paragraph" style:parent-style-name="Standard">
      <style:text-properties officeooo:rsid="017626ae" officeooo:paragraph-rsid="017626ae" fo:background-color="transparent"/>
    </style:style>
    <style:style style:name="P354" style:family="paragraph" style:parent-style-name="Standard">
      <style:text-properties officeooo:rsid="01793218" officeooo:paragraph-rsid="01793218" fo:background-color="transparent"/>
    </style:style>
    <style:style style:name="P355" style:family="paragraph" style:parent-style-name="Standard">
      <style:text-properties officeooo:rsid="017b93d4" officeooo:paragraph-rsid="017b93d4" fo:background-color="transparent"/>
    </style:style>
    <style:style style:name="P356" style:family="paragraph" style:parent-style-name="Standard">
      <style:text-properties officeooo:rsid="017d42e0" officeooo:paragraph-rsid="017d42e0" fo:background-color="transparent"/>
    </style:style>
    <style:style style:name="P357" style:family="paragraph" style:parent-style-name="Standard">
      <style:text-properties officeooo:rsid="017face5" officeooo:paragraph-rsid="017face5" fo:background-color="transparent"/>
    </style:style>
    <style:style style:name="P358" style:family="paragraph" style:parent-style-name="Standard">
      <style:text-properties officeooo:rsid="0180b169" officeooo:paragraph-rsid="0180b169" fo:background-color="transparent"/>
    </style:style>
    <style:style style:name="P359" style:family="paragraph" style:parent-style-name="Standard">
      <style:text-properties officeooo:rsid="0181743a" officeooo:paragraph-rsid="0181743a" fo:background-color="transparent"/>
    </style:style>
    <style:style style:name="P360" style:family="paragraph" style:parent-style-name="Standard">
      <style:text-properties officeooo:rsid="0186f499" officeooo:paragraph-rsid="0186f499" fo:background-color="transparent"/>
    </style:style>
    <style:style style:name="P361" style:family="paragraph" style:parent-style-name="Standard">
      <style:text-properties officeooo:rsid="0186fd4e" officeooo:paragraph-rsid="0186fd4e" fo:background-color="transparent"/>
    </style:style>
    <style:style style:name="P362" style:family="paragraph" style:parent-style-name="Standard">
      <style:text-properties officeooo:rsid="018922c0" officeooo:paragraph-rsid="018922c0" fo:background-color="transparent"/>
    </style:style>
    <style:style style:name="P363" style:family="paragraph" style:parent-style-name="Standard">
      <style:text-properties officeooo:rsid="0189c985" officeooo:paragraph-rsid="0189c985" fo:background-color="transparent"/>
    </style:style>
    <style:style style:name="P364" style:family="paragraph" style:parent-style-name="Standard">
      <style:text-properties officeooo:rsid="018a3b0f" officeooo:paragraph-rsid="018a3b0f" fo:background-color="transparent"/>
    </style:style>
    <style:style style:name="P365" style:family="paragraph" style:parent-style-name="Standard">
      <style:text-properties officeooo:rsid="018f20bd" officeooo:paragraph-rsid="018f20bd" fo:background-color="transparent"/>
    </style:style>
    <style:style style:name="P366" style:family="paragraph" style:parent-style-name="Standard">
      <style:text-properties fo:color="#ce9178" officeooo:rsid="01091782" officeooo:paragraph-rsid="01091782" fo:background-color="#1e1e1e" style:font-name-asian="Droid Sans Mono" style:font-size-asian="10.5pt" style:font-weight-asian="normal"/>
    </style:style>
    <style:style style:name="P367" style:family="paragraph" style:parent-style-name="Standard">
      <style:text-properties officeooo:paragraph-rsid="0134f6a7"/>
    </style:style>
    <style:style style:name="P368" style:family="paragraph" style:parent-style-name="Standard">
      <style:text-properties officeooo:rsid="01352603" officeooo:paragraph-rsid="01352603"/>
    </style:style>
    <style:style style:name="P369" style:family="paragraph" style:parent-style-name="Standard">
      <style:text-properties officeooo:rsid="01352603" officeooo:paragraph-rsid="01364d80"/>
    </style:style>
    <style:style style:name="P370" style:family="paragraph" style:parent-style-name="Standard">
      <style:text-properties officeooo:rsid="0136301f" officeooo:paragraph-rsid="0136301f"/>
    </style:style>
    <style:style style:name="P371" style:family="paragraph" style:parent-style-name="Standard">
      <style:text-properties officeooo:rsid="0136301f" officeooo:paragraph-rsid="01367c28"/>
    </style:style>
    <style:style style:name="P372" style:family="paragraph" style:parent-style-name="Standard">
      <style:text-properties officeooo:rsid="01367c28" officeooo:paragraph-rsid="01367c28"/>
    </style:style>
    <style:style style:name="P373" style:family="paragraph" style:parent-style-name="Standard">
      <style:text-properties officeooo:paragraph-rsid="015e3107"/>
    </style:style>
    <style:style style:name="P374" style:family="paragraph" style:parent-style-name="Standard">
      <style:text-properties officeooo:paragraph-rsid="01655c39"/>
    </style:style>
    <style:style style:name="P375" style:family="paragraph" style:parent-style-name="Standard">
      <style:text-properties officeooo:rsid="01655c39" officeooo:paragraph-rsid="01655c39"/>
    </style:style>
    <style:style style:name="P376" style:family="paragraph" style:parent-style-name="Standard">
      <style:text-properties officeooo:rsid="0169c2ea" officeooo:paragraph-rsid="0169c2ea"/>
    </style:style>
    <style:style style:name="P377" style:family="paragraph" style:parent-style-name="Standard">
      <style:text-properties fo:color="#d4d4d4" officeooo:rsid="0186fd4e" officeooo:paragraph-rsid="0186fd4e" fo:background-color="#1e1e1e"/>
    </style:style>
    <style:style style:name="P378" style:family="paragraph" style:parent-style-name="Standard">
      <style:text-properties officeooo:rsid="0192f02e" officeooo:paragraph-rsid="0192f02e" fo:background-color="transparent"/>
    </style:style>
    <style:style style:name="P379" style:family="paragraph" style:parent-style-name="Table_20_Contents">
      <style:text-properties officeooo:rsid="0192f02e" officeooo:paragraph-rsid="0192f02e"/>
    </style:style>
    <style:style style:name="T1" style:family="text">
      <style:text-properties officeooo:rsid="00133bc9"/>
    </style:style>
    <style:style style:name="T2" style:family="text">
      <style:text-properties officeooo:rsid="001429d8"/>
    </style:style>
    <style:style style:name="T3" style:family="text">
      <style:text-properties officeooo:rsid="00154b86"/>
    </style:style>
    <style:style style:name="T4" style:family="text">
      <style:text-properties officeooo:rsid="00176322"/>
    </style:style>
    <style:style style:name="T5" style:family="text">
      <style:text-properties officeooo:rsid="002556a8"/>
    </style:style>
    <style:style style:name="T6" style:family="text">
      <style:text-properties officeooo:rsid="00260c9d"/>
    </style:style>
    <style:style style:name="T7" style:family="text">
      <style:text-properties officeooo:rsid="0029f3e3"/>
    </style:style>
    <style:style style:name="T8" style:family="text">
      <style:text-properties officeooo:rsid="002d3daf"/>
    </style:style>
    <style:style style:name="T9" style:family="text">
      <style:text-properties officeooo:rsid="002e8ef6"/>
    </style:style>
    <style:style style:name="T10" style:family="text">
      <style:text-properties officeooo:rsid="003183ae"/>
    </style:style>
    <style:style style:name="T11" style:family="text">
      <style:text-properties officeooo:rsid="003b1e26"/>
    </style:style>
    <style:style style:name="T12" style:family="text">
      <style:text-properties officeooo:rsid="003ba4bd"/>
    </style:style>
    <style:style style:name="T13" style:family="text">
      <style:text-properties officeooo:rsid="0025dfbe"/>
    </style:style>
    <style:style style:name="T14" style:family="text">
      <style:text-properties officeooo:rsid="003b6dfc"/>
    </style:style>
    <style:style style:name="T15" style:family="text">
      <style:text-properties officeooo:rsid="0040e52b"/>
    </style:style>
    <style:style style:name="T16" style:family="text">
      <style:text-properties officeooo:rsid="0044ca1b"/>
    </style:style>
    <style:style style:name="T17" style:family="text">
      <style:text-properties officeooo:rsid="002afbef"/>
    </style:style>
    <style:style style:name="T18" style:family="text">
      <style:text-properties officeooo:rsid="0032feda"/>
    </style:style>
    <style:style style:name="T19" style:family="text">
      <style:text-properties officeooo:rsid="004dcf1f"/>
    </style:style>
    <style:style style:name="T20" style:family="text">
      <style:text-properties officeooo:rsid="0052015a"/>
    </style:style>
    <style:style style:name="T21" style:family="text">
      <style:text-properties officeooo:rsid="0054822c"/>
    </style:style>
    <style:style style:name="T22" style:family="text">
      <style:text-properties officeooo:rsid="0058220e"/>
    </style:style>
    <style:style style:name="T23" style:family="text">
      <style:text-properties officeooo:rsid="005ca74b"/>
    </style:style>
    <style:style style:name="T24" style:family="text">
      <style:text-properties officeooo:rsid="005de180"/>
    </style:style>
    <style:style style:name="T25" style:family="text">
      <style:text-properties officeooo:rsid="005f043d"/>
    </style:style>
    <style:style style:name="T26" style:family="text">
      <style:text-properties officeooo:rsid="005f333d"/>
    </style:style>
    <style:style style:name="T27" style:family="text">
      <style:text-properties officeooo:rsid="00611be9"/>
    </style:style>
    <style:style style:name="T28" style:family="text">
      <style:text-properties officeooo:rsid="0061fe1f"/>
    </style:style>
    <style:style style:name="T29" style:family="text">
      <style:text-properties officeooo:rsid="006b3da5"/>
    </style:style>
    <style:style style:name="T30" style:family="text">
      <style:text-properties officeooo:rsid="006c3067"/>
    </style:style>
    <style:style style:name="T31" style:family="text">
      <style:text-properties officeooo:rsid="006e94e6"/>
    </style:style>
    <style:style style:name="T32" style:family="text">
      <style:text-properties officeooo:rsid="0070517d"/>
    </style:style>
    <style:style style:name="T33" style:family="text">
      <style:text-properties officeooo:rsid="007212f4"/>
    </style:style>
    <style:style style:name="T34" style:family="text">
      <style:text-properties officeooo:rsid="0073fa0a"/>
    </style:style>
    <style:style style:name="T35" style:family="text">
      <style:text-properties officeooo:rsid="00751e77"/>
    </style:style>
    <style:style style:name="T36" style:family="text">
      <style:text-properties officeooo:rsid="00756148"/>
    </style:style>
    <style:style style:name="T37" style:family="text">
      <style:text-properties officeooo:rsid="00768151"/>
    </style:style>
    <style:style style:name="T38" style:family="text">
      <style:text-properties officeooo:rsid="007a94f5"/>
    </style:style>
    <style:style style:name="T39" style:family="text">
      <style:text-properties officeooo:rsid="007ab712"/>
    </style:style>
    <style:style style:name="T40" style:family="text">
      <style:text-properties officeooo:rsid="007b7fe4"/>
    </style:style>
    <style:style style:name="T41" style:family="text">
      <style:text-properties officeooo:rsid="007d5cb2"/>
    </style:style>
    <style:style style:name="T42" style:family="text">
      <style:text-properties officeooo:rsid="0080dc5c"/>
    </style:style>
    <style:style style:name="T43" style:family="text">
      <style:text-properties officeooo:rsid="008683af"/>
    </style:style>
    <style:style style:name="T44" style:family="text">
      <style:text-properties officeooo:rsid="00892638"/>
    </style:style>
    <style:style style:name="T45" style:family="text">
      <style:text-properties officeooo:rsid="00893fd2"/>
    </style:style>
    <style:style style:name="T46" style:family="text">
      <style:text-properties officeooo:rsid="008f97e1"/>
    </style:style>
    <style:style style:name="T47" style:family="text">
      <style:text-properties officeooo:rsid="0094f362"/>
    </style:style>
    <style:style style:name="T48" style:family="text">
      <style:text-properties officeooo:rsid="00960e0c"/>
    </style:style>
    <style:style style:name="T49" style:family="text">
      <style:text-properties officeooo:rsid="0097d722"/>
    </style:style>
    <style:style style:name="T50" style:family="text">
      <style:text-properties fo:font-weight="bold" style:font-weight-asian="bold" style:font-weight-complex="bold"/>
    </style:style>
    <style:style style:name="T51" style:family="text">
      <style:text-properties fo:font-weight="bold" officeooo:rsid="00b7e46f" style:font-weight-asian="bold" style:font-weight-complex="bold"/>
    </style:style>
    <style:style style:name="T52" style:family="text">
      <style:text-properties officeooo:rsid="0099bc91"/>
    </style:style>
    <style:style style:name="T53" style:family="text">
      <style:text-properties officeooo:rsid="009d076c"/>
    </style:style>
    <style:style style:name="T54" style:family="text">
      <style:text-properties officeooo:rsid="009e9997"/>
    </style:style>
    <style:style style:name="T55" style:family="text">
      <style:text-properties officeooo:rsid="009f6d41"/>
    </style:style>
    <style:style style:name="T56" style:family="text">
      <style:text-properties officeooo:rsid="00a02566"/>
    </style:style>
    <style:style style:name="T57" style:family="text">
      <style:text-properties officeooo:rsid="00a0d030"/>
    </style:style>
    <style:style style:name="T58" style:family="text">
      <style:text-properties officeooo:rsid="00a202bd"/>
    </style:style>
    <style:style style:name="T59" style:family="text">
      <style:text-properties fo:language="en" fo:country="US"/>
    </style:style>
    <style:style style:name="T60" style:family="text">
      <style:text-properties officeooo:rsid="00a7ee7e"/>
    </style:style>
    <style:style style:name="T61" style:family="text">
      <style:text-properties officeooo:rsid="00ac803a"/>
    </style:style>
    <style:style style:name="T62" style:family="text">
      <style:text-properties officeooo:rsid="00aed7a0"/>
    </style:style>
    <style:style style:name="T63" style:family="text">
      <style:text-properties officeooo:rsid="00b0b268"/>
    </style:style>
    <style:style style:name="T64" style:family="text">
      <style:text-properties officeooo:rsid="00b638db"/>
    </style:style>
    <style:style style:name="T65" style:family="text">
      <style:text-properties officeooo:rsid="00b65e19"/>
    </style:style>
    <style:style style:name="T66" style:family="text">
      <style:text-properties officeooo:rsid="00b7dc3d"/>
    </style:style>
    <style:style style:name="T67" style:family="text">
      <style:text-properties officeooo:rsid="00b7e46f"/>
    </style:style>
    <style:style style:name="T68" style:family="text">
      <style:text-properties officeooo:rsid="00baf8b8"/>
    </style:style>
    <style:style style:name="T69" style:family="text">
      <style:text-properties officeooo:rsid="00bb14da"/>
    </style:style>
    <style:style style:name="T70" style:family="text">
      <style:text-properties officeooo:rsid="00bb4d3b"/>
    </style:style>
    <style:style style:name="T71" style:family="text">
      <style:text-properties officeooo:rsid="00bcd377"/>
    </style:style>
    <style:style style:name="T72" style:family="text">
      <style:text-properties officeooo:rsid="00bf193f"/>
    </style:style>
    <style:style style:name="T73" style:family="text">
      <style:text-properties fo:font-size="10.5pt" style:font-size-asian="10.5pt" style:font-size-complex="10.5pt"/>
    </style:style>
    <style:style style:name="T74" style:family="text">
      <style:text-properties fo:font-size="10.5pt" officeooo:rsid="00bf193f" style:font-size-asian="10.5pt" style:font-size-complex="10.5pt"/>
    </style:style>
    <style:style style:name="T75" style:family="text">
      <style:text-properties fo:font-size="10.5pt" officeooo:rsid="00cb3779" style:font-size-asian="10.5pt" style:font-size-complex="10.5pt"/>
    </style:style>
    <style:style style:name="T76" style:family="text">
      <style:text-properties fo:font-size="10.5pt" officeooo:rsid="00dbcadc" style:font-size-asian="10.5pt" style:font-size-complex="10.5pt"/>
    </style:style>
    <style:style style:name="T77" style:family="text">
      <style:text-properties fo:font-size="10.5pt" officeooo:rsid="00e18fbf" style:font-size-asian="10.5pt" style:font-size-complex="10.5pt"/>
    </style:style>
    <style:style style:name="T78" style:family="text">
      <style:text-properties fo:font-size="10.5pt" officeooo:rsid="00e93ce0" style:font-size-asian="10.5pt" style:font-size-complex="10.5pt"/>
    </style:style>
    <style:style style:name="T79" style:family="text">
      <style:text-properties officeooo:rsid="00bf811b"/>
    </style:style>
    <style:style style:name="T80" style:family="text">
      <style:text-properties officeooo:rsid="00c4e007"/>
    </style:style>
    <style:style style:name="T81" style:family="text">
      <style:text-properties officeooo:rsid="00cb3779"/>
    </style:style>
    <style:style style:name="T82" style:family="text">
      <style:text-properties officeooo:rsid="00d00c3a"/>
    </style:style>
    <style:style style:name="T83" style:family="text">
      <style:text-properties officeooo:rsid="00d047cb"/>
    </style:style>
    <style:style style:name="T84" style:family="text">
      <style:text-properties officeooo:rsid="00d20256"/>
    </style:style>
    <style:style style:name="T85" style:family="text">
      <style:text-properties officeooo:rsid="00d3715e"/>
    </style:style>
    <style:style style:name="T86" style:family="text">
      <style:text-properties officeooo:rsid="00d403b7"/>
    </style:style>
    <style:style style:name="T87" style:family="text">
      <style:text-properties officeooo:rsid="00d8abb7"/>
    </style:style>
    <style:style style:name="T88" style:family="text">
      <style:text-properties fo:color="#000000" style:text-outline="false" style:text-line-through-style="none" style:text-line-through-type="none" style:font-name="Noto Sans CJK SC Regular" fo:font-size="10.5pt" fo:font-style="normal" fo:text-shadow="none" style:text-underline-style="none" fo:font-weight="normal" officeooo:rsid="00dbcadc" style:font-size-asian="10.5pt" style:font-style-asian="normal" style:font-weight-asian="normal" style:font-size-complex="10.5pt" style:text-emphasize="none"/>
    </style:style>
    <style:style style:name="T89" style:family="text">
      <style:text-properties fo:color="#000000" style:text-outline="false" style:text-line-through-style="none" style:text-line-through-type="none" style:font-name="Noto Sans CJK SC Regular" fo:font-size="10.5pt" fo:font-style="normal" fo:text-shadow="none" style:text-underline-style="none" fo:font-weight="normal" officeooo:rsid="00e18fbf" style:font-size-asian="10.5pt" style:font-style-asian="normal" style:font-weight-asian="normal" style:font-size-complex="10.5pt" style:text-emphasize="none"/>
    </style:style>
    <style:style style:name="T90" style:family="text">
      <style:text-properties fo:color="#000000" style:text-outline="false" style:text-line-through-style="none" style:text-line-through-type="none" style:font-name="Noto Sans CJK SC Regular" fo:font-size="10.5pt" fo:font-style="normal" fo:text-shadow="none" style:text-underline-style="none" fo:font-weight="normal" officeooo:rsid="00e93ce0" style:font-size-asian="10.5pt" style:font-style-asian="normal" style:font-weight-asian="normal" style:font-size-complex="10.5pt" style:text-emphasize="none"/>
    </style:style>
    <style:style style:name="T91" style:family="text">
      <style:text-properties fo:color="#000000" style:text-outline="false" style:text-line-through-style="none" style:text-line-through-type="none" style:font-name="DengXian" fo:font-size="10.5pt" fo:font-style="normal" fo:text-shadow="none" style:text-underline-style="none" fo:font-weight="normal" officeooo:rsid="00e18fbf" style:font-size-asian="10.5pt" style:font-style-asian="normal" style:font-weight-asian="normal" style:font-size-complex="10.5pt" style:text-emphasize="none"/>
    </style:style>
    <style:style style:name="T92" style:family="text">
      <style:text-properties officeooo:rsid="00dcc6ff"/>
    </style:style>
    <style:style style:name="T93" style:family="text">
      <style:text-properties officeooo:rsid="00f1a31b"/>
    </style:style>
    <style:style style:name="T94" style:family="text">
      <style:text-properties officeooo:rsid="00f29b54"/>
    </style:style>
    <style:style style:name="T95" style:family="text">
      <style:text-properties officeooo:rsid="00f44fdf"/>
    </style:style>
    <style:style style:name="T96" style:family="text">
      <style:text-properties officeooo:rsid="00f4c008"/>
    </style:style>
    <style:style style:name="T97" style:family="text">
      <style:text-properties officeooo:rsid="00f62aa5"/>
    </style:style>
    <style:style style:name="T98" style:family="text">
      <style:text-properties officeooo:rsid="00f950ae"/>
    </style:style>
    <style:style style:name="T99" style:family="text">
      <style:text-properties officeooo:rsid="00ffe0fd"/>
    </style:style>
    <style:style style:name="T100" style:family="text">
      <style:text-properties officeooo:rsid="0105adc2"/>
    </style:style>
    <style:style style:name="T101" style:family="text">
      <style:text-properties officeooo:rsid="01079258"/>
    </style:style>
    <style:style style:name="T102" style:family="text">
      <style:text-properties officeooo:rsid="0114240e"/>
    </style:style>
    <style:style style:name="T103" style:family="text">
      <style:text-properties officeooo:rsid="011efd2c"/>
    </style:style>
    <style:style style:name="T104" style:family="text">
      <style:text-properties officeooo:rsid="01242d1e"/>
    </style:style>
    <style:style style:name="T105" style:family="text">
      <style:text-properties officeooo:rsid="01258e28"/>
    </style:style>
    <style:style style:name="T106" style:family="text">
      <style:text-properties officeooo:rsid="012609f7"/>
    </style:style>
    <style:style style:name="T107" style:family="text">
      <style:text-properties officeooo:rsid="0126bad0"/>
    </style:style>
    <style:style style:name="T108" style:family="text">
      <style:text-properties fo:background-color="transparent" loext:char-shading-value="0"/>
    </style:style>
    <style:style style:name="T109" style:family="text">
      <style:text-properties officeooo:rsid="0134f6a7" fo:background-color="transparent" loext:char-shading-value="0"/>
    </style:style>
    <style:style style:name="T110" style:family="text">
      <style:text-properties officeooo:rsid="01367c28" fo:background-color="transparent" loext:char-shading-value="0"/>
    </style:style>
    <style:style style:name="T111" style:family="text">
      <style:text-properties officeooo:rsid="015e3107" fo:background-color="transparent" loext:char-shading-value="0"/>
    </style:style>
    <style:style style:name="T112" style:family="text">
      <style:text-properties officeooo:rsid="015ee41d" fo:background-color="transparent" loext:char-shading-value="0"/>
    </style:style>
    <style:style style:name="T113" style:family="text">
      <style:text-properties officeooo:rsid="01655c39" fo:background-color="transparent" loext:char-shading-value="0"/>
    </style:style>
    <style:style style:name="T114" style:family="text">
      <style:text-properties officeooo:rsid="01352603"/>
    </style:style>
    <style:style style:name="T115" style:family="text">
      <style:text-properties officeooo:rsid="01364d80"/>
    </style:style>
    <style:style style:name="T116" style:family="text">
      <style:text-properties officeooo:rsid="0142f63c"/>
    </style:style>
    <style:style style:name="T117" style:family="text">
      <style:text-properties officeooo:rsid="0147eb28"/>
    </style:style>
    <style:style style:name="T118" style:family="text">
      <style:text-properties officeooo:rsid="014affe9"/>
    </style:style>
    <style:style style:name="T119" style:family="text">
      <style:text-properties officeooo:rsid="014c74b4"/>
    </style:style>
    <style:style style:name="T120" style:family="text">
      <style:text-properties officeooo:rsid="014ccced"/>
    </style:style>
    <style:style style:name="T121" style:family="text">
      <style:text-properties officeooo:rsid="014e1bdb"/>
    </style:style>
    <style:style style:name="T122" style:family="text">
      <style:text-properties officeooo:rsid="014e5135"/>
    </style:style>
    <style:style style:name="T123" style:family="text">
      <style:text-properties officeooo:rsid="015438fe"/>
    </style:style>
    <style:style style:name="T124" style:family="text">
      <style:text-properties officeooo:rsid="015624b7"/>
    </style:style>
    <style:style style:name="T125" style:family="text">
      <style:text-properties officeooo:rsid="015e3107"/>
    </style:style>
    <style:style style:name="T126" style:family="text">
      <style:text-properties officeooo:rsid="015ee41d"/>
    </style:style>
    <style:style style:name="T127" style:family="text">
      <style:text-properties officeooo:rsid="0160d591"/>
    </style:style>
    <style:style style:name="T128" style:family="text">
      <style:text-properties officeooo:rsid="01655c39"/>
    </style:style>
    <style:style style:name="T129" style:family="text">
      <style:text-properties officeooo:rsid="01669a06"/>
    </style:style>
    <style:style style:name="T130" style:family="text">
      <style:text-properties officeooo:rsid="0166bdb6"/>
    </style:style>
    <style:style style:name="T131" style:family="text">
      <style:text-properties officeooo:rsid="016776d0"/>
    </style:style>
    <style:style style:name="T132" style:family="text">
      <style:text-properties officeooo:rsid="0168c7b6"/>
    </style:style>
    <style:style style:name="T133" style:family="text">
      <style:text-properties officeooo:rsid="0169490f"/>
    </style:style>
    <style:style style:name="T134" style:family="text">
      <style:text-properties officeooo:rsid="017a29fc"/>
    </style:style>
    <style:style style:name="T135" style:family="text">
      <style:text-properties officeooo:rsid="017aed0d"/>
    </style:style>
    <style:style style:name="T136" style:family="text">
      <style:text-properties officeooo:rsid="01828323"/>
    </style:style>
    <style:style style:name="T137" style:family="text">
      <style:text-properties officeooo:rsid="01846632"/>
    </style:style>
    <style:style style:name="T138" style:family="text">
      <style:text-properties officeooo:rsid="01863abd"/>
    </style:style>
    <style:style style:name="T139" style:family="text">
      <style:text-properties style:font-name="Droid Sans Mono" fo:font-size="10.5pt" fo:font-weight="normal"/>
    </style:style>
    <style:style style:name="T140" style:family="text">
      <style:text-properties style:font-name-asian="Droid Sans Mono" style:font-size-asian="10.5pt" style:font-weight-asian="normal"/>
    </style:style>
    <style:style style:name="T141" style:family="text">
      <style:text-properties officeooo:rsid="0191100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4.25:2</text:p>
          </table:table-cell>
          <table:table-cell table:style-name="Table1.B1" office:value-type="string">
            <text:p text:style-name="P1">爬取十万个为什么内容，注意细节问题，复制文件时先修改相应东西。</text:p>
          </table:table-cell>
        </table:table-row>
        <table:table-row>
          <table:table-cell table:style-name="Table1.A2" office:value-type="string">
            <text:p text:style-name="P2">4.27:4</text:p>
          </table:table-cell>
          <table:table-cell table:style-name="Table1.B2" office:value-type="string">
            <text:p text:style-name="P2">爬取贴吧数据，编写filtepage函数，编写获取不同内容的函数模块，学习json数据格式，学习正则表达式。</text:p>
          </table:table-cell>
        </table:table-row>
        <table:table-row>
          <table:table-cell table:style-name="Table1.A2" office:value-type="string">
            <text:p text:style-name="P3">5.2:<text:span text:style-name="T3">2</text:span></text:p>
          </table:table-cell>
          <table:table-cell table:style-name="Table1.B2" office:value-type="string">
            <text:p text:style-name="P2">编写贴吧中不同网络结构的内容爬取代码，调试代码，成功运行贴吧内容，问题：<text:span text:style-name="T1">failed parse比done的多很多，成功爬取2万8千多条贴吧内容，但是有10几万爬取失败。将失败的url重新添加进spider,重新爬取</text:span></text:p>
            <text:p text:style-name="P2">整理天涯论坛数据，获取格式为：问题<text:span text:style-name="T2">=》回答，这类型的数据</text:span></text:p>
          </table:table-cell>
        </table:table-row>
        <table:table-row>
          <table:table-cell table:style-name="Table1.A2" office:value-type="string">
            <text:p text:style-name="P4">5.3:3</text:p>
          </table:table-cell>
          <table:table-cell table:style-name="Table1.B2" office:value-type="string">
            <text:p text:style-name="P2">对爬取的天涯论坛数据进行提取，提取格式为：标题<text:span text:style-name="T3">=&gt;问题=&gt;回答，对楼层中的问答</text:span>提取格式为：问题<text:span text:style-name="T3">=&gt;回答</text:span></text:p>
          </table:table-cell>
        </table:table-row>
        <table:table-row>
          <table:table-cell table:style-name="Table1.A2" office:value-type="string">
            <text:p text:style-name="P4">5.4:4</text:p>
          </table:table-cell>
          <table:table-cell table:style-name="Table1.B2" office:value-type="string">
            <text:p text:style-name="P4">爬贴吧url漏了爬取翻页内容，需细心！</text:p>
            <text:p text:style-name="P4">重新爬取中，目前已经爬取了八十几万条。</text:p>
          </table:table-cell>
        </table:table-row>
        <table:table-row>
          <table:table-cell table:style-name="Table1.A2" office:value-type="string">
            <text:p text:style-name="P5">5.8:1</text:p>
          </table:table-cell>
          <table:table-cell table:style-name="Table1.B2" office:value-type="string">
            <text:p text:style-name="P5"/>
          </table:table-cell>
        </table:table-row>
        <table:table-row>
          <table:table-cell table:style-name="Table1.A2" office:value-type="string">
            <text:p text:style-name="P6">5.9:2</text:p>
          </table:table-cell>
          <table:table-cell table:style-name="Table1.B2" office:value-type="string">
            <text:p text:style-name="P6">对回答集进行分词、向量化、计算TD-IFT，统计回答中每个词在该回答集中出现的次数。</text:p>
          </table:table-cell>
        </table:table-row>
        <table:table-row>
          <table:table-cell table:style-name="Table1.A2" office:value-type="string">
            <text:p text:style-name="P7">5.10:3</text:p>
          </table:table-cell>
          <table:table-cell table:style-name="Table1.B2" office:value-type="string">
            <text:p text:style-name="P6">修改<text:span text:style-name="T4">tiebapage4Parse.py内容，用正则表达式re，代替xpath获取想要的内容。正则表达式很强大！</text:span></text:p>
          </table:table-cell>
        </table:table-row>
        <table:table-row>
          <table:table-cell table:style-name="Table1.A2" office:value-type="string">
            <text:p text:style-name="P8">5.11:4</text:p>
          </table:table-cell>
          <table:table-cell table:style-name="Table1.B2" office:value-type="string">
            <text:p text:style-name="P8">完成ans_choose_idf.py代码，实现从众多答案中选出较为合理的一个，需考虑各个答案都涉及，且回答最短。</text:p>
          </table:table-cell>
        </table:table-row>
        <table:table-row>
          <table:table-cell table:style-name="Table1.A2" office:value-type="string">
            <text:p text:style-name="P9">5.12:5</text:p>
          </table:table-cell>
          <table:table-cell table:style-name="Table1.B2" office:value-type="string">
            <text:p text:style-name="P8">对问题对进行精简，去掉停用词</text:p>
          </table:table-cell>
        </table:table-row>
        <table:table-row>
          <table:table-cell table:style-name="Table1.A2" office:value-type="string">
            <text:p text:style-name="P10">5.17:3</text:p>
          </table:table-cell>
          <table:table-cell table:style-name="Table1.B2" office:value-type="string">
            <text:p text:style-name="P10">任务：豆瓣group、天涯、百度贴吧、去掉问题回答中的、韩文、日文、全角，只留下英文中文和数字、去掉标点符号</text:p>
            <text:p text:style-name="P11">已完成：去非中文英文数字部分标点之外的其他字符。使用TextRank算法对答案进行精简，获取重要信息。</text:p>
          </table:table-cell>
        </table:table-row>
        <table:table-row>
          <table:table-cell table:style-name="Table1.A2" office:value-type="string">
            <text:p text:style-name="P12">5.18:4</text:p>
          </table:table-cell>
          <table:table-cell table:style-name="Table1.B2" office:value-type="string">
            <text:p text:style-name="P12">读取mongodb中dou_ban_group的数据，按“标题+内容+回答”的格式写成json格式并保存， 评论里的问答按“问题=&gt;回答”的形式保存。以进行后续处理。</text:p>
          </table:table-cell>
        </table:table-row>
        <table:table-row>
          <table:table-cell table:style-name="Table1.A2" office:value-type="string">
            <text:p text:style-name="P13">5.19:5</text:p>
          </table:table-cell>
          <table:table-cell table:style-name="Table1.B2" office:value-type="string">
            <text:p text:style-name="P13">编写去重代码，对同样问题分布在文件中不同部位的情况，去掉相同的问题，同时把问题对应的答案进行合并，利用dict去重，最后调用ans_choose1函数选择较为合理的答案。</text:p>
          </table:table-cell>
        </table:table-row>
        <table:table-row>
          <table:table-cell table:style-name="Table1.A2" office:value-type="string">
            <text:p text:style-name="P14">5.31:3</text:p>
          </table:table-cell>
          <table:table-cell table:style-name="Table1.B2" office:value-type="string">
            <text:p text:style-name="P14">1、将douban_group数据保存为douban_que_json后，按行读取数据时json错误。原因：mogo数据库douban_goup中存取的数据包含win7下的字符，例如存在很多像^M这样的字符。2、去掉上述字符后，编写脚本文件提取问答对，利用ans_choose函数选择ans列表中的答案。对ques_detail中字符数小于50的情况，保留，并结合answer构成问答对。最后提取title=&gt;answer，构成另一个问答对。其中遇到问题：json读取错误，问题暂未解决，先skip处理，标记为json format error，处理下一步任务，发现35000行数据中有1000个左右该错误。 </text:p>
          </table:table-cell>
        </table:table-row>
        <table:table-row>
          <table:table-cell table:style-name="Table1.A2" office:value-type="string">
            <text:p text:style-name="P15">6.1:4</text:p>
          </table:table-cell>
          <table:table-cell table:style-name="Table1.B2" office:value-type="string">
            <text:p text:style-name="P15">对sogou_wenwen的10-20mill-pages数据进行操作，去掉停用词，提取问答对，精简回答，去掉重复问题。去重时遇到问题：原数据第<text:span text:style-name="T5">20万行附近</text:span>存在双引号“”字符，导致<text:span text:style-name="T5">json读取失败，排除后解决问题。</text:span></text:p>
            <text:p text:style-name="P15">用昨天的方法无法解决另一个豆瓣数据存在的<text:span text:style-name="T6">^M问题，暂未解决。</text:span></text:p>
            <text:p text:style-name="P16">解决方法：tr -d "\015" &lt;douban_que_ans2&gt; douban_que_ans3</text:p>
          </table:table-cell>
        </table:table-row>
        <table:table-row>
          <table:table-cell table:style-name="Table1.A2" office:value-type="string">
            <text:p text:style-name="P17">6.2:5</text:p>
          </table:table-cell>
          <table:table-cell table:style-name="Table1.B2" office:value-type="string">
            <text:p text:style-name="P17">处理sougou_wenwen的30-40mill-pages数据，数据6.4G，编写正则表达替换<text:soft-page-break/>导致json读取失败的双引号，另有其他数据格式问题暂未解决，如value中有tab键占位符，有些value中有冒号：，有些数据不是一个完整的json格式，数据末尾没有}。处理后，有7017000数据正常，异常数据有17000条，分别进行存储。</text:p>
            <text:p text:style-name="P17">对7017000数据进行去停用词，提取问答对，精简回答操作，暂未去重。</text:p>
          </table:table-cell>
        </table:table-row>
        <table:table-row>
          <table:table-cell table:style-name="Table1.A2" office:value-type="string">
            <text:p text:style-name="P18">6.5:1</text:p>
          </table:table-cell>
          <table:table-cell table:style-name="Table1.B2" office:value-type="string">
            <text:p text:style-name="P18">对sougou_wenwen第20-30mill、 40-50mill、 60-70mill数据从json格式中排除因格式问题不能成功读取的行，存储于fail-mill文件中，对正确的格式提取出“que+detail=&gt;ans”的模式。</text:p>
          </table:table-cell>
        </table:table-row>
        <table:table-row>
          <table:table-cell table:style-name="Table1.A2" office:value-type="string">
            <text:p text:style-name="P20">6.6:2</text:p>
          </table:table-cell>
          <table:table-cell table:style-name="Table1.B2" office:value-type="string">
            <text:p text:style-name="P19">对sougou_wenwen第20-30mill去掉停用词<text:span text:style-name="T7">。30-40mill提取问答对、精简回答，目前处理到130W数据。</text:span></text:p>
          </table:table-cell>
        </table:table-row>
        <table:table-row>
          <table:table-cell table:style-name="Table1.A2" office:value-type="string">
            <text:p text:style-name="P21">6.12:1</text:p>
          </table:table-cell>
          <table:table-cell table:style-name="Table1.B2" office:value-type="string">
            <text:p text:style-name="P21">改进去重代码，提高处理速度；<text:span text:style-name="T8">remove_quote代码新增匹配模式</text:span></text:p>
            <text:p text:style-name="P22">10-20mill去重, 去掉<text:span text:style-name="T9">no answer项</text:span></text:p>
            <text:p text:style-name="P23">整合代码。</text:p>
          </table:table-cell>
        </table:table-row>
        <table:table-row>
          <table:table-cell table:style-name="Table1.A2" office:value-type="string">
            <text:p text:style-name="P24">6.13:2</text:p>
          </table:table-cell>
          <table:table-cell table:style-name="Table1.B2" office:value-type="string">
            <text:p text:style-name="P21">将问题与原始回答及精简后的回答写于同一个文件进行对比，发现之前的回答精简效果不好，需重写，采用截断方式。断句，获取小于<text:span text:style-name="T10">100字的前面几句话。</text:span></text:p>
          </table:table-cell>
        </table:table-row>
        <table:table-row>
          <table:table-cell table:style-name="Table1.A2" office:value-type="string">
            <text:p text:style-name="P25">6.14:3</text:p>
          </table:table-cell>
          <table:table-cell table:style-name="Table1.B2" office:value-type="string">
            <text:p text:style-name="P25"><text:bookmark-start text:name="__DdeLink__167_779332705"/>重新处理0-10,10-20mill数据。去重时对问题的回答进行聚合，用‘||’分隔开，不删除回答，对回答进行截断，对大段回答选取前面100字左右。<text:bookmark-end text:name="__DdeLink__167_779332705"/></text:p>
          </table:table-cell>
        </table:table-row>
        <table:table-row>
          <table:table-cell table:style-name="Table1.A2" office:value-type="string">
            <text:p text:style-name="P26">6.15:4</text:p>
          </table:table-cell>
          <table:table-cell table:style-name="Table1.B2" office:value-type="string">
            <text:p text:style-name="P27">百度贴吧数据从mogo下载至本地，2700w左右。提取模式url=&gt;result.</text:p>
            <text:p text:style-name="P27">并将url，result分别存储。</text:p>
            <text:p text:style-name="P27">对问问数据进行跨文件去重，整合回答。整合后数据量1200w。</text:p>
          </table:table-cell>
        </table:table-row>
        <table:table-row>
          <table:table-cell table:style-name="Table1.A2" office:value-type="string">
            <text:p text:style-name="P28">6.20:2</text:p>
          </table:table-cell>
          <table:table-cell table:style-name="Table1.B2" office:value-type="string">
            <text:p text:style-name="P27">处理百度贴吧数据，从<text:span text:style-name="T11">2700wjson格式的数据中提取出“问题=&gt;回答，约1亿条，进行后续的去重，简化，去停用词，去日韩文字及去问题中的标点符号等操作。</text:span></text:p>
            <text:p text:style-name="P27">处理问问数据，去掉其中过时的问答，例如：最近有什么好看的电影，今天有什么好看的电视剧等等。</text:p>
            <text:p text:style-name="P27"/>
          </table:table-cell>
        </table:table-row>
        <table:table-row>
          <table:table-cell table:style-name="Table1.A2" office:value-type="string">
            <text:p text:style-name="P29">6.21:3</text:p>
          </table:table-cell>
          <table:table-cell table:style-name="Table1.B2" office:value-type="string">
            <text:p text:style-name="P29">查看处理完的问问数据及贴吧数据，去除问题中较多的停用词及过时的回答。如：大家帮我，我想问一下，我就是想知道</text:p>
          </table:table-cell>
        </table:table-row>
        <table:table-row>
          <table:table-cell table:style-name="Table1.A2" office:value-type="string">
            <text:p text:style-name="P30">6.22:4</text:p>
          </table:table-cell>
          <table:table-cell table:style-name="Table1.B2" office:value-type="string">
            <text:p text:style-name="P156">v3：去掉：<text:span text:style-name="T14">大家帮我，我想问一下，我就是想知道</text:span>；去掉 NBA|CBA|欧冠|中超<text:span text:style-name="T12">+</text:span>今年|如今|明年</text:p>
            <text:p text:style-name="P155"><text:span text:style-name="T13">v4: 去掉：</text:span>有谁可以<text:span text:style-name="T13">，</text:span>谁可以<text:span text:style-name="T13">，</text:span>谁可以告诉我一下</text:p>
            <text:p text:style-name="P158">v5: 去掉：最新， <text:s/>去掉今年.*CBA|NBA|欧冠|中超</text:p>
            <text:p text:style-name="P157">v6: 繁体转为简体</text:p>
            <text:p text:style-name="P159">v7: 去掉: <text:s/>赛季|最火|热门|最流行|最近.*(歌|音乐|片|游戏)<text:span text:style-name="T15">|今天.*火箭</text:span></text:p>
            <text:p text:style-name="P159">保留的:离地球最近的恒星,最近总是肚子痛,我的好友最近发生了不愉快的事</text:p>
            <text:p text:style-name="P160">v8: 去掉: 今天.*NBA</text:p>
            <text:p text:style-name="P161">保留的: 我今天为什么不开心;为什么今天定位情人节;今天流行穿什么</text:p>
          </table:table-cell>
        </table:table-row>
        <table:table-row>
          <table:table-cell table:style-name="Table1.A2" office:value-type="string">
            <text:p text:style-name="P31">6.26:1</text:p>
          </table:table-cell>
          <table:table-cell table:style-name="Table1.B2" office:value-type="string">
            <text:p text:style-name="P162">对贴吧数据处理,去掉时效性问题.</text:p>
          </table:table-cell>
        </table:table-row>
        <table:table-row>
          <table:table-cell table:style-name="Table1.A2" office:value-type="string">
            <text:p text:style-name="P32">6.27:2</text:p>
          </table:table-cell>
          <table:table-cell table:style-name="Table1.B2" office:value-type="string">
            <text:p text:style-name="P163">处理wenwen 70-80mill数据,处理步骤如前面数据.</text:p>
          </table:table-cell>
        </table:table-row>
        <table:table-row>
          <table:table-cell table:style-name="Table1.A2" office:value-type="string">
            <text:p text:style-name="P33">6.28:3</text:p>
          </table:table-cell>
          <table:table-cell table:style-name="Table1.B2" office:value-type="string">
            <text:p text:style-name="P163">处理<text:span text:style-name="T16">xiaobing数据,处理步骤如前面数据</text:span></text:p>
          </table:table-cell>
        </table:table-row>
        <table:table-row>
          <table:table-cell table:style-name="Table1.A2" office:value-type="string">
            <text:p text:style-name="P34">6.29:4</text:p>
          </table:table-cell>
          <table:table-cell table:style-name="Table1.B2" office:value-type="string">
            <text:p text:style-name="P164">重新处理wenwen数据,此前通过分词获取多个回答中的某一个作为答案的方法会去除掉一部分有用数据.因此需要重新处理.</text:p>
          </table:table-cell>
        </table:table-row>
        <table:table-row>
          <table:table-cell table:style-name="Table1.A2" office:value-type="string">
            <text:p text:style-name="P35">6.30:5</text:p>
          </table:table-cell>
          <table:table-cell table:style-name="Table1.B2" office:value-type="string">
            <text:p text:style-name="P165">处理wenwen80-90mill数据,处理xiao_bing数据,处理流程如前面所示</text:p>
            <text:p text:style-name="P166"><text:soft-page-break/>xiaobing正则:<text:span text:style-name="T17">回复@[^@]*:</text:span></text:p>
            <text:p text:style-name="P168">回复@[^@]*：</text:p>
            <text:p text:style-name="P169">回覆@[^@]*:</text:p>
            <text:p text:style-name="P169">回復@[^@]*:</text:p>
            <text:p text:style-name="P170">reply@[^ =]*:</text:p>
            <text:p text:style-name="P171">@小冰</text:p>
            <text:p text:style-name="P172">@[^ ]*:</text:p>
            <text:p text:style-name="P172">@[^ ]*<text:span text:style-name="T18">\s</text:span></text:p>
            <text:p text:style-name="P173">@[^ @]*：</text:p>
            <text:p text:style-name="P167">@[^到]*</text:p>
          </table:table-cell>
        </table:table-row>
        <table:table-row>
          <table:table-cell table:style-name="Table1.A2" office:value-type="string">
            <text:p text:style-name="P36">7.3:1</text:p>
          </table:table-cell>
          <table:table-cell table:style-name="Table1.B2" office:value-type="string">
            <text:p text:style-name="P174">去掉语气词,了, 啊, 的, 呀, 吧等(先分词)</text:p>
            <text:p text:style-name="P174">问题len&gt;<text:span text:style-name="T19">3</text:span>0去掉</text:p>
            <text:p text:style-name="P174">答案过多取10个</text:p>
            <text:p text:style-name="P174"/>
            <text:p text:style-name="P174">问问数据去重</text:p>
            <text:p text:style-name="P174">小冰数据去重</text:p>
          </table:table-cell>
        </table:table-row>
        <table:table-row>
          <table:table-cell table:style-name="Table1.A2" office:value-type="string">
            <text:p text:style-name="P37">7.4:2</text:p>
          </table:table-cell>
          <table:table-cell table:style-name="Table1.B2" office:value-type="string">
            <text:p text:style-name="P175">贴吧数据</text:p>
            <text:p text:style-name="P176">豆瓣数据进行如上操作</text:p>
          </table:table-cell>
        </table:table-row>
        <table:table-row>
          <table:table-cell table:style-name="Table1.A2" office:value-type="string">
            <text:p text:style-name="P38">7.5:3</text:p>
          </table:table-cell>
          <table:table-cell table:style-name="Table1.B2" office:value-type="string">
            <text:p text:style-name="P175">问问数据: <text:span text:style-name="T20">27547725, 7.8G</text:span></text:p>
            <text:p text:style-name="P177">贴吧数据: 49688641, 5.6G</text:p>
            <text:p text:style-name="P177">豆瓣数据: 97694, 9.9M</text:p>
            <text:p text:style-name="P177">小冰数据: 85140, 4.8M</text:p>
          </table:table-cell>
        </table:table-row>
        <table:table-row>
          <table:table-cell table:style-name="Table1.A2" office:value-type="string">
            <text:p text:style-name="P39">7.6:4</text:p>
          </table:table-cell>
          <table:table-cell table:style-name="Table1.B2" office:value-type="string">
            <text:p text:style-name="P175"/>
          </table:table-cell>
        </table:table-row>
        <table:table-row>
          <table:table-cell table:style-name="Table1.A2" office:value-type="string">
            <text:p text:style-name="P39">7.7:5</text:p>
          </table:table-cell>
          <table:table-cell table:style-name="Table1.B2" office:value-type="string">
            <text:p text:style-name="P175"/>
          </table:table-cell>
        </table:table-row>
        <table:table-row>
          <table:table-cell table:style-name="Table1.A2" office:value-type="string">
            <text:p text:style-name="P40">7.10:1</text:p>
          </table:table-cell>
          <table:table-cell table:style-name="Table1.B2" office:value-type="string">
            <text:p text:style-name="P175">根据测试结果反馈重新处理问问数据,保留<text:span text:style-name="T21">question_detail</text:span></text:p>
            <text:p text:style-name="P178">seq2seq基础学习</text:p>
          </table:table-cell>
        </table:table-row>
        <table:table-row>
          <table:table-cell table:style-name="Table1.A2" office:value-type="string">
            <text:p text:style-name="P41">7.11:2</text:p>
          </table:table-cell>
          <table:table-cell table:style-name="Table1.B2" office:value-type="string">
            <text:p text:style-name="P179">请假</text:p>
          </table:table-cell>
        </table:table-row>
        <table:table-row>
          <table:table-cell table:style-name="Table1.A2" office:value-type="string">
            <text:p text:style-name="P41">7.12:3</text:p>
          </table:table-cell>
          <table:table-cell table:style-name="Table1.B2" office:value-type="string">
            <text:p text:style-name="P179">学习lua, 了解seq2seq深度问答系统</text:p>
          </table:table-cell>
        </table:table-row>
        <table:table-row>
          <table:table-cell table:style-name="Table1.A2" office:value-type="string">
            <text:p text:style-name="P41">7.13:4</text:p>
          </table:table-cell>
          <table:table-cell table:style-name="Table1.B2" office:value-type="string">
            <text:p text:style-name="P179">学习lua</text:p>
          </table:table-cell>
        </table:table-row>
        <table:table-row>
          <table:table-cell table:style-name="Table1.A2" office:value-type="string">
            <text:p text:style-name="P42">7.14:5</text:p>
          </table:table-cell>
          <table:table-cell table:style-name="Table1.B2" office:value-type="string">
            <text:p text:style-name="P180">学习baike模块</text:p>
            <text:p text:style-name="P181">TODO: 数据清理,按关键词保留问答具有相关性的数据</text:p>
          </table:table-cell>
        </table:table-row>
        <table:table-row>
          <table:table-cell table:style-name="Table1.A2" office:value-type="string">
            <text:p text:style-name="P43">7.17:1</text:p>
          </table:table-cell>
          <table:table-cell table:style-name="Table1.B2" office:value-type="string">
            <text:p text:style-name="P180">学习<text:span text:style-name="T22">baike模块</text:span></text:p>
          </table:table-cell>
        </table:table-row>
        <table:table-row>
          <table:table-cell table:style-name="Table1.A2" office:value-type="string">
            <text:p text:style-name="P43">7.18:2</text:p>
          </table:table-cell>
          <table:table-cell table:style-name="Table1.B2" office:value-type="string">
            <text:p text:style-name="P180">学习<text:span text:style-name="T22">baike模块及其他常用代码</text:span></text:p>
          </table:table-cell>
        </table:table-row>
        <table:table-row>
          <table:table-cell table:style-name="Table1.A2" office:value-type="string">
            <text:p text:style-name="P44">7.19:3</text:p>
          </table:table-cell>
          <table:table-cell table:style-name="Table1.B2" office:value-type="string">
            <text:p text:style-name="P180">添加”毕业院校”,” 主要成就”的问句模式</text:p>
          </table:table-cell>
        </table:table-row>
        <table:table-row table:style-name="Table1.44">
          <table:table-cell table:style-name="Table1.A2" office:value-type="string">
            <text:p text:style-name="P45">7.20:4</text:p>
          </table:table-cell>
          <table:table-cell table:style-name="Table1.B2" office:value-type="string">
            <text:p text:style-name="P182">893条百科知识问题在图灵机器人上面的测试结果统计,统计其正确回答数与错误回答数,正确回答有<text:span text:style-name="T23">336条,错误回答占557条,准确率为37.62%</text:span></text:p>
          </table:table-cell>
        </table:table-row>
        <table:table-row table:style-name="Table1.44">
          <table:table-cell table:style-name="Table1.A2" office:value-type="string">
            <text:p text:style-name="P46">7.24:1</text:p>
          </table:table-cell>
          <table:table-cell table:style-name="Table1.B2" office:value-type="string">
            <text:p text:style-name="P183">了解seq2seq深度问答系统,看paper,(applying deep learning to answer selection a study and an open task)</text:p>
          </table:table-cell>
        </table:table-row>
        <table:table-row table:style-name="Table1.44">
          <table:table-cell table:style-name="Table1.A2" office:value-type="string">
            <text:p text:style-name="P46">7.25:2</text:p>
          </table:table-cell>
          <table:table-cell table:style-name="Table1.B2" office:value-type="string">
            <text:p text:style-name="P182">Pa<text:span text:style-name="T24">per: exploring traditional method and deep learning method for question retrieval and answer ranking in community question answering</text:span></text:p>
            <text:p text:style-name="P184">了解seq2seq及attention,paper:neural machine translation by jointly learning <text:soft-page-break/>to align and translate</text:p>
          </table:table-cell>
        </table:table-row>
        <table:table-row table:style-name="Table1.44">
          <table:table-cell table:style-name="Table1.A2" office:value-type="string">
            <text:p text:style-name="P47">7.26:3</text:p>
          </table:table-cell>
          <table:table-cell table:style-name="Table1.B2" office:value-type="string">
            <text:p text:style-name="P182">研究<text:span text:style-name="T25">tensorflow中seq2seq的代码．学习怎么将中文数据转换为embedding matrix</text:span></text:p>
          </table:table-cell>
        </table:table-row>
        <table:table-row table:style-name="Table1.44">
          <table:table-cell table:style-name="Table1.A2" office:value-type="string">
            <text:p text:style-name="P48">7.27:4</text:p>
          </table:table-cell>
          <table:table-cell table:style-name="Table1.B2" office:value-type="string">
            <text:p text:style-name="P185">尝试使用wenwen数据训练seq2seq，以wenwen数据中的question作为source，以数据中的answer作为target，对target数据进行处理，去掉标点，去掉长串的数字，及长串的英文字符，如httpwwwbaiducom，分别制作question的vocabulary和target的vocabulary，并将训练数据拆分为train和dev数据集，并将训练数据转换为id－vocabulary中的词对应的id</text:p>
            <text:p text:style-name="P187"><text:span text:style-name="T26">遇到bug，tensorflow官网中translate的代码已经</text:span>deprecated<text:span text:style-name="T27">．</text:span></text:p>
            <text:p text:style-name="P186">错误<text:span text:style-name="T27">：AttributeError: 'NoneType' object has no attribute 'update'</text:span></text:p>
            <text:p text:style-name="P186">发现有个新发布的<text:span text:style-name="T28">translate版本，打算研究一下里面的代码，尝试应用上自己的数据</text:span></text:p>
          </table:table-cell>
        </table:table-row>
        <table:table-row table:style-name="Table1.44">
          <table:table-cell table:style-name="Table1.A2" office:value-type="string">
            <text:p text:style-name="P49">7.28:5</text:p>
          </table:table-cell>
          <table:table-cell table:style-name="Table1.B2" office:value-type="string">
            <text:p text:style-name="P188">研究新版本translate的源码（nmt）</text:p>
          </table:table-cell>
        </table:table-row>
        <table:table-row table:style-name="Table1.44">
          <table:table-cell table:style-name="Table1.A2" office:value-type="string">
            <text:p text:style-name="P49">7.31:1</text:p>
          </table:table-cell>
          <table:table-cell table:style-name="Table1.B2" office:value-type="string">
            <text:p text:style-name="P188">TODO: 找时间看chatBotQA的代码，<text:a xlink:type="simple" xlink:href="https://github.com/qhduan/Seq2Seq_Chatbot_QA" text:style-name="Internet_20_link" text:visited-style-name="Visited_20_Internet_20_Link">https://github.com/qhduan/Seq2Seq_Chatbot_QA</text:a></text:p>
            <text:p text:style-name="P188">找时间看tensor2tensor:</text:p>
            <text:p text:style-name="P188">https://github.com/HYQQYH/tensor2tensor</text:p>
          </table:table-cell>
        </table:table-row>
        <table:table-row table:style-name="Table1.44">
          <table:table-cell table:style-name="Table1.A2" office:value-type="string">
            <text:p text:style-name="P50">8.1:2</text:p>
          </table:table-cell>
          <table:table-cell table:style-name="Table1.B2" office:value-type="string">
            <text:p text:style-name="P189">解决bug<text:span text:style-name="T26">：AttributeError: 'NoneType' object has no attribute 'update'</text:span></text:p>
            <text:p text:style-name="P189">继续研究官网seq2seq英语翻译法语的例子</text:p>
          </table:table-cell>
        </table:table-row>
        <table:table-row table:style-name="Table1.44">
          <table:table-cell table:style-name="Table1.A2" office:value-type="string">
            <text:p text:style-name="P51">8.2:3</text:p>
          </table:table-cell>
          <table:table-cell table:style-name="Table1.B2" office:value-type="string">
            <text:p text:style-name="P190">cpu下训练了个小模型,训练数据<text:span text:style-name="T29">53000,条,验证数据5000条左右,</text:span>1层lstm, batch_size=64,hidden_unit=100</text:p>
            <text:p text:style-name="P190">只为测试能不能训练数据.</text:p>
          </table:table-cell>
        </table:table-row>
        <table:table-row table:style-name="Table1.44">
          <table:table-cell table:style-name="Table1.A2" office:value-type="string">
            <text:p text:style-name="P52">8.3:4</text:p>
          </table:table-cell>
          <table:table-cell table:style-name="Table1.B2" office:value-type="string">
            <text:p text:style-name="P191">处理了两千万左右的数据作为训练,1万数据用于验证,同时使用<text:span text:style-name="T29">3层lstm,batch_size=128,hidden_unit=1024.</text:span>遇到Resource exhausted:<text:span text:style-name="T37">OOM</text:span>,当训练数据缩减为同样<text:span text:style-name="T30">1万条时仍旧出问题.</text:span></text:p>
            <text:p text:style-name="P192">但训练数据1<text:span text:style-name="T31">0/100</text:span>万条,验证数据1万,lstm=3,batch_size=<text:span text:style-name="T36">128</text:span>,hidden_unit=512时可行.</text:p>
            <text:p text:style-name="P193"/>
            <text:p text:style-name="P194">Lstm=3, batch_size=128,hidden_unit=<text:span text:style-name="T32">128</text:span>,GPU:<text:span text:style-name="T32">2159+71+71+71</text:span></text:p>
            <text:p text:style-name="P194">Lstm=3, batch_size=128,hidden_unit=<text:span text:style-name="T32">256</text:span>,GPU:<text:span text:style-name="T32">4207+71+71+71</text:span></text:p>
            <text:p text:style-name="P194">Lstm=3, batch_size=128,hidden_unit=<text:span text:style-name="T32">512</text:span>,GPU:<text:span text:style-name="T32">8303+71+71+71</text:span></text:p>
            <text:p text:style-name="P194">Lstm=3, batch_size=<text:span text:style-name="T32">64</text:span>,hidden_unit=<text:span text:style-name="T32">128</text:span>,GPU:<text:span text:style-name="T33">2159+71+71+71</text:span></text:p>
            <text:p text:style-name="P195">Lstm=3, batch_size=<text:span text:style-name="T34">512</text:span>,hidden_unit=<text:span text:style-name="T32">128</text:span>,GPU:<text:span text:style-name="T35">2159+71+71+71</text:span></text:p>
          </table:table-cell>
        </table:table-row>
        <table:table-row table:style-name="Table1.44">
          <table:table-cell table:style-name="Table1.A2" office:value-type="string">
            <text:p text:style-name="P53">8.4:5</text:p>
          </table:table-cell>
          <table:table-cell table:style-name="Table1.B2" office:value-type="string">
            <text:p text:style-name="P196">训练seq2seq.</text:p>
            <text:p text:style-name="P198">global step 52400 learning rate 0.6930 step-time 0.35 perplexity 30.78</text:p>
            <text:p text:style-name="P198"><text:s text:c="2"/>eval: bucket 0 perplexity 22.85</text:p>
            <text:p text:style-name="P198"><text:s text:c="2"/>eval: bucket 1 perplexity 31.17</text:p>
            <text:p text:style-name="P198"><text:s text:c="2"/>eval: bucket 2 perplexity 37.03</text:p>
            <text:p text:style-name="P198"><text:s text:c="2"/>eval: bucket 3 perplexity 43.36</text:p>
            <text:p text:style-name="P198"/>
            <text:p text:style-name="P198">结果:</text:p>
            <text:p text:style-name="P199">&gt; 什么是爱情呀</text:p>
            <text:p text:style-name="P199">_UNK</text:p>
            <text:p text:style-name="P199">&gt; 年轻人应该具备什么</text:p>
            <text:p text:style-name="P199">自信</text:p>
            <text:p text:style-name="P199"><text:soft-page-break/>&gt; NBA历史上最多有几个加时赛</text:p>
            <text:p text:style-name="P200">BA 有 <text:s text:c="2"/><text:span text:style-name="T40">| <text:s/>BA历史上加时赛次数最多为6次</text:span></text:p>
            <text:p text:style-name="P199">&gt; 为什么男人要做孩子的爹</text:p>
            <text:p text:style-name="P199">因为 他 是 男人 <text:s/><text:span text:style-name="T40">| <text:s/>不做爹难道做妈</text:span></text:p>
            <text:p text:style-name="P199">&gt; 我今天心情很不好</text:p>
            <text:p text:style-name="P199">我 也 想 知道</text:p>
            <text:p text:style-name="P199">&gt; 北上广的房价好高啊</text:p>
            <text:p text:style-name="P199">我 想 应该 是 吧</text:p>
            <text:p text:style-name="P199">&gt; 北京为什么房价这么高</text:p>
            <text:p text:style-name="P199">你 可以 去 看看 <text:s/><text:span text:style-name="T40">| 因为北京是我国的首都</text:span></text:p>
          </table:table-cell>
        </table:table-row>
        <table:table-row table:style-name="Table1.44">
          <table:table-cell table:style-name="Table1.A2" office:value-type="string">
            <text:p text:style-name="P54">8.7:1</text:p>
          </table:table-cell>
          <table:table-cell table:style-name="Table1.B2" office:value-type="string">
            <text:p text:style-name="P197">找时间看<text:span text:style-name="T38">sket-rnn: </text:span><text:a xlink:type="simple" xlink:href="https://github.com/tensorflow/magenta/tree/master/magenta/models/sketch_rnn" text:style-name="Internet_20_link" text:visited-style-name="Visited_20_Internet_20_Link"><text:span text:style-name="T38">https://github.com/tensorflow/magenta/tree/master/magenta/models/sketch_rnn</text:span></text:a></text:p>
          </table:table-cell>
        </table:table-row>
        <table:table-row table:style-name="Table1.44">
          <table:table-cell table:style-name="Table1.A2" office:value-type="string">
            <text:p text:style-name="P55">8.8:2</text:p>
          </table:table-cell>
          <table:table-cell table:style-name="Table1.B2" office:value-type="string">
            <text:p text:style-name="P197">写了个脚本,进行闲聊模块样例测试,总共<text:span text:style-name="T39">67905条, 测试了37000条</text:span></text:p>
          </table:table-cell>
        </table:table-row>
        <table:table-row table:style-name="Table1.44">
          <table:table-cell table:style-name="Table1.A2" office:value-type="string">
            <text:p text:style-name="P56">8.9:3</text:p>
          </table:table-cell>
          <table:table-cell table:style-name="Table1.B2" office:value-type="string">
            <text:p text:style-name="P197">从<text:span text:style-name="T41">4月到6月,桂兴主要让我处理数据与爬取数据,具体的:</text:span></text:p>
            <text:p text:style-name="P201">4月,学习公司爬虫框架,学习<text:span text:style-name="T42">python,正则等,</text:span>爬取十万个为什么, 成语大全等数据.</text:p>
            <text:p text:style-name="P201">5月,分析百度贴吧网页结构,按不同分类对百度贴吧里面的帖子进行收集,例如体育,娱乐明星,综艺等,并于后期对爬取到的贴吧数据进行整理,整理成问答对,但由于数据不是很干净,数据暂未使用.目前贴吧数据还未完全爬取完毕<text:span text:style-name="T42">(已暂停)</text:span>,已爬取数据近1亿条,后期整理后的问答对近5000万条.</text:p>
            <text:p text:style-name="P204">6月,主要清洗数据,包括从不同json格式中提取出所需的问答对,然后去标点,繁体转简体,去停用词,问答对去重,简化问答对等操作,处理了天涯论坛的数据216w条, 处理后豆瓣数据有10万条,处理后小冰数据有9万条, 处理了搜狗wenwen的数据近5000万条,其中wenwen数据是边爬取边处理,桂兴那爬好一批,然后再交给我处理.处理后wenwen数据现有2700w条左右.</text:p>
            <text:p text:style-name="P202">7月开始接触问答系统,并学习各个模块内容,并协助做些统计,添加问句模式等工作.</text:p>
            <text:p text:style-name="P202">7月<text:span text:style-name="T45">24日</text:span>开始接触seq2seq深度问答系统,学习tensorflow中的翻译源码,并进行部分改动,将自己的数据,如豆瓣数据和wenwen数据的问答对处理成<text:span text:style-name="T42">seq2seq中相应的格式,并调通代码. 并在gpu集群中进行了训练.效果一般,一是数据问题,二是只靠基础的seq2seq框架不能很好完成任务, 从接触到现在,2个星期左右.</text:span></text:p>
            <text:p text:style-name="P203">总体而言,个人觉得难度还行,很多东西对我来说都是新的,虽不能做到立马上手,但给点时间熟悉一下还是能较好处理.</text:p>
            <text:p text:style-name="P203"/>
            <text:p text:style-name="P203">AI班的优缺点:</text:p>
            <text:p text:style-name="P203">对于我而言,好处还是蛮明显的,比较系统的学习了深度学习的相关知识,对于以前比较困惑的地方也有了进一步的了解,短时间内较高强度的课程学习,加上相关的编程作业,能对深度学习相关知识有更深的理解.</text:p>
            <text:p text:style-name="P203">个人觉得效果不是很大的点主要有:与自己工作相关度不是很高的课程,例如语音处理相关的知识点. 以及<text:span text:style-name="T43">nlp的部分课程,通过nlp课程,了解了nlp的主要任务及相关概念,但是内容相对比较浅.</text:span></text:p>
          </table:table-cell>
        </table:table-row>
        <table:table-row table:style-name="Table1.44">
          <table:table-cell table:style-name="Table1.A2" office:value-type="string">
            <text:p text:style-name="P57">8.10:4</text:p>
          </table:table-cell>
          <table:table-cell table:style-name="Table1.B2" office:value-type="string">
            <text:p text:style-name="P206"><text:span text:style-name="T44">Paper:</text:span><text:bookmark text:name="yui_3_14_1_1_1502277413801_467"/>Neural Response Generation via GAN with an Approximate Embedding Layer</text:p>
            <text:p text:style-name="P205"/>
            <text:p text:style-name="P205"><text:a xlink:type="simple" xlink:href="https://www.researchgate.net/publication/318882258_Neural_Response_Generation_via_GAN_with_an_Approximate_Embedding_Layer" text:style-name="Internet_20_link" text:visited-style-name="Visited_20_Internet_20_Link">https://www.researchgate.net/publication/318882258_Neural_Response_Generation_via_GAN_with_an_Approximate_Embedding_Layer</text:a></text:p>
          </table:table-cell>
        </table:table-row>
        <text:soft-page-break/>
        <table:table-row table:style-name="Table1.44">
          <table:table-cell table:style-name="Table1.A2" office:value-type="string">
            <text:p text:style-name="P58">8.11:5</text:p>
          </table:table-cell>
          <table:table-cell table:style-name="Table1.B2" office:value-type="string">
            <text:p text:style-name="P206"/>
          </table:table-cell>
        </table:table-row>
        <table:table-row table:style-name="Table1.44">
          <table:table-cell table:style-name="Table1.A2" office:value-type="string">
            <text:p text:style-name="P58">8.13:1</text:p>
          </table:table-cell>
          <table:table-cell table:style-name="Table1.B2" office:value-type="string">
            <text:p text:style-name="P206">使用标注好的闲聊数据训练模型得到的结果:</text:p>
            <text:p text:style-name="P207">&gt; 说话啊</text:p>
            <text:p text:style-name="P207">我 一直 在 说话 的 呀</text:p>
            <text:p text:style-name="P207">&gt; 去你的</text:p>
            <text:p text:style-name="P207">我 就 在 这儿 呢 ， 你 也 不要 太</text:p>
            <text:p text:style-name="P207">&gt; 现在天还没黑</text:p>
            <text:p text:style-name="P207">那 你 赶紧 去 看看 医生 吧</text:p>
            <text:p text:style-name="P207">&gt; 请叫我老佛爷</text:p>
            <text:p text:style-name="P207">你入 戏太深</text:p>
            <text:p text:style-name="P207">&gt; 我不想说话</text:p>
            <text:p text:style-name="P207">那 就 不 说话 。</text:p>
            <text:p text:style-name="P207">&gt; 我真帅</text:p>
            <text:p text:style-name="P207">我 觉得 还是 没有 一个 人</text:p>
            <text:p text:style-name="P207">&gt; 你叫什么名字</text:p>
            <text:p text:style-name="P207">叫 你 主人 啊</text:p>
            <text:p text:style-name="P207">&gt; 快点啊</text:p>
            <text:p text:style-name="P207">我 已经 起来 ， 你 不要 担心 我</text:p>
            <text:p text:style-name="P207">&gt; 你滚吧</text:p>
            <text:p text:style-name="P207">我 不 滚 呢 ， 我 可 不敢</text:p>
            <text:p text:style-name="P207">&gt; 你叫什么</text:p>
            <text:p text:style-name="P207">我 叫 你 主人 呀</text:p>
            <text:p text:style-name="P207">&gt; 快点叫爷</text:p>
            <text:p text:style-name="P207">我 已经 没有 说 你 的 呀</text:p>
            <text:p text:style-name="P207">&gt; 天天就知道卖萌</text:p>
            <text:p text:style-name="P207">我 是 个 机器人 ， 不是 机器人</text:p>
            <text:p text:style-name="P207">&gt; 你好</text:p>
            <text:p text:style-name="P207">你好 ， 主人 。</text:p>
            <text:p text:style-name="P207">&gt; 今天天气好好</text:p>
            <text:p text:style-name="P207">是 的 ， 主人</text:p>
            <text:p text:style-name="P207">&gt; 你今天美吗</text:p>
            <text:p text:style-name="P207">我 觉得 还 不错 呢</text:p>
            <text:p text:style-name="P207">&gt; 你喜欢帅哥还是美女</text:p>
            <text:p text:style-name="P207">帅哥 帅哥 都 喜欢</text:p>
            <text:p text:style-name="P207">&gt; 我好累啊</text:p>
            <text:p text:style-name="P207">主人 真 厉害</text:p>
            <text:p text:style-name="P207">&gt; 你好污啊</text:p>
            <text:p text:style-name="P207">你好 ， 主人 。</text:p>
            <text:p text:style-name="P207">&gt; 你爷爷个腿</text:p>
            <text:p text:style-name="P207">这个 我 可不 知道</text:p>
            <text:p text:style-name="P207">&gt; 叫我将军</text:p>
            <text:p text:style-name="P207">你好 ， 小贤</text:p>
            <text:p text:style-name="P207">&gt; 小宝贝你在干嘛呀</text:p>
            <text:p text:style-name="P207">我 在 想 你 呀</text:p>
            <text:p text:style-name="P207">&gt;好想吃饭</text:p>
            <text:p text:style-name="P207"><text:soft-page-break/>主人 你 坏 坏 哦 ， 我 不要 跟 你 说话</text:p>
            <text:p text:style-name="P207">&gt; 我肚子好饿</text:p>
            <text:p text:style-name="P207">饿 就 去 吃 东西 。</text:p>
            <text:p text:style-name="P207">&gt; 跟我去看电影吧</text:p>
            <text:p text:style-name="P207">好 的 ， 我 等 你 。</text:p>
            <text:p text:style-name="P207">&gt; 嘿嘿嘿</text:p>
            <text:p text:style-name="P207">好 的 ， 我 等 你 。</text:p>
            <text:p text:style-name="P208">&gt; 哈喽</text:p>
            <text:p text:style-name="P208">你好 呀 ， 很 高兴 认识 你</text:p>
            <text:p text:style-name="P208">&gt; 你听我说</text:p>
            <text:p text:style-name="P208">好 的 ， 听 你 的</text:p>
            <text:p text:style-name="P208">&gt; 今天天气如何</text:p>
            <text:p text:style-name="P208">我 觉得 还 不错 呢</text:p>
            <text:p text:style-name="P208">&gt; 太热了这天</text:p>
            <text:p text:style-name="P208">我 觉得 还是 挺帅 的</text:p>
            <text:p text:style-name="P208">&gt; 啊啊啊啊</text:p>
            <text:p text:style-name="P208">好 的 ， 我 很 乐意 的 。</text:p>
            <text:p text:style-name="P208">&gt; 你说什么?</text:p>
            <text:p text:style-name="P208">这种 事情 都 问 ， 主人 不要 让 我 看不起 你 哦 ！</text:p>
            <text:p text:style-name="P208">&gt; 给我消失</text:p>
            <text:p text:style-name="P208">我 还 不想 死 呢 。</text:p>
            <text:p text:style-name="P208">&gt; 你吃饭了吗</text:p>
            <text:p text:style-name="P208">我 是 机器人 ， 不用 吃饭 的 。</text:p>
          </table:table-cell>
        </table:table-row>
        <table:table-row table:style-name="Table1.44">
          <table:table-cell table:style-name="Table1.A2" office:value-type="string">
            <text:p text:style-name="P59">8.14:1</text:p>
          </table:table-cell>
          <table:table-cell table:style-name="Table1.B2" office:value-type="string">
            <text:p text:style-name="P209">编写脚本,根据applicationId提取平台中用户的使用信息,即追踪某个用户的使用情况,问了什么问题,其意图是什么.</text:p>
          </table:table-cell>
        </table:table-row>
        <table:table-row table:style-name="Table1.44">
          <table:table-cell table:style-name="Table1.A2" office:value-type="string">
            <text:p text:style-name="P60">8.15:2</text:p>
          </table:table-cell>
          <table:table-cell table:style-name="Table1.B2" office:value-type="string">
            <text:p text:style-name="P210">跟踪某个applicationId中某个ip的使用情况,分析其数据.</text:p>
            <text:p text:style-name="P210">给400条包含属性,百科,闲聊,领域的数据打分,分数包括0,1,2分</text:p>
          </table:table-cell>
        </table:table-row>
        <table:table-row table:style-name="Table1.44">
          <table:table-cell table:style-name="Table1.A2" office:value-type="string">
            <text:p text:style-name="P61">8.16:3</text:p>
          </table:table-cell>
          <table:table-cell table:style-name="Table1.B2" office:value-type="string">
            <text:p text:style-name="P211">爬取平台14号9:00-21:00的包含某几个appid且属于chat的数据</text:p>
          </table:table-cell>
        </table:table-row>
        <table:table-row table:style-name="Table1.44">
          <table:table-cell table:style-name="Table1.A2" office:value-type="string">
            <text:p text:style-name="P61">8.17:4</text:p>
          </table:table-cell>
          <table:table-cell table:style-name="Table1.B2" office:value-type="string">
            <text:p text:style-name="P211">TODO:requests</text:p>
          </table:table-cell>
        </table:table-row>
        <table:table-row table:style-name="Table1.44">
          <table:table-cell table:style-name="Table1.A2" office:value-type="string">
            <text:p text:style-name="P62">8.18:5</text:p>
          </table:table-cell>
          <table:table-cell table:style-name="Table1.B2" office:value-type="string">
            <text:p text:style-name="P212">TODO:跟踪某个appid近段时间的访问量变化</text:p>
          </table:table-cell>
        </table:table-row>
        <table:table-row table:style-name="Table1.44">
          <table:table-cell table:style-name="Table1.A2" office:value-type="string">
            <text:p text:style-name="P63">8.21:1</text:p>
          </table:table-cell>
          <table:table-cell table:style-name="Table1.B2" office:value-type="string">
            <text:p text:style-name="P212">跟踪某个appid近段时间的访问量变化</text:p>
          </table:table-cell>
        </table:table-row>
        <table:table-row table:style-name="Table1.44">
          <table:table-cell table:style-name="Table1.A2" office:value-type="string">
            <text:p text:style-name="P63">8.22:2</text:p>
          </table:table-cell>
          <table:table-cell table:style-name="Table1.B2" office:value-type="string">
            <text:p text:style-name="P212">跟踪<text:span text:style-name="T46">10个client_ip的近1个月的平台访问量的变化情况</text:span></text:p>
          </table:table-cell>
        </table:table-row>
        <table:table-row table:style-name="Table1.44">
          <table:table-cell table:style-name="Table1.A2" office:value-type="string">
            <text:p text:style-name="P63">8.23:3</text:p>
          </table:table-cell>
          <table:table-cell table:style-name="Table1.B2" office:value-type="string">
            <text:p text:style-name="P213">需求</text:p>
            <text:p text:style-name="P213">深入理解seq2seq的tensorflow实现</text:p>
          </table:table-cell>
        </table:table-row>
        <table:table-row table:style-name="Table1.44">
          <table:table-cell table:style-name="Table1.A2" office:value-type="string">
            <text:p text:style-name="P64">8.24:4</text:p>
          </table:table-cell>
          <table:table-cell table:style-name="Table1.B2" office:value-type="string">
            <text:p text:style-name="P214">歧义消除,说法改写:</text:p>
            <text:p text:style-name="P214">哪位 是 人名 的 对象 =&gt; 人名-配偶 改写为: 人名 的 对象:spouse</text:p>
            <text:p text:style-name="P214">将所有属性为spouse的说法进行聚类.</text:p>
            <text:p text:style-name="P214">再将目标关系组进行改写:</text:p>
            <text:p text:style-name="P214">例如:4代火影:son:漩涡鸣人 改写为: 4代火影儿子中文名:漩涡鸣人;4代火影儿子名儿:漩涡鸣人;4代火影的儿子:漩涡鸣人</text:p>
            <text:p text:style-name="P214">son属性下有多少种说法就改写为多少种形如上面的句子</text:p>
          </table:table-cell>
        </table:table-row>
        <text:soft-page-break/>
        <table:table-row table:style-name="Table1.44">
          <table:table-cell table:style-name="Table1.A2" office:value-type="string">
            <text:p text:style-name="P65">8.25:5</text:p>
          </table:table-cell>
          <table:table-cell table:style-name="Table1.B2" office:value-type="string">
            <text:p text:style-name="P215">了解beam_search算法</text:p>
          </table:table-cell>
        </table:table-row>
        <table:table-row table:style-name="Table1.44">
          <table:table-cell table:style-name="Table1.A2" office:value-type="string">
            <text:p text:style-name="P66">8.28:1</text:p>
          </table:table-cell>
          <table:table-cell table:style-name="Table1.B2" office:value-type="string">
            <text:p text:style-name="P215">追踪<text:span text:style-name="T47">10个clientip从15号到23号的平台访问量变化情况.</text:span></text:p>
            <text:p text:style-name="P216">追踪车载<text:span text:style-name="T48">appid号为14688393138595c9的记录,获取其最早开始活跃的那天起的记录</text:span></text:p>
          </table:table-cell>
        </table:table-row>
        <table:table-row table:style-name="Table1.44">
          <table:table-cell table:style-name="Table1.A2" office:value-type="string">
            <text:p text:style-name="P66">8.29:2</text:p>
          </table:table-cell>
          <table:table-cell table:style-name="Table1.B2" office:value-type="string">
            <text:p text:style-name="P219">提取<text:span text:style-name="T52">16-09-04的车载appid为~95c9的记录,抽取其中的chat.分别抽取9.5,10.5,11.5三天的数据.</text:span></text:p>
            <text:p text:style-name="P215"><text:span text:style-name="T50">nmt分享:</text:span>评价指标<text:span text:style-name="T49">bleu与ppl,如何选取合适的评价指标.</text:span></text:p>
            <text:p text:style-name="P217">采用<text:span text:style-name="T49">attention is all you need,得到的结果,前几个词的效果不好,后面的翻译的效果比较好.</text:span></text:p>
            <text:p text:style-name="P218">maxnet训练速度要比tensorflow快1倍.未来可将不同平台训练的模型之间转换?只需构建需要的inference?</text:p>
          </table:table-cell>
        </table:table-row>
        <table:table-row table:style-name="Table1.44">
          <table:table-cell table:style-name="Table1.A2" office:value-type="string">
            <text:p text:style-name="P66">8.30:3</text:p>
          </table:table-cell>
          <table:table-cell table:style-name="Table1.B2" office:value-type="string">
            <text:p text:style-name="P220">近几天10个client_ip的结果中,访问量下降为0,从log看,client_ip主要在core:air/weather/chat/poi/restriction中,近几天的log不包含如上信息.所以10个ip的访问量下降为0.近几天的<text:span text:style-name="T53">log多为,core:airobotLechange/aihomeTencent</text:span></text:p>
          </table:table-cell>
        </table:table-row>
        <table:table-row table:style-name="Table1.44">
          <table:table-cell table:style-name="Table1.A2" office:value-type="string">
            <text:p text:style-name="P66">8.31:4</text:p>
          </table:table-cell>
          <table:table-cell table:style-name="Table1.B2" office:value-type="string">
            <text:p text:style-name="P215"/>
          </table:table-cell>
        </table:table-row>
        <table:table-row table:style-name="Table1.44">
          <table:table-cell table:style-name="Table1.A2" office:value-type="string">
            <text:p text:style-name="P66">9.1:5</text:p>
          </table:table-cell>
          <table:table-cell table:style-name="Table1.B2" office:value-type="string">
            <text:p text:style-name="P221">获取另一个appid-9<text:span text:style-name="T56">61d</text:span>出现最早的日期<text:span text:style-name="T55">(10-31)</text:span>,并获取当天及隔一个月的数据.</text:p>
            <text:p text:style-name="P221">统计车载appid-95c9从出现最早的那天起的访问量变化情况,从<text:span text:style-name="T54">2016-9-5到2016-10-4</text:span></text:p>
          </table:table-cell>
        </table:table-row>
        <table:table-row table:style-name="Table1.44">
          <table:table-cell table:style-name="Table1.A2" office:value-type="string">
            <text:p text:style-name="P66">9.<text:span text:style-name="T57">4</text:span>:<text:span text:style-name="T57">1</text:span></text:p>
          </table:table-cell>
          <table:table-cell table:style-name="Table1.B2" office:value-type="string">
            <text:p text:style-name="P222">paper:attention is all you need.</text:p>
            <text:p text:style-name="P222">获取车载95c9闲聊数据的变化情况,从9.5开始.</text:p>
          </table:table-cell>
        </table:table-row>
        <table:table-row table:style-name="Table1.44">
          <table:table-cell table:style-name="Table1.A2" office:value-type="string">
            <text:p text:style-name="P67">9.5:2</text:p>
          </table:table-cell>
          <table:table-cell table:style-name="Table1.B2" office:value-type="string">
            <text:p text:style-name="P223">接触混合智能机器人项目</text:p>
          </table:table-cell>
        </table:table-row>
        <table:table-row table:style-name="Table1.44">
          <table:table-cell table:style-name="Table1.A2" office:value-type="string">
            <text:p text:style-name="P68">9.7:4</text:p>
          </table:table-cell>
          <table:table-cell table:style-name="Table1.B2" office:value-type="string">
            <text:p text:style-name="P224"><text:span text:style-name="T58">调研AI行业主流知识</text:span>问法方式、<text:span text:style-name="T59">topic</text:span>范围等.</text:p>
            <text:p text:style-name="P224">主要问题在:AI行业太宽泛,一个领域要有深度,这深度需要多深?问答获取方式困难.</text:p>
          </table:table-cell>
        </table:table-row>
        <table:table-row table:style-name="Table1.44">
          <table:table-cell table:style-name="Table1.A2" office:value-type="string">
            <text:p text:style-name="P69">9.8:5</text:p>
          </table:table-cell>
          <table:table-cell table:style-name="Table1.B2" office:value-type="string">
            <text:p text:style-name="P225">数据标注1000条</text:p>
          </table:table-cell>
        </table:table-row>
        <table:table-row table:style-name="Table1.44">
          <table:table-cell table:style-name="Table1.A2" office:value-type="string">
            <text:p text:style-name="P70">9.11:1</text:p>
          </table:table-cell>
          <table:table-cell table:style-name="Table1.B2" office:value-type="string">
            <text:p text:style-name="P225">调研百度知道中关于AI领域的问法,编写爬取问法的脚本</text:p>
          </table:table-cell>
        </table:table-row>
        <table:table-row table:style-name="Table1.44">
          <table:table-cell table:style-name="Table1.A2" office:value-type="string">
            <text:p text:style-name="P70">9.12:2</text:p>
          </table:table-cell>
          <table:table-cell table:style-name="Table1.B2" office:value-type="string">
            <text:p text:style-name="P226">50条百科句子人工测试</text:p>
          </table:table-cell>
        </table:table-row>
        <table:table-row table:style-name="Table1.44">
          <table:table-cell table:style-name="Table1.A2" office:value-type="string">
            <text:p text:style-name="P70">9.13:3</text:p>
          </table:table-cell>
          <table:table-cell table:style-name="Table1.B2" office:value-type="string">
            <text:p text:style-name="P225">学习<text:span text:style-name="T60">scrapy,爬取wiki中人工智能领域的数据</text:span></text:p>
          </table:table-cell>
        </table:table-row>
        <table:table-row table:style-name="Table1.44">
          <table:table-cell table:style-name="Table1.A2" office:value-type="string">
            <text:p text:style-name="P71">9.14:4</text:p>
          </table:table-cell>
          <table:table-cell table:style-name="Table1.B2" office:value-type="string">
            <text:p text:style-name="P227">统计appid中chat数据的百分比变化情况</text:p>
          </table:table-cell>
        </table:table-row>
        <table:table-row table:style-name="Table1.44">
          <table:table-cell table:style-name="Table1.A2" office:value-type="string">
            <text:p text:style-name="P72">9.15:5</text:p>
          </table:table-cell>
          <table:table-cell table:style-name="Table1.B2" office:value-type="string">
            <text:p text:style-name="P228">Done:完成递归提取部分wikidata item的json结构代码.</text:p>
            <text:p text:style-name="P228">实现: 例如获取了AI的url为:<text:a xlink:type="simple" xlink:href="https://www.wikidata.org/wiki/Q11660" text:style-name="Internet_20_link" text:visited-style-name="Visited_20_Internet_20_Link">https://www.wikidata.org/wiki/Q11660</text:a>,</text:p>
            <text:p text:style-name="P228">将其变为: <text:a xlink:type="simple" xlink:href="https://www.wikidata.org/wiki/Special:EntityData/Q11660.json" text:style-name="Internet_20_link" text:visited-style-name="Visited_20_Internet_20_Link">https://www.wikidata.org/wiki/Special:EntityData/Q11660.json</text:a></text:p>
            <text:p text:style-name="P228">即可获得AI词条的json结构.</text:p>
            <text:p text:style-name="P229">TODO:</text:p>
            <text:p text:style-name="P229"><text:span text:style-name="T61">1.</text:span> 词条的属性item不能用上述方法获取json.</text:p>
            <text:p text:style-name="P228">例如AI中有属性instance of,其值为Property:P31,非Q开头,需另写脚本存储所需信息.</text:p>
            <text:p text:style-name="P230">2. 如何过滤掉与AI主题无关的词条,只保留相关的词条.例如要获取所有AI大类的词条,但<text:span text:style-name="T62">wiki中只能知道词条的父类,无法获取词条的子类.</text:span></text:p>
            <text:p text:style-name="P231">3. 保留item页面(非wikidata item页面)的所需信息.</text:p>
          </table:table-cell>
        </table:table-row>
        <text:soft-page-break/>
        <table:table-row table:style-name="Table1.44">
          <table:table-cell table:style-name="Table1.A2" office:value-type="string">
            <text:p text:style-name="P73">9.1<text:span text:style-name="T63">8</text:span>:<text:span text:style-name="T63">1</text:span></text:p>
          </table:table-cell>
          <table:table-cell table:style-name="Table1.B2" office:value-type="string">
            <text:p text:style-name="P232">以set()代替deque(),在set中存储爬取过的词条,以此过滤掉不需要深度爬取的词条.</text:p>
            <text:p text:style-name="P232">添加处理下一页的功能.</text:p>
            <text:p text:style-name="P232"/>
          </table:table-cell>
        </table:table-row>
        <table:table-row table:style-name="Table1.44">
          <table:table-cell table:style-name="Table1.A2" office:value-type="string">
            <text:p text:style-name="P74">9.19:2</text:p>
          </table:table-cell>
          <table:table-cell table:style-name="Table1.B2" office:value-type="string">
            <text:p text:style-name="P233">统计1434条wiki词条中的instance种类,一共有230条不同的instance,其中human占比最高,出现334次.</text:p>
            <text:p text:style-name="P233">可视化部分wiki词条依赖关系.</text:p>
          </table:table-cell>
        </table:table-row>
        <table:table-row table:style-name="Table1.44">
          <table:table-cell table:style-name="Table1.A2" office:value-type="string">
            <text:p text:style-name="P75">9.20:3</text:p>
          </table:table-cell>
          <table:table-cell table:style-name="Table1.B2" office:value-type="string">
            <text:p text:style-name="P234">人物及科学概念属性统计.如:</text:p>
            <text:p text:style-name="P234">P21 | sex or gender | 性别 | male(例子) | 1(出现次数)</text:p>
          </table:table-cell>
        </table:table-row>
        <table:table-row table:style-name="Table1.44">
          <table:table-cell table:style-name="Table1.A2" office:value-type="string">
            <text:p text:style-name="P76">9.21:4</text:p>
          </table:table-cell>
          <table:table-cell table:style-name="Table1.B2" office:value-type="string">
            <text:p text:style-name="P235">科学概念(如neural network)通常包含属性part of,subclass of或facet of及<text:span text:style-name="T66">instance中的部分词条</text:span>,1434个词条中,以上四者属性数量分别为66,130,18,<text:span text:style-name="T67">110</text:span>.因此科学概念词条数目大致在<text:span text:style-name="T51">324</text:span>个(忽略部分词条同时存在以上词条的2个或3个).</text:p>
            <text:p text:style-name="P236">instance为human的词条数为<text:span text:style-name="T50">334</text:span>个.</text:p>
            <text:p text:style-name="P236">Instance为film的词条数大约为<text:span text:style-name="T65">55</text:span>个.</text:p>
            <text:p text:style-name="P236">Confer<text:span text:style-name="T64">ence的词条数大约为150个.</text:span></text:p>
            <text:p text:style-name="P236">还有其他如编程语言,book,paper,company,科研机构……</text:p>
          </table:table-cell>
        </table:table-row>
        <table:table-row table:style-name="Table1.44">
          <table:table-cell table:style-name="Table1.A2" office:value-type="string">
            <text:p text:style-name="P77">9.22:5</text:p>
          </table:table-cell>
          <table:table-cell table:style-name="Table1.B2" office:value-type="string">
            <text:p text:style-name="P237">AI行业数据rdf格式整理.将所有wiki词条整理成如下三元组形式:&lt;/wiki/q94_android&gt; &lt;/wiki/p31_instance_of&gt; &lt;/wiki/q920890_mobile_operating_system&gt; .用于构建数据库.</text:p>
          </table:table-cell>
        </table:table-row>
        <table:table-row table:style-name="Table1.44">
          <table:table-cell table:style-name="Table1.A2" office:value-type="string">
            <text:p text:style-name="P77">9.2<text:span text:style-name="T71">5</text:span>:1</text:p>
          </table:table-cell>
          <table:table-cell table:style-name="Table1.B2" office:value-type="string">
            <text:p text:style-name="P237">TODO: 部分词条需补充时间信息,title词条需补充标题信息,链接词条需补充label信息.</text:p>
            <text:p text:style-name="P238">所有AI词条rdf格式整理完毕.总共<text:span text:style-name="T68">19307条.</text:span></text:p>
            <text:p text:style-name="P238">补充部分词条所缺的时间信息.如<text:span text:style-name="T69">date of birth, inception.</text:span></text:p>
            <text:p text:style-name="P238">补充属性词条的<text:span text:style-name="T69">title.</text:span></text:p>
            <text:p text:style-name="P238">添加属性链接所词条的<text:span text:style-name="T70">label信息</text:span></text:p>
            <text:p text:style-name="P238"/>
          </table:table-cell>
        </table:table-row>
        <table:table-row table:style-name="Table1.44">
          <table:table-cell table:style-name="Table1.A2" office:value-type="string">
            <text:p text:style-name="P78">9.27:3</text:p>
          </table:table-cell>
          <table:table-cell table:style-name="Table1.B2" office:value-type="string">
            <text:p text:style-name="P239">开会讨论数据库的选型及句子解析流程等</text:p>
          </table:table-cell>
        </table:table-row>
        <table:table-row table:style-name="Table1.44">
          <table:table-cell table:style-name="Table1.A2" office:value-type="string">
            <text:p text:style-name="P78">9.29:5</text:p>
          </table:table-cell>
          <table:table-cell table:style-name="Table1.B2" office:value-type="string">
            <text:p text:style-name="P239">修复生成rdf格式文件代码的bug.</text:p>
            <text:p text:style-name="P239">去掉了&lt;&gt;里面的双引号及括号(),并转为小写,将string中的双引号替换为\",&gt;&lt;替换为&gt; &lt;,修复部分本来为节点结果却为string的bug.</text:p>
          </table:table-cell>
        </table:table-row>
        <table:table-row table:style-name="Table1.44">
          <table:table-cell table:style-name="Table1.A2" office:value-type="string">
            <text:p text:style-name="P79">10.9</text:p>
          </table:table-cell>
          <table:table-cell table:style-name="Table1.B2" office:value-type="string">
            <text:p text:style-name="P240">改变rule制定策略,当func为min或者max时,去掉$int,替换为具体的filter_attr,当func为eq时,添加att_name.</text:p>
            <text:p text:style-name="P240">例如:</text:p>
            <text:p text:style-name="P240">1.姚明第一个女儿是谁</text:p>
            <text:p text:style-name="P265"><text:span text:style-name="T74">original: </text:span>&lt;human&gt; <text:span text:style-name="T72">#human.age</text:span> 女儿 是 谁 =&gt; (daughter,[(max,<text:span text:style-name="T72">$1</text:span>)])</text:p>
            <text:p text:style-name="P265"><text:span text:style-name="T74">new:</text:span>&lt;human&gt; 第一个 女儿 是 谁 =&gt; (daughter,[(max,age)])</text:p>
            <text:p text:style-name="P265"><text:span text:style-name="T72">2.</text:span>hinton 今年发表的论文</text:p>
            <text:p text:style-name="P265"><text:span text:style-name="T72">original:</text:span>&lt;human&gt; #<text:span text:style-name="T72">paper.publish_</text:span>time 发表 论文 =&gt; (paper,[(eq,$1)])</text:p>
            <text:p text:style-name="P265"><text:span text:style-name="T72">new:</text:span>&lt;human&gt; #time 发表 论文 =&gt; (paper,[(eq,publish_time,$1)])</text:p>
            <text:p text:style-name="P265"><text:span text:style-name="T72">3.</text:span>国内做语音的公司有哪几家?</text:p>
            <text:p text:style-name="P265"><text:span text:style-name="T72">Original:</text:span>#<text:span text:style-name="T72">company.</text:span>location #<text:span text:style-name="T72">company.</text:span>visit_time #<text:span text:style-name="T72">company.bussiness</text:span>_type 公司 叫 什么 =&gt; (company,[(eq,$1),(max,<text:span text:style-name="T72">#2</text:span>),(eq,$3)]) </text:p>
            <text:p text:style-name="P265"><text:span text:style-name="T72">new:</text:span>#location #visit_time #company_type 公司 叫 什么 =&gt; (company,[(eq,location,$1),(max,visit_time),(eq,company_type,$3)]) </text:p>
            <text:p text:style-name="P265"/>
            <text:p text:style-name="P266"><text:soft-page-break/>编写rule中=&gt;右边的解析脚本.解析结果形如:(attr,[(func,filter.name,filter.value)])</text:p>
            <text:p text:style-name="P266">例如:<text:span text:style-name="T73">姚明第一个女儿是谁</text:span></text:p>
            <text:p text:style-name="P240">解析为:(daughter,[(max,age)])</text:p>
            <text:p text:style-name="P240">hinton 今年发表的论文</text:p>
            <text:p text:style-name="P240">解析为:(paper,[(eq,publish_time,今年)])</text:p>
            <text:p text:style-name="P241"/>
          </table:table-cell>
        </table:table-row>
        <table:table-row table:style-name="Table1.44">
          <table:table-cell table:style-name="Table1.A2" office:value-type="string">
            <text:p text:style-name="P80">10.10</text:p>
          </table:table-cell>
          <table:table-cell table:style-name="Table1.B2" office:value-type="string">
            <text:p text:style-name="P240">更改解析接口,只解析<text:span text:style-name="T79">=&gt;右边的部分</text:span></text:p>
            <text:p text:style-name="P242">增加接口功能,替换$变量</text:p>
          </table:table-cell>
        </table:table-row>
        <table:table-row table:style-name="Table1.44">
          <table:table-cell table:style-name="Table1.A2" office:value-type="string">
            <text:p text:style-name="P81">10.11</text:p>
          </table:table-cell>
          <table:table-cell table:style-name="Table1.B2" office:value-type="string">
            <text:p text:style-name="P243">关于公司需加的属性:产品,核心业务</text:p>
            <text:p text:style-name="P243">产品需加的属性:产品应用领域,产品类别,价格</text:p>
          </table:table-cell>
        </table:table-row>
        <table:table-row table:style-name="Table1.44">
          <table:table-cell table:style-name="Table1.A2" office:value-type="string">
            <text:p text:style-name="P83">10.12</text:p>
          </table:table-cell>
          <table:table-cell table:style-name="Table1.B2" office:value-type="string">
            <text:p text:style-name="P243">更新<text:span text:style-name="T82">rule制定规则</text:span></text:p>
            <text:p text:style-name="P243">手写部分<text:span text:style-name="T82">rule,涉及领域包括concept,部分human属性</text:span></text:p>
          </table:table-cell>
        </table:table-row>
        <table:table-row table:style-name="Table1.44">
          <table:table-cell table:style-name="Table1.A2" office:value-type="string">
            <text:p text:style-name="P82">10.13</text:p>
          </table:table-cell>
          <table:table-cell table:style-name="Table1.B2" office:value-type="string">
            <text:p text:style-name="P243">sex_<text:span text:style-name="T80">or_gender =&gt; gender</text:span></text:p>
            <text:p text:style-name="P244">label_en =&gt; name_en</text:p>
            <text:p text:style-name="P244">label_cn =&gt; name_cn</text:p>
            <text:p text:style-name="P244">also_know_as =&gt; alias</text:p>
            <text:p text:style-name="P245">topic’s_main_category =&gt; topic_main_category</text:p>
            <text:p text:style-name="P246">discoverer_or_inventor =&gt; inventor</text:p>
            <text:p text:style-name="P244">ps:</text:p>
            <text:p text:style-name="P250">已有rdf格式中存在如下问题</text:p>
            <text:p text:style-name="P247">2.paper不是科学概念或者人的属性,paper指向某个科学概念,但是科学概念不指向paper.</text:p>
            <text:p text:style-name="P248">3.数据中遗漏了academic degree信息</text:p>
            <text:p text:style-name="P249">4.公司信息不全</text:p>
            <text:p text:style-name="P267"><text:span text:style-name="T75">5.</text:span>chief_operating_officer应该为<text:span text:style-name="T81">&lt;person&gt;list,不是string,是不是跟ceo属性重复了?</text:span></text:p>
            <text:p text:style-name="P267"/>
            <text:p text:style-name="P267">制作<text:span text:style-name="T83">mini数据,rdf格式,包含大部分ontology中设计的属性.</text:span></text:p>
          </table:table-cell>
        </table:table-row>
        <table:table-row table:style-name="Table1.44">
          <table:table-cell table:style-name="Table1.A2" office:value-type="string">
            <text:p text:style-name="P85">10.17:2</text:p>
          </table:table-cell>
          <table:table-cell table:style-name="Table1.B2" office:value-type="string">
            <text:p text:style-name="P243">C<text:span text:style-name="T84">oncept, human说法添加</text:span></text:p>
          </table:table-cell>
        </table:table-row>
        <table:table-row table:style-name="Table1.44">
          <table:table-cell table:style-name="Table1.A2" office:value-type="string">
            <text:p text:style-name="P84">10.18:3</text:p>
          </table:table-cell>
          <table:table-cell table:style-name="Table1.B2" office:value-type="string">
            <text:p text:style-name="P251">rule中对于中英文名字及别名的问法,统统改为nil,返回对应实体的所有信息</text:p>
            <text:p text:style-name="P252">公司<text:span text:style-name="T59">,</text:span>人物<text:span text:style-name="T59">,</text:span>科学概念<text:span text:style-name="T59">,</text:span>论文<text:span text:style-name="T59">,</text:span>期刊会议<text:span text:style-name="T59">,</text:span>公司产品<text:span text:style-name="T59">,</text:span>学校几大类别对应的属性关系表格整理.</text:p>
            <text:p text:style-name="P252">添加company及paper,university的部分说法.共2012条</text:p>
          </table:table-cell>
        </table:table-row>
        <table:table-row table:style-name="Table1.44">
          <table:table-cell table:style-name="Table1.A2" office:value-type="string">
            <text:p text:style-name="P85">10.19:4</text:p>
          </table:table-cell>
          <table:table-cell table:style-name="Table1.B2" office:value-type="string">
            <text:p text:style-name="P251">wiki数据重新整理,<text:span text:style-name="T85">ontology表格属性确定.</text:span></text:p>
            <text:p text:style-name="P251">下周四前整理wiki中<text:span text:style-name="T85">person,concept,company的数据.</text:span></text:p>
            <text:p text:style-name="P251">统计<text:span text:style-name="T86">wiki数据中以上三类的数目</text:span></text:p>
          </table:table-cell>
        </table:table-row>
        <table:table-row table:style-name="Table1.44">
          <table:table-cell table:style-name="Table1.A2" office:value-type="string">
            <text:p text:style-name="P86">10.20:5</text:p>
          </table:table-cell>
          <table:table-cell table:style-name="Table1.B2" office:value-type="string">
            <text:p text:style-name="P253">Update ontology表格.</text:p>
            <text:p text:style-name="P253">TODO:wiki数据整理,wiki数据中company信息不完备</text:p>
            <text:p text:style-name="P253">说法不全</text:p>
            <text:p text:style-name="P253">添加去停用词模块</text:p>
            <text:p text:style-name="P253">添加实体归一化功能</text:p>
          </table:table-cell>
        </table:table-row>
        <table:table-row table:style-name="Table1.44">
          <table:table-cell table:style-name="Table1.A2" office:value-type="string">
            <text:p text:style-name="P87">10.23:1</text:p>
          </table:table-cell>
          <table:table-cell table:style-name="Table1.B2" office:value-type="string">
            <text:p text:style-name="P254">Wiki-rdf与ontology: 属性命名不一致,name存在多个,ontology中有些属性对应的信息用字符串表示,而wiki中是实体表示;wiki中除了<text:span text:style-name="T87">concept,person,company,paper,proceeding还有很多其他的细类别</text:span>.</text:p>
          </table:table-cell>
        </table:table-row>
        <text:soft-page-break/>
        <table:table-row table:style-name="Table1.44">
          <table:table-cell table:style-name="Table1.A2" office:value-type="string">
            <text:p text:style-name="P88">10.24:2</text:p>
          </table:table-cell>
          <table:table-cell table:style-name="Table1.B2" office:value-type="string">
            <text:p text:style-name="P255">wiki中title信息错误.</text:p>
            <text:p text:style-name="P257">将不同类别的实体分别进行保存,保存为如下几类:</text:p>
            <text:p text:style-name="P256">concept,person,company,paper,proceeding</text:p>
            <text:p text:style-name="P256"/>
            <text:p text:style-name="P258">删除包含no name defined和维基百科消歧义页的项</text:p>
          </table:table-cell>
        </table:table-row>
        <table:table-row table:style-name="Table1.44">
          <table:table-cell table:style-name="Table1.A2" office:value-type="string">
            <text:p text:style-name="P89">10.25:3</text:p>
          </table:table-cell>
          <table:table-cell table:style-name="Table1.B2" office:value-type="string">
            <text:p text:style-name="P268"><text:span text:style-name="T76">产品表格需增加: production_type(如智能音箱) #</text:span><text:span text:style-name="T88">近一年上市的智能音箱产品哪些是思必驰做的？</text:span></text:p>
            <text:p text:style-name="P259">公司增加paper属性?</text:p>
            <text:p text:style-name="P259">公司增加e<text:span text:style-name="T92">vent/新闻属性</text:span></text:p>
            <text:p text:style-name="P260">增加专利发明项?</text:p>
            <text:p text:style-name="P260">合作伙伴?</text:p>
            <text:p text:style-name="P262">企业文化?</text:p>
            <text:p text:style-name="P269"><text:span text:style-name="T77">去掉proceeding实体?支持</text:span><text:span text:style-name="T89">思必驰在</text:span><text:span text:style-name="T91">INTERSPEECH2017</text:span><text:span text:style-name="T89">上有哪些论文？</text:span></text:p>
            <text:p text:style-name="P261">公司的项目?</text:p>
            <text:p text:style-name="P261">公司的合成音有哪些?</text:p>
            <text:p text:style-name="P261">思必驰的投资公司?</text:p>
            <text:p text:style-name="P261">公司成就?</text:p>
            <text:p text:style-name="P261">公司业务?</text:p>
            <text:p text:style-name="P261">融资情况?</text:p>
            <text:p text:style-name="P261">添加公司高管</text:p>
            <text:p text:style-name="P261">车萝卜卖多少钱?</text:p>
            <text:p text:style-name="P261">公司的客户?</text:p>
            <text:p text:style-name="P261">公司的论文?</text:p>
            <text:p text:style-name="P261">公司人事主管?</text:p>
            <text:p text:style-name="P263">公司VP?</text:p>
            <text:p text:style-name="P270"><text:span text:style-name="T78">是否支持子公司/分公司问法: </text:span><text:span text:style-name="T90">思必驰在北京有分公司吗？</text:span></text:p>
            <text:p text:style-name="P263">公司副总裁?</text:p>
          </table:table-cell>
        </table:table-row>
        <table:table-row table:style-name="Table1.44">
          <table:table-cell table:style-name="Table1.A2" office:value-type="string">
            <text:p text:style-name="P90">10.26:4</text:p>
          </table:table-cell>
          <table:table-cell table:style-name="Table1.B2" office:value-type="string">
            <text:p text:style-name="P272">1600条智能前台数据标注.</text:p>
            <text:p text:style-name="P272">更新demo数据</text:p>
            <text:p text:style-name="P272">添加rule,补全公司及产品问法</text:p>
            <text:p text:style-name="P271">TODO:</text:p>
            <text:p text:style-name="P264">添加去停用词模块</text:p>
            <text:p text:style-name="P264">添加实体归一化功能</text:p>
          </table:table-cell>
        </table:table-row>
        <table:table-row table:style-name="Table1.44">
          <table:table-cell table:style-name="Table1.A2" office:value-type="string">
            <text:p text:style-name="P91">10.27:5</text:p>
          </table:table-cell>
          <table:table-cell table:style-name="Table1.B2" office:value-type="string">
            <text:p text:style-name="P273">细化表格</text:p>
          </table:table-cell>
        </table:table-row>
        <table:table-row table:style-name="Table1.44">
          <table:table-cell table:style-name="Table1.A2" office:value-type="string">
            <text:p text:style-name="P92">11.1:3</text:p>
          </table:table-cell>
          <table:table-cell table:style-name="Table1.B2" office:value-type="string">
            <text:p text:style-name="P274">丰富AI行业表格</text:p>
            <text:p text:style-name="P274">review小千填写的公司信息.</text:p>
          </table:table-cell>
        </table:table-row>
        <table:table-row table:style-name="Table1.44">
          <table:table-cell table:style-name="Table1.A2" office:value-type="string">
            <text:p text:style-name="P92">11.2:4</text:p>
          </table:table-cell>
          <table:table-cell table:style-name="Table1.B2" office:value-type="string">
            <text:p text:style-name="P274">讨论现有表格的问题及后续的做法</text:p>
            <text:p text:style-name="P276"/>
          </table:table-cell>
        </table:table-row>
        <table:table-row table:style-name="Table1.44">
          <table:table-cell table:style-name="Table1.A2" office:value-type="string">
            <text:p text:style-name="P93">11.3:5</text:p>
          </table:table-cell>
          <table:table-cell table:style-name="Table1.B2" office:value-type="string">
            <text:p text:style-name="P275">TOD<text:span text:style-name="T94">O:</text:span></text:p>
            <text:p text:style-name="P275">分词模块需重做,或不用分词<text:span text:style-name="T93">(待定)</text:span></text:p>
            <text:p text:style-name="P274">记录填表遇见的问题</text:p>
            <text:p text:style-name="P274">与小千表格的整合</text:p>
            <text:p text:style-name="P277">rdf生成脚本添加信息校验功能</text:p>
            <text:p text:style-name="P277">去停用词模块</text:p>
            <text:p text:style-name="P277"><text:soft-page-break/>实体归一化模块</text:p>
          </table:table-cell>
        </table:table-row>
        <table:table-row table:style-name="Table1.44">
          <table:table-cell table:style-name="Table1.A2" office:value-type="string">
            <text:p text:style-name="P94">11.7:2</text:p>
          </table:table-cell>
          <table:table-cell table:style-name="Table1.B2" office:value-type="string">
            <text:p text:style-name="P278">整合小千表格,除思必驰信息外,添加14个company,9个人物信息,12个concept,公司产品信息22个.</text:p>
            <text:p text:style-name="P278">目前company51个,person90个,concept34个,paper1篇,production44个.patent1篇.</text:p>
          </table:table-cell>
        </table:table-row>
        <table:table-row table:style-name="Table1.44">
          <table:table-cell table:style-name="Table1.A2" office:value-type="string">
            <text:p text:style-name="P95">11.8:3</text:p>
          </table:table-cell>
          <table:table-cell table:style-name="Table1.B2" office:value-type="string">
            <text:p text:style-name="P278">对含简介的表格添加<text:span text:style-name="T95">detail,简介缩减为20字以内.对production表添加image url列,存储产品的url.</text:span></text:p>
            <text:p text:style-name="P278">整合思必驰信息与AI行业信息,更新数据<text:span text:style-name="T96">all-data1.0</text:span></text:p>
            <text:p text:style-name="P278">完成<text:span text:style-name="T97">rdf生成脚本校验功能.</text:span></text:p>
          </table:table-cell>
        </table:table-row>
        <table:table-row table:style-name="Table1.44">
          <table:table-cell table:style-name="Table1.A2" office:value-type="string">
            <text:p text:style-name="P96">11.9:4</text:p>
          </table:table-cell>
          <table:table-cell table:style-name="Table1.B2" office:value-type="string">
            <text:p text:style-name="P279">TODO:</text:p>
            <text:p text:style-name="P279">一个属性对应两类实体的情况,思必驰/上海交大</text:p>
            <text:p text:style-name="P279">是否支持,最近有什么新闻?</text:p>
            <text:p text:style-name="P279">那<text:span text:style-name="T98">=&gt;哪 #错字纠正</text:span></text:p>
            <text:p text:style-name="P280">&lt;company&gt; 的 最新 新闻 信息 有 哪些</text:p>
            <text:p text:style-name="P280">&lt;company&gt; 有 没 有 什么 行业 领先 的 技术</text:p>
            <text:p text:style-name="P280">&lt;company&gt; 主要 做 什么 方面 的 产品</text:p>
            <text:p text:style-name="P280">&lt;company&gt; 有 哪些 部门</text:p>
            <text:p text:style-name="P280">&lt;company&gt; 的 苏州 的 办公室 在 哪里</text:p>
            <text:p text:style-name="P280">&lt;company&gt; 是 什么 时候 成立 的</text:p>
            <text:p text:style-name="P280">思必驰创立于2007..</text:p>
            <text:p text:style-name="P280"/>
            <text:p text:style-name="P280">q: 多个产品只返回其中一个</text:p>
            <text:p text:style-name="P280">图像链接逗号去除</text:p>
            <text:p text:style-name="P281">扩充rule</text:p>
          </table:table-cell>
        </table:table-row>
        <table:table-row table:style-name="Table1.44">
          <table:table-cell table:style-name="Table1.A2" office:value-type="string">
            <text:p text:style-name="P97">11.10:5</text:p>
          </table:table-cell>
          <table:table-cell table:style-name="Table1.B2" office:value-type="string">
            <text:p text:style-name="P282">production拆分成公司产品及合作伙伴产品</text:p>
            <text:p text:style-name="P283">产品类型是否需要改成实体<text:span text:style-name="T99">(暂时不用)</text:span></text:p>
            <text:p text:style-name="P284">产品类型需要单独维护…</text:p>
            <text:p text:style-name="P284">rule按类拆分写</text:p>
          </table:table-cell>
        </table:table-row>
        <table:table-row table:style-name="Table1.44">
          <table:table-cell table:style-name="Table1.A2" office:value-type="string">
            <text:p text:style-name="P98">11.1<text:span text:style-name="T100">3</text:span>:1</text:p>
          </table:table-cell>
          <table:table-cell table:style-name="Table1.B2" office:value-type="string">
            <text:p text:style-name="P287">修复返回字符串全为小写的bug.如dui对话定制平台 =&gt; DUI对话定制平台</text:p>
            <text:p text:style-name="P287">添加rule10000+条.</text:p>
            <text:p text:style-name="P285"/>
          </table:table-cell>
        </table:table-row>
        <table:table-row table:style-name="Table1.44">
          <table:table-cell table:style-name="Table1.A2" office:value-type="string">
            <text:p text:style-name="P99">11.14:2</text:p>
          </table:table-cell>
          <table:table-cell table:style-name="Table1.B2" office:value-type="string">
            <text:p text:style-name="P286">核心技术添加ur<text:span text:style-name="T100">l</text:span>链接</text:p>
            <text:p text:style-name="P286">扩充公司信息,添加<text:span text:style-name="T101">cdo开发总监,bu_gm事业部总经理,公司人物信息,核心技术信息补全,添加相对应的rule</text:span></text:p>
            <text:p text:style-name="P293">合作公司产品信息迁移至AI.xls</text:p>
          </table:table-cell>
        </table:table-row>
        <table:table-row table:style-name="Table1.44">
          <table:table-cell table:style-name="Table1.A2" office:value-type="string">
            <text:p text:style-name="P100">11.16:4</text:p>
          </table:table-cell>
          <table:table-cell table:style-name="Table1.B2" office:value-type="string">
            <text:p text:style-name="P288">扩充rule,公司及人物的新闻填写.</text:p>
            <text:p text:style-name="P288">支持问法:</text:p>
            <text:p text:style-name="P366">思必驰做的语音识别方面的产品有哪些</text:p>
            <text:p text:style-name="P366">思必驰哪类产品使用了语音识别相关的技术</text:p>
            <text:p text:style-name="P366">哪一个是思必驰的老总的毕业院校</text:p>
            <text:p text:style-name="P366">思必驰公司自己有智能机器人产品吗</text:p>
          </table:table-cell>
        </table:table-row>
        <table:table-row table:style-name="Table1.44">
          <table:table-cell table:style-name="Table1.A2" office:value-type="string">
            <text:p text:style-name="P101">11.17:5</text:p>
          </table:table-cell>
          <table:table-cell table:style-name="Table1.B2" office:value-type="string">
            <text:p text:style-name="P291">TODO:</text:p>
            <text:p text:style-name="P291">测试集,冒烟测试</text:p>
          </table:table-cell>
        </table:table-row>
        <text:soft-page-break/>
        <table:table-row table:style-name="Table1.44">
          <table:table-cell table:style-name="Table1.A2" office:value-type="string">
            <text:p text:style-name="P102">11.21:1</text:p>
          </table:table-cell>
          <table:table-cell table:style-name="Table1.B2" office:value-type="string">
            <text:p text:style-name="P289">需添加:</text:p>
            <text:p text:style-name="P289">思必驰目前合作研发的产品主要有哪些</text:p>
            <text:p text:style-name="P289">思必驰合作研发的产品有哪些</text:p>
            <text:p text:style-name="P290">思必驰合作的产品有</text:p>
            <text:p text:style-name="P290">思必驰合作的研发产品</text:p>
            <text:p text:style-name="P292">思必驰哪类产品使用了语音识别技术</text:p>
            <text:p text:style-name="P292">思必驰公司自己有智能机器人吗</text:p>
          </table:table-cell>
        </table:table-row>
        <table:table-row table:style-name="Table1.44">
          <table:table-cell table:style-name="Table1.A2" office:value-type="string">
            <text:p text:style-name="P103">11.22:2</text:p>
          </table:table-cell>
          <table:table-cell table:style-name="Table1.B2" office:value-type="string">
            <text:p text:style-name="P289">公司官网链接替换成公司简介页面.</text:p>
            <text:p text:style-name="P289">添加公司发展历程属性,问到公司发展历程时,返回公司简介页面.或者更改公司简介内容.</text:p>
            <text:p text:style-name="P289">添加<text:span text:style-name="T102">rule3744条,支持以上几种问法</text:span></text:p>
            <text:p text:style-name="P289">整合小千数据,更新数据库</text:p>
          </table:table-cell>
        </table:table-row>
        <table:table-row table:style-name="Table1.44">
          <table:table-cell table:style-name="Table1.A2" office:value-type="string">
            <text:p text:style-name="P104">11.23:3</text:p>
          </table:table-cell>
          <table:table-cell table:style-name="Table1.B2" office:value-type="string">
            <text:p text:style-name="P289">符号预处理</text:p>
          </table:table-cell>
        </table:table-row>
        <table:table-row table:style-name="Table1.44">
          <table:table-cell table:style-name="Table1.A2" office:value-type="string">
            <text:p text:style-name="P105">11.24:4</text:p>
          </table:table-cell>
          <table:table-cell table:style-name="Table1.B2" office:value-type="string">
            <text:p text:style-name="P294">query前缀处理,如:你知道|你好,小驰|…</text:p>
          </table:table-cell>
        </table:table-row>
        <table:table-row table:style-name="Table1.44">
          <table:table-cell table:style-name="Table1.A2" office:value-type="string">
            <text:p text:style-name="P106">11.25:5</text:p>
          </table:table-cell>
          <table:table-cell table:style-name="Table1.B2" office:value-type="string">
            <text:p text:style-name="P295">统计公司信息量及AI行业信息量</text:p>
            <text:p text:style-name="P295">更新tagger</text:p>
            <text:p text:style-name="P296">问题:小驰是一个实体,非所有情况都能去掉,如:</text:p>
            <text:p text:style-name="P296">你好小驰,请问你们公司的ceo是谁 <text:s text:c="4"/>#可去掉</text:p>
            <text:p text:style-name="P296">小驰是哪个公司的产品 <text:s text:c="5"/>#不可去掉,小驰为一个产品</text:p>
          </table:table-cell>
        </table:table-row>
        <table:table-row table:style-name="Table1.44">
          <table:table-cell table:style-name="Table1.A2" office:value-type="string">
            <text:p text:style-name="P107">11.27:1</text:p>
          </table:table-cell>
          <table:table-cell table:style-name="Table1.B2" office:value-type="string">
            <text:p text:style-name="P297">解决不了的query:思必驰有声纹识别吗|思必驰的合成技术如何</text:p>
            <text:p text:style-name="P297">去掉开头为: 你好,小驰,其他情况不去掉小驰,如小驰使用了什么技术</text:p>
          </table:table-cell>
        </table:table-row>
        <table:table-row table:style-name="Table1.44">
          <table:table-cell table:style-name="Table1.A2" office:value-type="string">
            <text:p text:style-name="P108">11.28:2</text:p>
          </table:table-cell>
          <table:table-cell table:style-name="Table1.B2" office:value-type="string">
            <text:p text:style-name="P297">管理QA数据</text:p>
          </table:table-cell>
        </table:table-row>
        <table:table-row table:style-name="Table1.44">
          <table:table-cell table:style-name="Table1.A2" office:value-type="string">
            <text:p text:style-name="P109">11.29:3</text:p>
          </table:table-cell>
          <table:table-cell table:style-name="Table1.B2" office:value-type="string">
            <text:p text:style-name="P297">重新安装<text:span text:style-name="T103">python3.6,</text:span>先装<text:span text:style-name="T103">ssl,</text:span></text:p>
            <text:p text:style-name="P299">/usr/bin/lsb_release文件中的#!/usr/bin/python3 -Es 改为 #!/usr/bin/python2.7 -Es</text:p>
            <text:p text:style-name="P297">./con<text:span text:style-name="T103">figure –with-ssh</text:span></text:p>
            <text:p text:style-name="P297">make</text:p>
            <text:p text:style-name="P298">make altinstall</text:p>
            <text:p text:style-name="P298">pip3 install pyfst</text:p>
            <text:p text:style-name="P300">参考链接:http://blog.csdn.net/jeryjeryjery/article/details/77880227</text:p>
          </table:table-cell>
        </table:table-row>
        <table:table-row table:style-name="Table1.44">
          <table:table-cell table:style-name="Table1.A2" office:value-type="string">
            <text:p text:style-name="P110">11.30:4</text:p>
          </table:table-cell>
          <table:table-cell table:style-name="Table1.B2" office:value-type="string">
            <text:p text:style-name="P301">了解fst,安装Graphviz(一种图可视化的软件包)</text:p>
          </table:table-cell>
        </table:table-row>
        <table:table-row table:style-name="Table1.44">
          <table:table-cell table:style-name="Table1.A2" office:value-type="string">
            <text:p text:style-name="P111">11.31:5</text:p>
          </table:table-cell>
          <table:table-cell table:style-name="Table1.B2" office:value-type="string">
            <text:p text:style-name="P302">Man-data扩充至6238条,不包括小千手写.</text:p>
            <text:p text:style-name="P302">待扩充gen-data5000条</text:p>
          </table:table-cell>
        </table:table-row>
        <table:table-row table:style-name="Table1.44">
          <table:table-cell table:style-name="Table1.A2" office:value-type="string">
            <text:p text:style-name="P112">12.4:1</text:p>
          </table:table-cell>
          <table:table-cell table:style-name="Table1.B2" office:value-type="string">
            <text:p text:style-name="P302">重构<text:span text:style-name="T104">read_rdf.py代码</text:span></text:p>
            <text:p text:style-name="P302">更新<text:span text:style-name="T105">rule-raw.ext,去掉现有规则中以”吗呢么呀”等语气词结尾的词,query中末尾语气词在预处理模块中完成.</text:span></text:p>
            <text:p text:style-name="P302">编写<text:span text:style-name="T105">gen-data测试数据</text:span></text:p>
          </table:table-cell>
        </table:table-row>
        <table:table-row table:style-name="Table1.44">
          <table:table-cell table:style-name="Table1.A2" office:value-type="string">
            <text:p text:style-name="P113">12.5:2</text:p>
          </table:table-cell>
          <table:table-cell table:style-name="Table1.B2" office:value-type="string">
            <text:p text:style-name="P303">TODO:rule-raw有关&lt;company&gt;的#production_type类型的规则需要重写,目前生成的规则中这类规则占总规则的一半,但其中有一半是冗余的.</text:p>
          </table:table-cell>
        </table:table-row>
        <table:table-row table:style-name="Table1.44">
          <table:table-cell table:style-name="Table1.A2" office:value-type="string">
            <text:p text:style-name="P114">12.6.3</text:p>
          </table:table-cell>
          <table:table-cell table:style-name="Table1.B2" office:value-type="string">
            <text:p text:style-name="P304">scp -P5837 smy.tar.gz <text:a xlink:type="simple" xlink:href="mailto:root@47.96.190.215" text:style-name="Internet_20_link" text:visited-style-name="Visited_20_Internet_20_Link">root@47.96.190.215</text:a>:~/ #上传数据进阿里云环境中</text:p>
            <text:p text:style-name="P304"/>
          </table:table-cell>
        </table:table-row>
        <text:soft-page-break/>
        <table:table-row table:style-name="Table1.44">
          <table:table-cell table:style-name="Table1.A2" office:value-type="string">
            <text:p text:style-name="P115">12.<text:span text:style-name="T107">8</text:span>:<text:span text:style-name="T107">5</text:span></text:p>
          </table:table-cell>
          <table:table-cell table:style-name="Table1.B2" office:value-type="string">
            <text:p text:style-name="P304">TO<text:span text:style-name="T106">DO:qa数据导入文档</text:span></text:p>
          </table:table-cell>
        </table:table-row>
        <table:table-row table:style-name="Table1.44">
          <table:table-cell table:style-name="Table1.A2" office:value-type="string">
            <text:p text:style-name="P116">12.11:1</text:p>
          </table:table-cell>
          <table:table-cell table:style-name="Table1.B2" office:value-type="string">
            <text:p text:style-name="P305">测试</text:p>
          </table:table-cell>
        </table:table-row>
        <table:table-row table:style-name="Table1.44">
          <table:table-cell table:style-name="Table1.A2" office:value-type="string">
            <text:p text:style-name="P117">12.12:2</text:p>
          </table:table-cell>
          <table:table-cell table:style-name="Table1.B2" office:value-type="string">
            <text:p text:style-name="P305">思必驰有哪些产品:回答结果关于”麦克风阵列”有误</text:p>
            <text:p text:style-name="P306">删除原来的qa数据,从12点到2点才删了55条.问题已反馈给迪奇和淼元</text:p>
            <text:p text:style-name="P306"/>
          </table:table-cell>
        </table:table-row>
        <table:table-row table:style-name="Table1.44">
          <table:table-cell table:style-name="Table1.A2" office:value-type="string">
            <text:p text:style-name="P118">12.13:3</text:p>
          </table:table-cell>
          <table:table-cell table:style-name="Table1.B2" office:value-type="string">
            <text:p text:style-name="P307">7094条man-data测试结果:</text:p>
            <text:p text:style-name="P307">fst中49.53%</text:p>
            <text:p text:style-name="P307">trie中35.99%</text:p>
          </table:table-cell>
        </table:table-row>
        <table:table-row table:style-name="Table1.44">
          <table:table-cell table:style-name="Table1.A2" office:value-type="string">
            <text:p text:style-name="P119">12.14:4</text:p>
          </table:table-cell>
          <table:table-cell table:style-name="Table1.B2" office:value-type="string">
            <text:p text:style-name="P308">按涛涛的需求,将qa254条数据扩展至2088条</text:p>
          </table:table-cell>
        </table:table-row>
        <table:table-row table:style-name="Table1.44">
          <table:table-cell table:style-name="Table1.A2" office:value-type="string">
            <text:p text:style-name="P120">12.15:5</text:p>
          </table:table-cell>
          <table:table-cell table:style-name="Table1.B2" office:value-type="string">
            <text:p text:style-name="P308"/>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21">man-data</text:p>
                </table:table-cell>
                <table:table-cell table:style-name="Table2.A1" office:value-type="string">
                  <text:p text:style-name="P121">correct_num</text:p>
                </table:table-cell>
                <table:table-cell table:style-name="Table2.A1" office:value-type="string">
                  <text:p text:style-name="P122">dismatch_num</text:p>
                </table:table-cell>
                <table:table-cell table:style-name="Table2.A1" office:value-type="string">
                  <text:p text:style-name="P121">all_num</text:p>
                </table:table-cell>
                <table:table-cell table:style-name="Table2.E1" office:value-type="string">
                  <text:p text:style-name="P121">accuracy</text:p>
                </table:table-cell>
              </table:table-row>
              <table:table-row>
                <table:table-cell table:style-name="Table2.A2" office:value-type="string">
                  <text:p text:style-name="P121">Fst</text:p>
                </table:table-cell>
                <table:table-cell table:style-name="Table2.A2" office:value-type="string">
                  <text:p text:style-name="P121">3347</text:p>
                </table:table-cell>
                <table:table-cell table:style-name="Table2.A2" office:value-type="string">
                  <text:p text:style-name="P122">3926</text:p>
                </table:table-cell>
                <table:table-cell table:style-name="Table2.A2" office:value-type="string">
                  <text:p text:style-name="P121">7273</text:p>
                </table:table-cell>
                <table:table-cell table:style-name="Table2.E2" office:value-type="string">
                  <text:p text:style-name="P121">46.02%</text:p>
                </table:table-cell>
              </table:table-row>
              <table:table-row>
                <table:table-cell table:style-name="Table2.A2" office:value-type="string">
                  <text:p text:style-name="P121">Trie</text:p>
                </table:table-cell>
                <table:table-cell table:style-name="Table2.A2" office:value-type="string">
                  <text:p text:style-name="P121">2426</text:p>
                </table:table-cell>
                <table:table-cell table:style-name="Table2.A2" office:value-type="string">
                  <text:p text:style-name="P122">4847</text:p>
                </table:table-cell>
                <table:table-cell table:style-name="Table2.A2" office:value-type="string">
                  <text:p text:style-name="P121">7273</text:p>
                </table:table-cell>
                <table:table-cell table:style-name="Table2.E2" office:value-type="string">
                  <text:p text:style-name="P121">33.36%</text:p>
                </table:table-cell>
              </table:table-row>
            </table:table>
            <text:p text:style-name="P310">解析不成功的原因是</text:p>
            <text:p text:style-name="P311"><text:span text:style-name="T115">1.</text:span>部分英文实体匹配不出来,此类问题占<text:span text:style-name="T114">695条</text:span>:</text:p>
            <text:p text:style-name="P312">如:dbn或backpropagation, </text:p>
            <text:p text:style-name="P312">trie解析结果为fully_matched,kg_status为not_find</text:p>
            <text:p text:style-name="P367"><text:span text:style-name="T109">fst解析结果:</text:span>"parser_status": "","kg_status": "not_find".</text:p>
            <text:p text:style-name="P368"><text:span text:style-name="T115">2</text:span>.指代问题,问题形如:</text:p>
            <text:p text:style-name="P369">现在你们的董事长是哪位,<text:span text:style-name="T115">能告诉我你们现在的ceo叫啥吗,</text:span></text:p>
            <text:p text:style-name="P369">此类问题占904条,解析不出来的原因主要是目前的kg的预处理只处理开头为’你们’,’你们公司’,’你们思必驰’的情况,对于非开头的不进行处理.</text:p>
            <text:p text:style-name="P371"><text:span text:style-name="T115">3</text:span>.剩下2327条除了少数错误case,如:<text:span text:style-name="T109">现在哪个是你们是coo.都是现有</text:span><text:span text:style-name="T108">rule中不包含的情况.</text:span></text:p>
            <text:p text:style-name="P371"><text:span text:style-name="T108">其中有少数测试例子的</text:span><text:span text:style-name="T110">label错误</text:span><text:span text:style-name="T108">,举例如下:</text:span></text:p>
            <text:p text:style-name="P313">query:思必驰cto的名字叫什么 &lt;=&gt; annotation:[{'value': '思必驰', 'type': 'company'}, {'pred': 'cto', 'filter': []}] &lt;!=&gt; prediction:[{'value': '思必驰', 'type': 'company'}, {'pred': 'cto', 'filter': []}, {'pred': 'name_cn', 'filter': []}]</text:p>
            <text:p text:style-name="P370"><text:span text:style-name="T108">主要因为前段时间更新过</text:span><text:span text:style-name="T110">rule-raw,其中添加问名字的规则,如下</text:span></text:p>
            <text:p text:style-name="P372"><text:span text:style-name="T110">&lt;person&gt;的(中文名(字)?|名字|姓名)(是啥|叫什么|叫啥|怎么写|怎么拼)? =&gt; (name_cn,[]),测试例子中的</text:span><text:span text:style-name="T108">annotation未对应更新,所以解析结果不相等.</text:span></text:p>
            <text:p text:style-name="P313"/>
            <text:p text:style-name="P313"/>
            <text:p text:style-name="P313"/>
            <text:p text:style-name="P313"/>
            <text:p text:style-name="P368"/>
            <text:p text:style-name="P314"/>
          </table:table-cell>
        </table:table-row>
        <table:table-row table:style-name="Table1.44">
          <table:table-cell table:style-name="Table1.A2" office:value-type="string">
            <text:p text:style-name="P123">12.18:1</text:p>
          </table:table-cell>
          <table:table-cell table:style-name="Table1.B2" office:value-type="string">
            <text:p text:style-name="P309">删除产品’小驰’</text:p>
            <text:p text:style-name="P315">todo:</text:p>
            <text:p text:style-name="P315">gitlab qa数据的管理,保留多版本xls文档,保留一个txt文档</text:p>
            <text:p text:style-name="P316">每天至少200条gen-data</text:p>
            <text:p text:style-name="P316">每天过400条不存在的rule</text:p>
          </table:table-cell>
        </table:table-row>
        <table:table-row table:style-name="Table1.44">
          <table:table-cell table:style-name="Table1.A2" office:value-type="string">
            <text:p text:style-name="P124">12.19:2</text:p>
          </table:table-cell>
          <table:table-cell table:style-name="Table1.B2" office:value-type="string">
            <text:p text:style-name="P317">AIS1:开发环境</text:p>
            <text:p text:style-name="P317"><text:soft-page-break/>47.96.4.198 </text:p>
            <text:p text:style-name="P317">120.27.216.199</text:p>
            <text:p text:style-name="P317">AIS2:测试环境</text:p>
            <text:p text:style-name="P318">一台机器: <text:s text:c="2"/>47.96.190.215，</text:p>
            <text:p text:style-name="P318">一台机器： 47.96.191.103</text:p>
            <text:p text:style-name="P317">airobot正式环境:</text:p>
            <text:p text:style-name="P317">ssh <text:a xlink:type="simple" xlink:href="mailto:admin@120.55.54.194" text:style-name="Internet_20_link" text:visited-style-name="Visited_20_Internet_20_Link">admin@120.55.54.194</text:a> <text:s/></text:p>
          </table:table-cell>
        </table:table-row>
        <table:table-row table:style-name="Table1.44">
          <table:table-cell table:style-name="Table1.A2" office:value-type="string">
            <text:p text:style-name="P125">12.20:3</text:p>
          </table:table-cell>
          <table:table-cell table:style-name="Table1.B2" office:value-type="string">
            <text:p text:style-name="P319">修改规则中的publication_in为publish_in</text:p>
          </table:table-cell>
        </table:table-row>
        <table:table-row table:style-name="Table1.44">
          <table:table-cell table:style-name="Table1.A2" office:value-type="string">
            <text:p text:style-name="P126">12.22:5</text:p>
          </table:table-cell>
          <table:table-cell table:style-name="Table1.B2" office:value-type="string">
            <text:p text:style-name="P320">公司表格中添加几个域</text:p>
            <text:p text:style-name="P320">解决北京思必驰,深圳思必驰,上海研究院的相关问题</text:p>
            <text:p text:style-name="P320"/>
            <text:p text:style-name="P321">正式环境 </text:p>
            <text:p text:style-name="P321">master-001 机器：10.32.2.201(公网:116.62.160.70) </text:p>
            <text:p text:style-name="P321">master-002 机器：10.32.2.200(公网:47.96.185.163) </text:p>
            <text:p text:style-name="P321">master-003 机器：10.32.2.202(公网:120.55.54.194) </text:p>
            <text:p text:style-name="P321">node-001 机器: 10.32.2.203(公网:47.96.187.199)　 </text:p>
            <text:p text:style-name="P321">正式环境</text:p>
            <text:p text:style-name="P321">日志 node-003 机器: 10.32.3.224(公网:121.43.184.225) </text:p>
            <text:p text:style-name="P321">GPU 机器 测试环境 </text:p>
            <text:p text:style-name="P321">master 机器：192.168.79.83(公网:47.96.191.103) admin 可以sudo </text:p>
            <text:p text:style-name="P321">node 机器: 192.168.79.84(公网:47.96.190.215) admin可以sudo </text:p>
            <text:p text:style-name="P321">开发环境 master 机器：10.32.2.191(公网:47.96.4.198) </text:p>
            <text:p text:style-name="P321">node 机器: 10.32.2.192(公网:120.27.216.199) 根据master 分支的tag 自动构建镜像部署到测试环境，包含以下服务 </text:p>
            <text:p text:style-name="P321">logserver </text:p>
            <text:p text:style-name="P321">rankserver </text:p>
            <text:p text:style-name="P321">logicserver </text:p>
            <text:p text:style-name="P321">cacheproxy </text:p>
            <text:p text:style-name="P321">wechat-robot </text:p>
            <text:p text:style-name="P321">kg-qa </text:p>
            <text:p text:style-name="P321">貌似没权限添加触发器 kg-query 貌似没权限添加触发器</text:p>
          </table:table-cell>
        </table:table-row>
        <table:table-row table:style-name="Table1.44">
          <table:table-cell table:style-name="Table1.A2" office:value-type="string">
            <text:p text:style-name="P127">11.25:1</text:p>
          </table:table-cell>
          <table:table-cell table:style-name="Table1.B2" office:value-type="string">
            <text:p text:style-name="P320">所有实体添加<text:span text:style-name="T117">name(默认名),</text:span></text:p>
            <text:p text:style-name="P320"/>
            <text:p text:style-name="P322">Fst:98.48% <text:s/>110not match</text:p>
            <text:p text:style-name="P322">trie:81.66% <text:s/>1334not match</text:p>
            <table:table table:name="Table3" table:style-name="Table3">
              <table:table-column table:style-name="Table3.A" table:number-columns-repeated="2"/>
              <table:table-column table:style-name="Table3.C"/>
              <table:table-column table:style-name="Table3.D"/>
              <table:table-column table:style-name="Table3.E"/>
              <table:table-row>
                <table:table-cell table:style-name="Table3.A1" office:value-type="string">
                  <text:p text:style-name="Table_20_Contents">man-<text:span text:style-name="T118">data</text:span></text:p>
                </table:table-cell>
                <table:table-cell table:style-name="Table3.A1" office:value-type="string">
                  <text:p text:style-name="P128">correct_num</text:p>
                </table:table-cell>
                <table:table-cell table:style-name="Table3.A1" office:value-type="string">
                  <text:p text:style-name="P128">dismatch_num</text:p>
                </table:table-cell>
                <table:table-cell table:style-name="Table3.A1" office:value-type="string">
                  <text:p text:style-name="P128">all_num</text:p>
                </table:table-cell>
                <table:table-cell table:style-name="Table3.E1" office:value-type="string">
                  <text:p text:style-name="P128">accuracy</text:p>
                </table:table-cell>
              </table:table-row>
              <table:table-row>
                <table:table-cell table:style-name="Table3.A2" office:value-type="string">
                  <text:p text:style-name="P128">fst</text:p>
                </table:table-cell>
                <table:table-cell table:style-name="Table3.A2" office:value-type="string">
                  <text:p text:style-name="P128">716<text:span text:style-name="T119">6</text:span></text:p>
                </table:table-cell>
                <table:table-cell table:style-name="Table3.A2" office:value-type="string">
                  <text:p text:style-name="P128">1<text:span text:style-name="T119">08</text:span></text:p>
                </table:table-cell>
                <table:table-cell table:style-name="Table3.A2" office:value-type="string">
                  <text:p text:style-name="P128">7273</text:p>
                </table:table-cell>
                <table:table-cell table:style-name="Table3.E2" office:value-type="string">
                  <text:p text:style-name="P128">98.48%</text:p>
                </table:table-cell>
              </table:table-row>
              <table:table-row>
                <table:table-cell table:style-name="Table3.A2" office:value-type="string">
                  <text:p text:style-name="P128">trie</text:p>
                </table:table-cell>
                <table:table-cell table:style-name="Table3.A2" office:value-type="string">
                  <text:p text:style-name="P129">6184</text:p>
                </table:table-cell>
                <table:table-cell table:style-name="Table3.A2" office:value-type="string">
                  <text:p text:style-name="P129">1089</text:p>
                </table:table-cell>
                <table:table-cell table:style-name="Table3.A2" office:value-type="string">
                  <text:p text:style-name="P128">7273</text:p>
                </table:table-cell>
                <table:table-cell table:style-name="Table3.E2" office:value-type="string">
                  <text:p text:style-name="P128">8<text:span text:style-name="T120">5.03</text:span>%</text:p>
                </table:table-cell>
              </table:table-row>
            </table:table>
            <text:p text:style-name="P323">1.<text:span text:style-name="T117">公司添加boss属性(北京思必驰,深圳思必驰头儿,老大,等对应boss).</text:span></text:p>
            <text:p text:style-name="P323">2.<text:span text:style-name="T116">预处理方法修改,替换句中的”你们公司,你们思必驰,你们”,原来只替换出现在句首的情况.</text:span></text:p>
            <text:p text:style-name="P323">3.<text:span text:style-name="T116">修正测试例子,部分测试例子的ceo更改为boss,更改不太自然的rule.</text:span></text:p>
            <text:p text:style-name="P324">4.review完3926条第一次测试时fst没有match的例子,扩充进rule-raw中.</text:p>
            <text:p text:style-name="P324"/>
            <text:p text:style-name="P324">完成以上步骤后,fst准确率从46.02%至98.48%,trie从33.36提升至81.66%.</text:p>
            <text:p text:style-name="P324">分析:</text:p>
            <text:p text:style-name="P325"><text:soft-page-break/>1.fst未匹配的110条中大多为现有规则不包括的例子,其中有一部分不太好用规则写出,如:<text:span text:style-name="T121">思必驰现在在苏州的老大叫什么名字.</text:span></text:p>
            <text:p text:style-name="P326">你们公司北京那边的头儿叫什么名字</text:p>
            <text:p text:style-name="P326">2.trie中需完全匹配规则才能正确解析,未匹配成功的例子中大多为部分匹配成功.</text:p>
            <text:p text:style-name="P327">如:有<text:span text:style-name="T122">哪一些产品是思必驰公司做的.</text:span></text:p>
            <text:p text:style-name="P328">规则中有”哪一些产品是&lt;company&gt;做的”</text:p>
            <text:p text:style-name="P328">fst能解析成功,trie部分匹配成功.</text:p>
          </table:table-cell>
        </table:table-row>
        <table:table-row table:style-name="Table1.44">
          <table:table-cell table:style-name="Table1.A2" office:value-type="string">
            <text:p text:style-name="P130">12.28:4</text:p>
          </table:table-cell>
          <table:table-cell table:style-name="Table1.B2" office:value-type="string">
            <text:p text:style-name="P329">Gen-data初步测试结果如下:</text:p>
            <table:table table:name="Table4" table:style-name="Table4">
              <table:table-column table:style-name="Table4.A" table:number-columns-repeated="2"/>
              <table:table-column table:style-name="Table4.C"/>
              <table:table-column table:style-name="Table4.D"/>
              <table:table-column table:style-name="Table4.E"/>
              <table:table-row>
                <table:table-cell table:style-name="Table4.A1" office:value-type="string">
                  <text:p text:style-name="P130">Gen-data</text:p>
                </table:table-cell>
                <table:table-cell table:style-name="Table4.A1" office:value-type="string">
                  <text:p text:style-name="P130">correct_num</text:p>
                </table:table-cell>
                <table:table-cell table:style-name="Table4.A1" office:value-type="string">
                  <text:p text:style-name="P130">dismatch_num</text:p>
                </table:table-cell>
                <table:table-cell table:style-name="Table4.A1" office:value-type="string">
                  <text:p text:style-name="P130">all_num</text:p>
                </table:table-cell>
                <table:table-cell table:style-name="Table4.E1" office:value-type="string">
                  <text:p text:style-name="P130">Accuracy</text:p>
                </table:table-cell>
              </table:table-row>
              <table:table-row>
                <table:table-cell table:style-name="Table4.A2" office:value-type="string">
                  <text:p text:style-name="P130">Fst</text:p>
                </table:table-cell>
                <table:table-cell table:style-name="Table4.A2" office:value-type="string">
                  <text:p text:style-name="P132">1118</text:p>
                </table:table-cell>
                <table:table-cell table:style-name="Table4.A2" office:value-type="string">
                  <text:p text:style-name="P132">899</text:p>
                </table:table-cell>
                <table:table-cell table:style-name="Table4.A2" office:value-type="string">
                  <text:p text:style-name="P130">2<text:span text:style-name="T124">0</text:span>17</text:p>
                </table:table-cell>
                <table:table-cell table:style-name="Table4.E2" office:value-type="string">
                  <text:p text:style-name="P130">55.41%</text:p>
                </table:table-cell>
              </table:table-row>
              <table:table-row>
                <table:table-cell table:style-name="Table4.A2" office:value-type="string">
                  <text:p text:style-name="P130">Trie</text:p>
                </table:table-cell>
                <table:table-cell table:style-name="Table4.A2" office:value-type="string">
                  <text:p text:style-name="P130">1<text:span text:style-name="T124">008</text:span></text:p>
                </table:table-cell>
                <table:table-cell table:style-name="Table4.A2" office:value-type="string">
                  <text:p text:style-name="P130">1<text:span text:style-name="T124">009</text:span></text:p>
                </table:table-cell>
                <table:table-cell table:style-name="Table4.A2" office:value-type="string">
                  <text:p text:style-name="P130">2<text:span text:style-name="T124">0</text:span>17</text:p>
                </table:table-cell>
                <table:table-cell table:style-name="Table4.E2" office:value-type="string">
                  <text:p text:style-name="P130">50.02%</text:p>
                </table:table-cell>
              </table:table-row>
            </table:table>
            <text:p text:style-name="P329"/>
          </table:table-cell>
        </table:table-row>
        <table:table-row table:style-name="Table1.143">
          <table:table-cell table:style-name="Table1.A2" office:value-type="string">
            <text:p text:style-name="P131">1.2:2</text:p>
          </table:table-cell>
          <table:table-cell table:style-name="Table1.B2" office:value-type="string">
            <text:p text:style-name="P330"><text:span text:style-name="T124">225</text:span>条rule=&gt;<text:span text:style-name="T123">79.97</text:span>%</text:p>
            <text:p text:style-name="P332">展开新增rule 346695条.</text:p>
            <text:p text:style-name="P334">此次规则比较复杂,变种也比较多,如:</text:p>
            <text:p text:style-name="P334">你们有什么产品应用了语音合成</text:p>
            <text:p text:style-name="P334">你们的什么产品应用了语音合成相关的技术</text:p>
            <text:p text:style-name="P334">你们的哪些产品使用了与语音合成有关的技术</text:p>
            <text:p text:style-name="P334">你们的哪些产品是与语音合成有关</text:p>
            <text:p text:style-name="P334">你们有哪些与语音合成相关的产品</text:p>
            <text:p text:style-name="P334">用了语音合成技术的产品有哪些是思必驰做的</text:p>
            <text:p text:style-name="P334">……</text:p>
            <text:p text:style-name="P334"/>
          </table:table-cell>
        </table:table-row>
        <table:table-row table:style-name="Table1.144">
          <table:table-cell table:style-name="Table1.A2" office:value-type="string">
            <text:p text:style-name="P133">1.5:<text:span text:style-name="T125">5</text:span></text:p>
          </table:table-cell>
          <table:table-cell table:style-name="Table1.B2" office:value-type="string">
            <text:p text:style-name="P335">丰富测试用例</text:p>
            <text:p text:style-name="P336">人物的公司?</text:p>
            <text:p text:style-name="P337">sed 's/&lt;=&gt;/%/g' dev-gen-data-fst-fail-0.1 | sed 's/&lt;!=&gt;/%/g' | sort -k 2 -t '%' | sed 's/%/&lt;=&gt;/' | sed 's/%/&lt;!=&gt;/' &gt; dev-gen-data-fst-fail-0.11</text:p>
          </table:table-cell>
        </table:table-row>
        <table:table-row table:style-name="Table1.144">
          <table:table-cell table:style-name="Table1.A2" office:value-type="string">
            <text:p text:style-name="P134">1.8:1</text:p>
          </table:table-cell>
          <table:table-cell table:style-name="Table1.B2" office:value-type="string">
            <text:p text:style-name="P338">思必驰有哪些产品应用了语音技术(公司数据里面木有语音这个技术)</text:p>
            <text:p text:style-name="P373"><text:span text:style-name="T111">提了一个</text:span><text:span text:style-name="T112">bug,</text:span><text:bookmark text:name="summary-val"/>部分query的fst解析结果residual_query为空</text:p>
            <text:p text:style-name="P338">介绍下俞凯,其NLU解析结果中residual_query为空,match_status='partial_matched'</text:p>
            <text:p text:style-name="P340">fst中使用stop_pat,解决”介绍下俞凯”score只有0.22的问题,现在为1.</text:p>
          </table:table-cell>
        </table:table-row>
        <table:table-row table:style-name="Table1.144">
          <table:table-cell table:style-name="Table1.A2" office:value-type="string">
            <text:p text:style-name="P135">1.9:2</text:p>
          </table:table-cell>
          <table:table-cell table:style-name="Table1.B2" office:value-type="string">
            <text:p text:style-name="P339">B<text:span text:style-name="T127">UG</text:span>:<text:span text:style-name="T126">你们公司有什么案例用到语音识别,residual_query=['', '识别']</text:span></text:p>
            <text:p text:style-name="P339">疑似匹配了<text:span text:style-name="T126">constraints.txt中"technology":["语音识别","语音合成","asr","人机对话","语音"]最短的一个.</text:span></text:p>
          </table:table-cell>
        </table:table-row>
        <table:table-row table:style-name="Table1.144">
          <table:table-cell table:style-name="Table1.A2" office:value-type="string">
            <text:p text:style-name="P136">1.10:3</text:p>
          </table:table-cell>
          <table:table-cell table:style-name="Table1.B2" office:value-type="string">
            <text:p text:style-name="P341">BUG:思必驰的老大是谁:</text:p>
            <text:p text:style-name="P341">NLU:[ParsedModel(turn_id=0, expr={'value': '思必驰', 'type': 'company'}, request_type='request_tagged_entity', matched_query='思必驰', matched_pattern='', residual_query='', match_status='partial_matched'), ParsedModel(turn_id=1, expr={'pred': 'boss', 'filter': []}, request_type='unknown', matched_query='思必驰的老大', matched_pattern='${#company}(公司)?的?(现在的|现任的?)?(老大|头头|头儿|boss)(${whois})?', residual_query=['', ''], match_status='fully_matched')]</text:p>
            <text:p text:style-name="P342">ontology没有boss.</text:p>
          </table:table-cell>
        </table:table-row>
        <text:soft-page-break/>
        <table:table-row table:style-name="Table1.144">
          <table:table-cell table:style-name="Table1.A2" office:value-type="string">
            <text:p text:style-name="P137">1.11:4</text:p>
          </table:table-cell>
          <table:table-cell table:style-name="Table1.B2" office:value-type="string">
            <text:p text:style-name="P343">测试开发环境数据更新至V0.0.4添加两个concept的链接,一个产品的链接,及boss属性</text:p>
            <text:p text:style-name="P343"/>
            <text:p text:style-name="P343"/>
            <text:p text:style-name="P343"/>
            <text:p text:style-name="P343">NOTE:在开发环境中查看后台<text:span text:style-name="T128">log:</text:span></text:p>
            <text:p text:style-name="P374"><text:span text:style-name="T113">ssh </text:span><text:a xlink:type="simple" xlink:href="mailto:admin@120.27.216.199" text:style-name="Internet_20_link" text:visited-style-name="Visited_20_Internet_20_Link"><text:span text:style-name="T113">admin@</text:span></text:a><text:a xlink:type="simple" xlink:href="mailto:admin@120.27.216.199" text:style-name="Internet_20_link" text:visited-style-name="Visited_20_Internet_20_Link">120.27.216.199</text:a></text:p>
            <text:p text:style-name="P375">sudo tail -f ../shanbao/ba-group/baserver/logs/error.log</text:p>
            <text:p text:style-name="P375">在smart-server/test终端中,运行test_text.py脚本,注意需更改相应的<text:span text:style-name="T129">url.</text:span></text:p>
            <text:p text:style-name="P376">Tmux a?</text:p>
          </table:table-cell>
        </table:table-row>
        <table:table-row table:style-name="Table1.144">
          <table:table-cell table:style-name="Table1.A2" office:value-type="string">
            <text:p text:style-name="P138">1.12:5</text:p>
          </table:table-cell>
          <table:table-cell table:style-name="Table1.B2" office:value-type="string">
            <text:p text:style-name="P345">final-gen-test-data在<text:span text:style-name="T131">fst</text:span>最终准确率为78.75%.</text:p>
            <text:p text:style-name="P345">final-gen-test-data在<text:span text:style-name="T131">trie</text:span>最终准确率为<text:span text:style-name="T132">69.50</text:span>%.</text:p>
            <text:p text:style-name="P344">Dev-gen-data在<text:span text:style-name="T131">fst</text:span>最终准确率为83.86%.</text:p>
            <text:p text:style-name="P345">Dev-gen-data在t<text:span text:style-name="T131">rie</text:span>最终准确率为<text:span text:style-name="T131">74.93</text:span>%.</text:p>
            <text:p text:style-name="P345"/>
            <text:p text:style-name="P331"><text:span text:style-name="T124">225+ 289</text:span>条rule=&gt;<text:span text:style-name="T130">83.86%.</text:span></text:p>
            <text:p text:style-name="P333">展开新增rule 346695<text:span text:style-name="T133">+351898</text:span>条.</text:p>
            <text:p text:style-name="P333"/>
            <text:p text:style-name="P346">TODO:</text:p>
            <text:p text:style-name="P346">1.编写docs(about preprocess)</text:p>
            <text:p text:style-name="P347">2.kg跳转模板</text:p>
            <text:p text:style-name="P346">DONE:</text:p>
            <text:p text:style-name="P346">1.调整engine中wb与preprocess的顺序.</text:p>
          </table:table-cell>
        </table:table-row>
        <table:table-row table:style-name="Table1.144">
          <table:table-cell table:style-name="Table1.A2" office:value-type="string">
            <text:p text:style-name="P139">1.15:1</text:p>
          </table:table-cell>
          <table:table-cell table:style-name="Table1.B2" office:value-type="string">
            <text:p text:style-name="P348">1.归类公司表格,aispeech表格中包含一切与aispeech相关的数据,其他数据放在common</text:p>
            <text:p text:style-name="P348">2.拆分get_rdf脚本,最终只处理单一excel.</text:p>
            <text:p text:style-name="P349">3.更新AI.xls中的部分attr</text:p>
            <text:p text:style-name="P349">TODO:需要更新tag</text:p>
          </table:table-cell>
        </table:table-row>
        <table:table-row table:style-name="Table1.144">
          <table:table-cell table:style-name="Table1.A2" office:value-type="string">
            <text:p text:style-name="P139"/>
          </table:table-cell>
          <table:table-cell table:style-name="Table1.B2" office:value-type="string">
            <text:p text:style-name="P350">有哪一?些(运用|使用|应用)了${#concept}的产品是${#company}做的 =&gt; (production,[(eq,technology,@1)])</text:p>
          </table:table-cell>
        </table:table-row>
        <table:table-row table:style-name="Table1.144">
          <table:table-cell table:style-name="Table1.A2" office:value-type="string">
            <text:p text:style-name="P140">1.17:3</text:p>
          </table:table-cell>
          <table:table-cell table:style-name="Table1.B2" office:value-type="string">
            <text:p text:style-name="P351">1.写了个excle到rdf的转换接口,用于前端数据的上传至后台的处理.</text:p>
            <text:p text:style-name="P351">2.提交merge requests,解决代码中预处理及后处理的硬编码问题,支持可定制的替换.</text:p>
            <text:p text:style-name="P352">3.优化kg-data处理的代码</text:p>
            <text:p text:style-name="P352">4.添加engineer_excellent中的测试用例</text:p>
          </table:table-cell>
        </table:table-row>
        <table:table-row table:style-name="Table1.144">
          <table:table-cell table:style-name="Table1.A2" office:value-type="string">
            <text:p text:style-name="P140"/>
          </table:table-cell>
          <table:table-cell table:style-name="Table1.B2" office:value-type="string">
            <text:p text:style-name="P351">任务:熟悉FST的用法</text:p>
          </table:table-cell>
        </table:table-row>
        <table:table-row table:style-name="Table1.144">
          <table:table-cell table:style-name="Table1.A2" office:value-type="string">
            <text:p text:style-name="P141">1.19:5</text:p>
          </table:table-cell>
          <table:table-cell table:style-name="Table1.B2" office:value-type="string">
            <text:p text:style-name="P353">1.启动脚本bug,启动新服务时未清空之前的缓存,(fixed by chao.yang)</text:p>
            <text:p text:style-name="P353">2.支持用户不写stop_pat,及preprocess</text:p>
            <text:p text:style-name="P353">3.更改self.post_preprocess_table的数据结构</text:p>
            <text:p text:style-name="P353">4.检查excellent中失败的case,更改后使其通过</text:p>
            <text:p text:style-name="P353">5.编写retriever测试case(doing)</text:p>
            <text:p text:style-name="P353"/>
          </table:table-cell>
        </table:table-row>
        <table:table-row table:style-name="Table1.144">
          <table:table-cell table:style-name="Table1.A2" office:value-type="string">
            <text:p text:style-name="P142">1.23:2</text:p>
          </table:table-cell>
          <table:table-cell table:style-name="Table1.B2" office:value-type="string">
            <text:p text:style-name="P353">完成以下接口的测试<text:line-break/>Retriever<text:line-break/>retrieve_kg_tree<text:line-break/><text:soft-page-break/>request_tagged_entity<text:line-break/>request_entity_by_filters<text:line-break/>request_entity_by_relation<text:line-break/>request_attribute<text:line-break/>request_current_entity<text:line-break/>get_one_path</text:p>
          </table:table-cell>
        </table:table-row>
        <table:table-row table:style-name="Table1.144">
          <table:table-cell table:style-name="Table1.A2" office:value-type="string">
            <text:p text:style-name="P142">1.24:3</text:p>
          </table:table-cell>
          <table:table-cell table:style-name="Table1.B2" office:value-type="string">
            <text:p text:style-name="P354">缺陷:以别名查询实体时会有大小写的区别.制作数据库时,未将数据别名进行统一处理,如统一为小写.而KGQA查询query时会转换为小写.如DBN</text:p>
          </table:table-cell>
        </table:table-row>
        <table:table-row table:style-name="Table1.144">
          <table:table-cell table:style-name="Table1.A2" office:value-type="string">
            <text:p text:style-name="P143">1.25:4</text:p>
          </table:table-cell>
          <table:table-cell table:style-name="Table1.B2" office:value-type="string">
            <text:p text:style-name="P354">完成<text:span text:style-name="T135">parser_fst及parser_trie的测试</text:span>,并使其他<text:span text:style-name="T134">test case通过</text:span></text:p>
          </table:table-cell>
        </table:table-row>
        <table:table-row table:style-name="Table1.144">
          <table:table-cell table:style-name="Table1.A2" office:value-type="string">
            <text:p text:style-name="P144">1.26:5</text:p>
          </table:table-cell>
          <table:table-cell table:style-name="Table1.B2" office:value-type="string">
            <text:p text:style-name="P355">添加preprocess_fst的测试用例,修改stop_pattern.txt,解决某些情况下替换错误的问题.</text:p>
          </table:table-cell>
        </table:table-row>
        <table:table-row table:style-name="Table1.144">
          <table:table-cell table:style-name="Table1.A2" office:value-type="string">
            <text:p text:style-name="P145">1.29:1</text:p>
          </table:table-cell>
          <table:table-cell table:style-name="Table1.B2" office:value-type="string">
            <text:p text:style-name="P356">学习 fst</text:p>
          </table:table-cell>
        </table:table-row>
        <table:table-row table:style-name="Table1.144">
          <table:table-cell table:style-name="Table1.A2" office:value-type="string">
            <text:p text:style-name="P145">1.30:2</text:p>
          </table:table-cell>
          <table:table-cell table:style-name="Table1.B2" office:value-type="string">
            <text:p text:style-name="P356">expr的映射表移至配置文件,</text:p>
            <text:p text:style-name="P357">将patent属性改为has_patent, strip_rdf中添加属性名是否与sheet_name重合的检查</text:p>
            <text:p text:style-name="P358">添加dui的别名,修复别名处理的bug</text:p>
          </table:table-cell>
        </table:table-row>
        <table:table-row table:style-name="Table1.144">
          <table:table-cell table:style-name="Table1.A2" office:value-type="string">
            <text:p text:style-name="P145">1.31:3</text:p>
          </table:table-cell>
          <table:table-cell table:style-name="Table1.B2" office:value-type="string">
            <text:p text:style-name="P359">精简speech表格,更改别名分隔符为<text:span text:style-name="T138">|</text:span>,删除<text:span text:style-name="T136">rule-raw中不用的规则,重新生成fst资源</text:span></text:p>
          </table:table-cell>
        </table:table-row>
        <table:table-row table:style-name="Table1.144">
          <table:table-cell table:style-name="Table1.A2" office:value-type="string">
            <text:p text:style-name="P146">2.2:5</text:p>
          </table:table-cell>
          <table:table-cell table:style-name="Table1.B2" office:value-type="string">
            <text:p text:style-name="P359">添加r<text:span text:style-name="T137">ule,思必驰是做什么的</text:span></text:p>
          </table:table-cell>
        </table:table-row>
        <table:table-row table:style-name="Table1.144">
          <table:table-cell table:style-name="Table1.A2" office:value-type="string">
            <text:p text:style-name="P147">2.5:1</text:p>
          </table:table-cell>
          <table:table-cell table:style-name="Table1.B2" office:value-type="string">
            <text:p text:style-name="P359">修改日期格式为<text:span text:style-name="T138">1991-01-01</text:span></text:p>
            <text:p text:style-name="P359">添加多个合作产品信息</text:p>
          </table:table-cell>
        </table:table-row>
        <table:table-row table:style-name="Table1.144">
          <table:table-cell table:style-name="Table1.A2" office:value-type="string">
            <text:p text:style-name="P148">2.6:2</text:p>
          </table:table-cell>
          <table:table-cell table:style-name="Table1.B2" office:value-type="string">
            <text:p text:style-name="P360">你们公司的最新新闻有哪些</text:p>
            <text:p text:style-name="P360">谷歌创始人的年龄</text:p>
            <text:p text:style-name="P361">思必驰是哪一年创立的</text:p>
            <text:p text:style-name="P377"><text:span text:style-name="T140">你 们</text:span><text:span text:style-name="T139">,</text:span><text:span text:style-name="T140">的</text:span><text:span text:style-name="T139">....?ceo</text:span><text:span text:style-name="T140">是谁呢</text:span></text:p>
            <text:p text:style-name="P361"/>
          </table:table-cell>
        </table:table-row>
        <table:table-row table:style-name="Table1.144">
          <table:table-cell table:style-name="Table1.A2" office:value-type="string">
            <text:p text:style-name="P149">2.7:3</text:p>
          </table:table-cell>
          <table:table-cell table:style-name="Table1.B2" office:value-type="string">
            <text:p text:style-name="P362">根据多实体版本,重写test_case</text:p>
            <text:p text:style-name="P363">更新了几个落后的merge 分支</text:p>
          </table:table-cell>
        </table:table-row>
        <table:table-row table:style-name="Table1.144">
          <table:table-cell table:style-name="Table1.A2" office:value-type="string">
            <text:p text:style-name="P150">2.27:2</text:p>
          </table:table-cell>
          <table:table-cell table:style-name="Table1.B2" office:value-type="string">
            <text:p text:style-name="P364">生成300条query给涛涛</text:p>
            <text:p text:style-name="P364"/>
          </table:table-cell>
        </table:table-row>
        <table:table-row table:style-name="Table1.144">
          <table:table-cell table:style-name="Table1.A2" office:value-type="string">
            <text:p text:style-name="P151">3.2:5</text:p>
          </table:table-cell>
          <table:table-cell table:style-name="Table1.B2" office:value-type="string">
            <text:p text:style-name="P364">删掉云知声信息,车联网事业部总经理规则有问题</text:p>
          </table:table-cell>
        </table:table-row>
        <table:table-row table:style-name="Table1.144">
          <table:table-cell table:style-name="Table1.A2" office:value-type="string">
            <text:p text:style-name="P152">3.5:1</text:p>
          </table:table-cell>
          <table:table-cell table:style-name="Table1.B2" office:value-type="string">
            <text:p text:style-name="P364">对接前端,资源服务器开发</text:p>
            <text:p text:style-name="P364">确定返回数据结构</text:p>
          </table:table-cell>
        </table:table-row>
        <table:table-row table:style-name="Table1.144">
          <table:table-cell table:style-name="Table1.A2" office:value-type="string">
            <text:p text:style-name="P153">3.12:1</text:p>
          </table:table-cell>
          <table:table-cell table:style-name="Table1.B2" office:value-type="string">
            <text:p text:style-name="P365">实体列表名字里名字不全,无法解析dui信息</text:p>
          </table:table-cell>
        </table:table-row>
        <table:table-row table:style-name="Table1.144">
          <table:table-cell table:style-name="Table1.A2" office:value-type="string">
            <text:p text:style-name="P154">3.20:2</text:p>
          </table:table-cell>
          <table:table-cell table:style-name="Table1.B2" office:value-type="string">
            <text:p text:style-name="P365">j<text:span text:style-name="T141">ava资源服务器:生成rdf,动态生成fst词库资源.</text:span></text:p>
          </table:table-cell>
        </table:table-row>
        <table:table-row table:style-name="Table1.144">
          <table:table-cell table:style-name="Table1.A2" office:value-type="string">
            <text:p text:style-name="P379">3.27:2</text:p>
          </table:table-cell>
          <table:table-cell table:style-name="Table1.B2" office:value-type="string">
            <text:p text:style-name="P378">整出300条不同的kg测试数据,后期支持随机自动生成.</text:p>
            <text:p text:style-name="P378">kg卡片: 细分类别及类别底下的属性.4月底出一个类别及类别相关的rul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Courier New', monospace, 'Droid Sans Fallback'"/>
    <style:font-face style:name="FreeSans1" svg:font-family="FreeSans" style:font-family-generic="swiss"/>
    <style:font-face style:name="DengXian" svg:font-family="DengXian"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661in" style:writing-mode="lr-tb"/>
      <style:text-properties style:use-window-font-color="true" style:font-name="Liberation Serif" fo:font-size="12pt" fo:language="en" fo:country="US" style:letter-kerning="true" style:font-name-asian="Noto Sans CJK SC Regular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1"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08:18:43.480495806</meta:creation-date>
    <dc:date>2018-03-27T11:43:01.003851283</dc:date>
    <meta:editing-duration>P60DT4H46M57S</meta:editing-duration>
    <meta:editing-cycles>320</meta:editing-cycles>
    <meta:generator>LibreOffice/5.1.6.2$Linux_X86_64 LibreOffice_project/10m0$Build-2</meta:generator>
    <meta:document-statistic meta:table-count="4" meta:image-count="0" meta:object-count="0" meta:page-count="18" meta:paragraph-count="797" meta:word-count="9961" meta:character-count="19113" meta:non-whitespace-character-count="18400"/>
  </office:meta>
</office:document-meta>
</file>